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break-before="page"/>
    </style:style>
    <style:style style:name="P3" style:family="paragraph" style:parent-style-name="Standard">
      <style:paragraph-properties fo:text-align="justify" style:justify-single-word="false"/>
      <style:text-properties style:font-name="FreeSans" fo:font-size="14pt" fo:font-weight="normal" officeooo:rsid="003fb0e4" officeooo:paragraph-rsid="00023a52"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font-name="FreeSans" fo:font-size="80pt" officeooo:rsid="003fb0e4" officeooo:paragraph-rsid="00023a52" style:font-size-asian="80pt" style:font-size-complex="80pt"/>
    </style:style>
    <style:style style:name="P5" style:family="paragraph" style:parent-style-name="Standard">
      <style:paragraph-properties fo:text-align="center" style:justify-single-word="false"/>
      <style:text-properties style:font-name="FreeSans" fo:font-size="80pt" officeooo:rsid="00023a52" officeooo:paragraph-rsid="00023a52" style:font-size-asian="80pt" style:font-size-complex="80pt"/>
    </style:style>
    <style:style style:name="P6" style:family="paragraph" style:parent-style-name="Standard">
      <style:paragraph-properties fo:text-align="end" style:justify-single-word="false"/>
      <style:text-properties style:font-name="FreeSans" fo:font-size="20pt" officeooo:rsid="003fb0e4" officeooo:paragraph-rsid="00023a52" style:font-size-asian="17.5pt" style:font-size-complex="20pt"/>
    </style:style>
    <style:style style:name="P7" style:family="paragraph" style:parent-style-name="Standard">
      <style:paragraph-properties fo:text-align="center" style:justify-single-word="false"/>
      <style:text-properties style:font-name="FreeSans" fo:font-size="20pt" officeooo:rsid="003fb0e4" officeooo:paragraph-rsid="00023a52" style:font-size-asian="17.5pt" style:font-size-complex="20pt"/>
    </style:style>
    <style:style style:name="P8" style:family="paragraph" style:parent-style-name="Standard">
      <style:paragraph-properties fo:text-align="center" style:justify-single-word="false"/>
      <style:text-properties style:font-name="FreeSans" fo:font-size="44pt" officeooo:rsid="003fb0e4" officeooo:paragraph-rsid="00023a52" style:font-size-asian="38.5pt" style:font-size-complex="44pt"/>
    </style:style>
    <style:style style:name="P9" style:family="paragraph" style:parent-style-name="Standard">
      <style:paragraph-properties fo:text-align="justify" style:justify-single-word="false"/>
      <style:text-properties style:font-name="FreeSans" fo:font-size="18pt" officeooo:rsid="012e6f29" officeooo:paragraph-rsid="00023a52" style:font-size-asian="18pt" style:font-size-complex="18pt"/>
    </style:style>
    <style:style style:name="P10" style:family="paragraph" style:parent-style-name="Standard">
      <style:paragraph-properties fo:text-align="justify" style:justify-single-word="false"/>
      <style:text-properties style:font-name="FreeSans" fo:font-size="24pt" officeooo:rsid="003fb0e4" officeooo:paragraph-rsid="00023a52" style:font-size-asian="24pt" style:font-size-complex="24pt"/>
    </style:style>
    <style:style style:name="P11" style:family="paragraph" style:parent-style-name="Preformatted_20_Text">
      <style:text-properties fo:font-size="7pt" style:font-size-asian="7pt" style:font-size-complex="7pt"/>
    </style:style>
    <style:style style:name="P12" style:family="paragraph" style:parent-style-name="Standard">
      <style:paragraph-properties fo:text-align="justify" style:justify-single-word="false"/>
      <style:text-properties fo:font-weight="bold" style:font-weight-asian="bold" style:font-weight-complex="bold"/>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6.4965in"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T1" style:family="text">
      <style:text-properties officeooo:rsid="002e38c4"/>
    </style:style>
    <style:style style:name="T2" style:family="text">
      <style:text-properties officeooo:rsid="0131f9f1"/>
    </style:style>
    <style:style style:name="T3" style:family="text">
      <style:text-properties style:text-position="super 58%"/>
    </style:style>
    <style:style style:name="T4" style:family="text">
      <style:text-properties style:text-position="super 58%" officeooo:rsid="00141622"/>
    </style:style>
    <style:style style:name="T5" style:family="text">
      <style:text-properties officeooo:rsid="00023a52"/>
    </style:style>
    <style:style style:name="T6" style:family="text">
      <style:text-properties fo:font-weight="bold" style:font-weight-asian="bold" style:font-weight-complex="bold"/>
    </style:style>
    <style:style style:name="T7" style:family="text">
      <style:text-properties fo:font-weight="bold" officeooo:rsid="000b578d" style:font-weight-asian="bold" style:font-weight-complex="bold"/>
    </style:style>
    <style:style style:name="T8" style:family="text">
      <style:text-properties officeooo:rsid="00141622"/>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GRUB2</text:p>
      <text:p text:style-name="P4"/>
      <text:p text:style-name="P6"/>
      <text:p text:style-name="P7"/>
      <text:p text:style-name="P7"/>
      <text:p text:style-name="P7"/>
      <text:p text:style-name="P7"/>
      <text:p text:style-name="P8">by ChatGPT</text:p>
      <text:p text:style-name="P8"/>
      <text:p text:style-name="P8"/>
      <text:p text:style-name="P9"/>
      <text:p text:style-name="P9"/>
      <text:p text:style-name="P9"/>
      <text:p text:style-name="P9">v.0.<text:span text:style-name="T5">1</text:span>.0. <text:s/><text:span text:style-name="T5">Draft</text:span><text:span text:style-name="T2"> </text:span><text:s/><text:span text:style-name="T8">2</text:span><text:span text:style-name="T4">nd</text:span> <text:span text:style-name="T5">June</text:span> 2023 </text:p>
      <text:p text:style-name="P10"/>
      <text:p text:style-name="P10"/>
      <text:p text:style-name="P10"/>
      <text:p text:style-name="P10"/>
      <text:p text:style-name="P3"/>
      <text:p text:style-name="P3"/>
      <text:p text:style-name="P3"><text:span text:style-name="T1">Technical details of </text:span><text:span text:style-name="T5">GRUB2 </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Table of Contents</text:p>
          </text:index-title>
          <text:p text:style-name="P13"><text:a xlink:type="simple" xlink:href="#__RefHeading___Toc3939_3557367129" text:style-name="Index_20_Link" text:visited-style-name="Index_20_Link">1. Introduction to GRUB2<text:tab/>4</text:a></text:p>
          <text:p text:style-name="P14"><text:a xlink:type="simple" xlink:href="#__RefHeading___Toc3941_3557367129" text:style-name="Index_20_Link" text:visited-style-name="Index_20_Link">1.1. What is GRUB2?<text:tab/>4</text:a></text:p>
          <text:p text:style-name="P14"><text:a xlink:type="simple" xlink:href="#__RefHeading___Toc3943_3557367129" text:style-name="Index_20_Link" text:visited-style-name="Index_20_Link">1.2. History and Evolution of GRUB2<text:tab/>5</text:a></text:p>
          <text:p text:style-name="P14"><text:a xlink:type="simple" xlink:href="#__RefHeading___Toc3945_3557367129" text:style-name="Index_20_Link" text:visited-style-name="Index_20_Link">1.3. GRUB2 vs. GRUB Legacy<text:tab/>6</text:a></text:p>
          <text:p text:style-name="P13"><text:a xlink:type="simple" xlink:href="#__RefHeading___Toc3947_3557367129" text:style-name="Index_20_Link" text:visited-style-name="Index_20_Link">2. Installing and Configuring GRUB2<text:tab/>7</text:a></text:p>
          <text:p text:style-name="P14"><text:a xlink:type="simple" xlink:href="#__RefHeading___Toc3949_3557367129" text:style-name="Index_20_Link" text:visited-style-name="Index_20_Link">2.1. System Requirements<text:tab/>7</text:a></text:p>
          <text:p text:style-name="P14"><text:a xlink:type="simple" xlink:href="#__RefHeading___Toc3951_3557367129" text:style-name="Index_20_Link" text:visited-style-name="Index_20_Link">2.2. Installing GRUB2<text:tab/>8</text:a></text:p>
          <text:p text:style-name="P14"><text:a xlink:type="simple" xlink:href="#__RefHeading___Toc3953_3557367129" text:style-name="Index_20_Link" text:visited-style-name="Index_20_Link">2.3. GRUB2 Configuration Files<text:tab/>9</text:a></text:p>
          <text:p text:style-name="P14"><text:a xlink:type="simple" xlink:href="#__RefHeading___Toc3955_3557367129" text:style-name="Index_20_Link" text:visited-style-name="Index_20_Link">2.4. GRUB2 Modules<text:tab/>10</text:a></text:p>
          <text:p text:style-name="P14"><text:a xlink:type="simple" xlink:href="#__RefHeading___Toc3957_3557367129" text:style-name="Index_20_Link" text:visited-style-name="Index_20_Link">2.5. Customizing the GRUB2 Configuration<text:tab/>11</text:a></text:p>
          <text:p text:style-name="P14"><text:a xlink:type="simple" xlink:href="#__RefHeading___Toc3959_3557367129" text:style-name="Index_20_Link" text:visited-style-name="Index_20_Link">2.6. Troubleshooting Installation and Configuration Issues<text:tab/>12</text:a></text:p>
          <text:p text:style-name="P13"><text:a xlink:type="simple" xlink:href="#__RefHeading___Toc3961_3557367129" text:style-name="Index_20_Link" text:visited-style-name="Index_20_Link">3. GRUB2 Configuration<text:tab/>13</text:a></text:p>
          <text:p text:style-name="P14"><text:a xlink:type="simple" xlink:href="#__RefHeading___Toc3963_3557367129" text:style-name="Index_20_Link" text:visited-style-name="Index_20_Link">3.1. Understanding GRUB2 Configuration Files<text:tab/>13</text:a></text:p>
          <text:p text:style-name="P14"><text:a xlink:type="simple" xlink:href="#__RefHeading___Toc4110_4036584610" text:style-name="Index_20_Link" text:visited-style-name="Index_20_Link">3.2. Customizing the GRUB2 Menu<text:tab/>14</text:a></text:p>
          <text:p text:style-name="P14"><text:a xlink:type="simple" xlink:href="#__RefHeading___Toc4112_4036584610" text:style-name="Index_20_Link" text:visited-style-name="Index_20_Link">3.3. Working with GRUB2 Modules<text:tab/>15</text:a></text:p>
          <text:p text:style-name="P14"><text:a xlink:type="simple" xlink:href="#__RefHeading___Toc4114_4036584610" text:style-name="Index_20_Link" text:visited-style-name="Index_20_Link">3.4. Advanced Configuration Options<text:tab/>16</text:a></text:p>
          <text:p text:style-name="P13"><text:a xlink:type="simple" xlink:href="#__RefHeading___Toc4116_4036584610" text:style-name="Index_20_Link" text:visited-style-name="Index_20_Link">4. GRUB2 Boot Process<text:tab/>17</text:a></text:p>
          <text:p text:style-name="P14"><text:a xlink:type="simple" xlink:href="#__RefHeading___Toc4118_4036584610" text:style-name="Index_20_Link" text:visited-style-name="Index_20_Link">4.1. BIOS Boot Process with GRUB2<text:tab/>17</text:a></text:p>
          <text:p text:style-name="P14"><text:a xlink:type="simple" xlink:href="#__RefHeading___Toc4120_4036584610" text:style-name="Index_20_Link" text:visited-style-name="Index_20_Link">4.2. UEFI Boot Process with GRUB2<text:tab/>18</text:a></text:p>
          <text:p text:style-name="P14"><text:a xlink:type="simple" xlink:href="#__RefHeading___Toc4122_4036584610" text:style-name="Index_20_Link" text:visited-style-name="Index_20_Link">4.3. Booting Linux Kernel with GRUB2<text:tab/>19</text:a></text:p>
          <text:p text:style-name="P14"><text:a xlink:type="simple" xlink:href="#__RefHeading___Toc4124_4036584610" text:style-name="Index_20_Link" text:visited-style-name="Index_20_Link">4.4. Multiboot and Chainloading<text:tab/>20</text:a></text:p>
          <text:p text:style-name="P14"><text:a xlink:type="simple" xlink:href="#__RefHeading___Toc4126_4036584610" text:style-name="Index_20_Link" text:visited-style-name="Index_20_Link">4.5. Booting Other Operating Systems with GRUB2<text:tab/>21</text:a></text:p>
          <text:p text:style-name="P13"><text:a xlink:type="simple" xlink:href="#__RefHeading___Toc4128_4036584610" text:style-name="Index_20_Link" text:visited-style-name="Index_20_Link">5. Advanced GRUB2 Topics<text:tab/>22</text:a></text:p>
          <text:p text:style-name="P14"><text:a xlink:type="simple" xlink:href="#__RefHeading___Toc4130_4036584610" text:style-name="Index_20_Link" text:visited-style-name="Index_20_Link">5.1. GRUB2 Environment Variables<text:tab/>22</text:a></text:p>
          <text:p text:style-name="P14"><text:a xlink:type="simple" xlink:href="#__RefHeading___Toc4132_4036584610" text:style-name="Index_20_Link" text:visited-style-name="Index_20_Link">5.2. Password Protection and Secure Boot<text:tab/>23</text:a></text:p>
          <text:p text:style-name="P14"><text:a xlink:type="simple" xlink:href="#__RefHeading___Toc4134_4036584610" text:style-name="Index_20_Link" text:visited-style-name="Index_20_Link">5.3. Custom Themes and Graphics<text:tab/>25</text:a></text:p>
          <text:p text:style-name="P14"><text:a xlink:type="simple" xlink:href="#__RefHeading___Toc4136_4036584610" text:style-name="Index_20_Link" text:visited-style-name="Index_20_Link">5.4. Network Booting with GRUB2<text:tab/>26</text:a></text:p>
          <text:p text:style-name="P14"><text:a xlink:type="simple" xlink:href="#__RefHeading___Toc4138_4036584610" text:style-name="Index_20_Link" text:visited-style-name="Index_20_Link">5.5. Managing Disk Drives and Partitions<text:tab/>27</text:a></text:p>
          <text:p text:style-name="P14"><text:a xlink:type="simple" xlink:href="#__RefHeading___Toc4140_4036584610" text:style-name="Index_20_Link" text:visited-style-name="Index_20_Link">5.6. Using GRUB2 with LVM and RAID<text:tab/>29</text:a></text:p>
          <text:p text:style-name="P14"><text:a xlink:type="simple" xlink:href="#__RefHeading___Toc4142_4036584610" text:style-name="Index_20_Link" text:visited-style-name="Index_20_Link">5.7. Secure Boot and GRUB2<text:tab/>30</text:a></text:p>
          <text:p text:style-name="P13"><text:a xlink:type="simple" xlink:href="#__RefHeading___Toc4144_4036584610" text:style-name="Index_20_Link" text:visited-style-name="Index_20_Link">6. Managing GRUB2<text:tab/>32</text:a></text:p>
          <text:p text:style-name="P14"><text:a xlink:type="simple" xlink:href="#__RefHeading___Toc4146_4036584610" text:style-name="Index_20_Link" text:visited-style-name="Index_20_Link">6.1. GRUB2 Command Line Interface<text:tab/>32</text:a></text:p>
          <text:p text:style-name="P14"><text:a xlink:type="simple" xlink:href="#__RefHeading___Toc4148_4036584610" text:style-name="Index_20_Link" text:visited-style-name="Index_20_Link">6.2. Editing Boot Entries<text:tab/>33</text:a></text:p>
          <text:p text:style-name="P14"><text:a xlink:type="simple" xlink:href="#__RefHeading___Toc4150_4036584610" text:style-name="Index_20_Link" text:visited-style-name="Index_20_Link">6.3. Adding and Removing Boot Entries<text:tab/>34</text:a></text:p>
          <text:p text:style-name="P14"><text:a xlink:type="simple" xlink:href="#__RefHeading___Toc4152_4036584610" text:style-name="Index_20_Link" text:visited-style-name="Index_20_Link">6.4. Updating GRUB2<text:tab/>36</text:a></text:p>
          <text:p text:style-name="P14"><text:a xlink:type="simple" xlink:href="#__RefHeading___Toc4154_4036584610" text:style-name="Index_20_Link" text:visited-style-name="Index_20_Link">6.5. Managing GRUB2 with Bootloaders on Multiple Drives<text:tab/>37</text:a></text:p>
          <text:p text:style-name="P14"><text:a xlink:type="simple" xlink:href="#__RefHeading___Toc4156_4036584610" text:style-name="Index_20_Link" text:visited-style-name="Index_20_Link">6.6. Backing up and Restoring GRUB2<text:tab/>38</text:a></text:p>
          <text:p text:style-name="P13"><text:a xlink:type="simple" xlink:href="#__RefHeading___Toc4158_4036584610" text:style-name="Index_20_Link" text:visited-style-name="Index_20_Link">7. GRUB2 Scripting and Automation<text:tab/>40</text:a></text:p>
          <text:p text:style-name="P14"><text:a xlink:type="simple" xlink:href="#__RefHeading___Toc4160_4036584610" text:style-name="Index_20_Link" text:visited-style-name="Index_20_Link">7.1. Understanding GRUB2 Scripting<text:tab/>40</text:a></text:p>
          <text:p text:style-name="P14"><text:a xlink:type="simple" xlink:href="#__RefHeading___Toc4162_4036584610" text:style-name="Index_20_Link" text:visited-style-name="Index_20_Link">7.2. Creating Custom Boot Menus<text:tab/>42</text:a></text:p>
          <text:p text:style-name="P14"><text:a xlink:type="simple" xlink:href="#__RefHeading___Toc4164_4036584610" text:style-name="Index_20_Link" text:visited-style-name="Index_20_Link">7.4. Examples<text:tab/>45</text:a></text:p>
          <text:p text:style-name="P14"><text:a xlink:type="simple" xlink:href="#__RefHeading___Toc4166_4036584610" text:style-name="Index_20_Link" text:visited-style-name="Index_20_Link">7.5. Best Practices<text:tab/>46</text:a></text:p>
          <text:p text:style-name="P13"><text:a xlink:type="simple" xlink:href="#__RefHeading___Toc4168_4036584610" text:style-name="Index_20_Link" text:visited-style-name="Index_20_Link">8. Advanced Troubleshooting<text:tab/>48</text:a></text:p>
          <text:p text:style-name="P14"><text:a xlink:type="simple" xlink:href="#__RefHeading___Toc4170_4036584610" text:style-name="Index_20_Link" text:visited-style-name="Index_20_Link">8.1. Debugging GRUB2 Boot Failures<text:tab/>48</text:a></text:p>
          <text:p text:style-name="P14"><text:a xlink:type="simple" xlink:href="#__RefHeading___Toc4172_4036584610" text:style-name="Index_20_Link" text:visited-style-name="Index_20_Link">8.2. Recovering from GRUB2 Errors<text:tab/>50</text:a></text:p>
          <text:p text:style-name="P14"><text:a xlink:type="simple" xlink:href="#__RefHeading___Toc4174_4036584610" text:style-name="Index_20_Link" text:visited-style-name="Index_20_Link">8.3. Rescuing Systems with GRUB2<text:tab/>52</text:a></text:p>
          <text:p text:style-name="P14"><text:a xlink:type="simple" xlink:href="#__RefHeading___Toc4176_4036584610" text:style-name="Index_20_Link" text:visited-style-name="Index_20_Link">8.4. Reinstalling GRUB2<text:tab/>53</text:a></text:p>
          <text:p text:style-name="P13"><text:a xlink:type="simple" xlink:href="#__RefHeading___Toc4178_4036584610" text:style-name="Index_20_Link" text:visited-style-name="Index_20_Link">9. Advanced Topics<text:tab/>55</text:a></text:p>
          <text:p text:style-name="P14"><text:a xlink:type="simple" xlink:href="#__RefHeading___Toc4180_4036584610" text:style-name="Index_20_Link" text:visited-style-name="Index_20_Link">9.1. Secure Boot and Third-Party Modules<text:tab/>55</text:a></text:p>
          <text:p text:style-name="P14"><text:a xlink:type="simple" xlink:href="#__RefHeading___Toc4382_4073746394" text:style-name="Index_20_Link" text:visited-style-name="Index_20_Link">9.2. Working with Btrfs and Other Advanced File Systems<text:tab/>56</text:a></text:p>
          <text:p text:style-name="P14"><text:soft-page-break/><text:a xlink:type="simple" xlink:href="#__RefHeading___Toc4384_4073746394" text:style-name="Index_20_Link" text:visited-style-name="Index_20_Link">9.3. Automated Deployment and Configuration with GRUB2<text:tab/>57</text:a></text:p>
          <text:p text:style-name="P13"><text:a xlink:type="simple" xlink:href="#__RefHeading___Toc4386_4073746394" text:style-name="Index_20_Link" text:visited-style-name="Index_20_Link">10. GRUB2 Tips and Tricks<text:tab/>58</text:a></text:p>
          <text:p text:style-name="P14"><text:a xlink:type="simple" xlink:href="#__RefHeading___Toc4388_4073746394" text:style-name="Index_20_Link" text:visited-style-name="Index_20_Link">10.1. Optimizing Boot Time<text:tab/>58</text:a></text:p>
          <text:p text:style-name="P14"><text:a xlink:type="simple" xlink:href="#__RefHeading___Toc4390_4073746394" text:style-name="Index_20_Link" text:visited-style-name="Index_20_Link">10.2. Working with Custom Themes<text:tab/>60</text:a></text:p>
          <text:p text:style-name="P14"><text:a xlink:type="simple" xlink:href="#__RefHeading___Toc4392_4073746394" text:style-name="Index_20_Link" text:visited-style-name="Index_20_Link">10.3. Securely Managing GRUB2 Configuration<text:tab/>61</text:a></text:p>
          <text:p text:style-name="P14"><text:a xlink:type="simple" xlink:href="#__RefHeading___Toc4394_4073746394" text:style-name="Index_20_Link" text:visited-style-name="Index_20_Link">10.4. Useful Utilities and Tools<text:tab/>62</text:a></text:p>
          <text:p text:style-name="P13"><text:a xlink:type="simple" xlink:href="#__RefHeading___Toc4396_4073746394" text:style-name="Index_20_Link" text:visited-style-name="Index_20_Link">11. GRUB2 in Virtualization and Cloud Environments<text:tab/>63</text:a></text:p>
          <text:p text:style-name="P14"><text:a xlink:type="simple" xlink:href="#__RefHeading___Toc4398_4073746394" text:style-name="Index_20_Link" text:visited-style-name="Index_20_Link">11.1. Booting Virtual Machines with GRUB2<text:tab/>63</text:a></text:p>
          <text:p text:style-name="P14"><text:a xlink:type="simple" xlink:href="#__RefHeading___Toc4400_4073746394" text:style-name="Index_20_Link" text:visited-style-name="Index_20_Link">11.2. GRUB2 and Cloud Platforms<text:tab/>64</text:a></text:p>
          <text:p text:style-name="P14"><text:a xlink:type="simple" xlink:href="#__RefHeading___Toc4402_4073746394" text:style-name="Index_20_Link" text:visited-style-name="Index_20_Link">11.3. Integrating GRUB2 with Container Technologies<text:tab/>65</text:a></text:p>
          <text:p text:style-name="P14"><text:a xlink:type="simple" xlink:href="#__RefHeading___Toc4404_4073746394" text:style-name="Index_20_Link" text:visited-style-name="Index_20_Link">11.3. Integrating GRUB2 with Virtualization Tools<text:tab/>66</text:a></text:p>
          <text:p text:style-name="P13"><text:a xlink:type="simple" xlink:href="#__RefHeading___Toc4406_4073746394" text:style-name="Index_20_Link" text:visited-style-name="Index_20_Link">12. Extending GRUB2 Functionality<text:tab/>67</text:a></text:p>
          <text:p text:style-name="P14"><text:a xlink:type="simple" xlink:href="#__RefHeading___Toc4408_4073746394" text:style-name="Index_20_Link" text:visited-style-name="Index_20_Link">12.1. GRUB2 Modules and Features<text:tab/>67</text:a></text:p>
          <text:p text:style-name="P14"><text:a xlink:type="simple" xlink:href="#__RefHeading___Toc4410_4073746394" text:style-name="Index_20_Link" text:visited-style-name="Index_20_Link">12.2. Creating Custom GRUB2 Modules<text:tab/>68</text:a></text:p>
          <text:p text:style-name="P14"><text:a xlink:type="simple" xlink:href="#__RefHeading___Toc4412_4073746394" text:style-name="Index_20_Link" text:visited-style-name="Index_20_Link">12.3. Integrating Additional Tools and Utilities<text:tab/>69</text:a></text:p>
          <text:p text:style-name="P14"><text:a xlink:type="simple" xlink:href="#__RefHeading___Toc4414_4073746394" text:style-name="Index_20_Link" text:visited-style-name="Index_20_Link">12.4. Implementing Advanced Bootloader Features<text:tab/>70</text:a></text:p>
          <text:p text:style-name="P13"><text:a xlink:type="simple" xlink:href="#__RefHeading___Toc4416_4073746394" text:style-name="Index_20_Link" text:visited-style-name="Index_20_Link">13. Security Considerations<text:tab/>71</text:a></text:p>
          <text:p text:style-name="P14"><text:a xlink:type="simple" xlink:href="#__RefHeading___Toc4418_4073746394" text:style-name="Index_20_Link" text:visited-style-name="Index_20_Link">13.1. Securing the GRUB2 Environment<text:tab/>71</text:a></text:p>
          <text:p text:style-name="P14"><text:a xlink:type="simple" xlink:href="#__RefHeading___Toc8724_1276195721" text:style-name="Index_20_Link" text:visited-style-name="Index_20_Link">13.2. Protecting Against Bootkit Attacks<text:tab/>73</text:a></text:p>
          <text:p text:style-name="P14"><text:a xlink:type="simple" xlink:href="#__RefHeading___Toc8726_1276195721" text:style-name="Index_20_Link" text:visited-style-name="Index_20_Link">13.3. Securely Managing GRUB2 Passwords<text:tab/>74</text:a></text:p>
          <text:p text:style-name="P14"><text:a xlink:type="simple" xlink:href="#__RefHeading___Toc8728_1276195721" text:style-name="Index_20_Link" text:visited-style-name="Index_20_Link">13.4. Best Practices for GRUB2 Security<text:tab/>75</text:a></text:p>
          <text:p text:style-name="P13"><text:a xlink:type="simple" xlink:href="#__RefHeading___Toc8730_1276195721" text:style-name="Index_20_Link" text:visited-style-name="Index_20_Link">14. Conclusion<text:tab/>76</text:a></text:p>
          <text:p text:style-name="P14"><text:a xlink:type="simple" xlink:href="#__RefHeading___Toc8732_1276195721" text:style-name="Index_20_Link" text:visited-style-name="Index_20_Link">14.1. GRUB2 Alternatives and Considerations<text:tab/>76</text:a></text:p>
          <text:p text:style-name="P14"><text:a xlink:type="simple" xlink:href="#__RefHeading___Toc8734_1276195721" text:style-name="Index_20_Link" text:visited-style-name="Index_20_Link">14.2. GRUB2 Community and Documentation<text:tab/>77</text:a></text:p>
          <text:p text:style-name="P14"><text:a xlink:type="simple" xlink:href="#__RefHeading___Toc8736_1276195721" text:style-name="Index_20_Link" text:visited-style-name="Index_20_Link">14.3. Additional Resources and References<text:tab/>78</text:a></text:p>
          <text:p text:style-name="P14"><text:a xlink:type="simple" xlink:href="#__RefHeading___Toc8738_1276195721" text:style-name="Index_20_Link" text:visited-style-name="Index_20_Link">14.4. Conclusion and Final Thoughts<text:tab/>79</text:a></text:p>
        </text:index-body>
      </text:table-of-content>
      <text:p text:style-name="P1"/>
      <text:h text:style-name="P16" text:outline-level="1"><text:bookmark-start text:name="__RefHeading___Toc3939_3557367129"/>1. Introduction to GRUB2<text:bookmark-end text:name="__RefHeading___Toc3939_3557367129"/></text:h>
      <text:h text:style-name="Heading_20_2" text:outline-level="2"><text:bookmark-start text:name="__RefHeading___Toc3941_3557367129"/>1.1. What is GRUB2?<text:bookmark-end text:name="__RefHeading___Toc3941_3557367129"/></text:h>
      <text:p text:style-name="P1"/>
      <text:p text:style-name="P1">GRUB2, short for GRand Unified Bootloader version 2, is a widely used and highly configurable bootloader for computers. It is responsible for loading the operating system kernel and other essential components during the boot process.</text:p>
      <text:p text:style-name="P1"/>
      <text:p text:style-name="P1">GRUB2 is the successor to the original GRUB (now referred to as GRUB Legacy). It was developed to address limitations and provide additional features compared to its predecessor. GRUB2 is commonly used in Linux distributions as the default bootloader, although it can also be used with other operating systems.</text:p>
      <text:p text:style-name="P1"/>
      <text:p text:style-name="P1">Key features and capabilities of GRUB2 include:</text:p>
      <text:p text:style-name="P1"/>
      <text:p text:style-name="P1"><text:span text:style-name="T6">1. Multiboot Support:</text:span> GRUB2 allows booting multiple operating systems installed on a computer, enabling users to choose which one to start at boot time.</text:p>
      <text:p text:style-name="P1"/>
      <text:p text:style-name="P1"><text:span text:style-name="T6">2. Graphical User Interface (GUI):</text:span> GRUB2 supports customizable graphical menus, providing a user-friendly interface for selecting boot options.</text:p>
      <text:p text:style-name="P1"/>
      <text:p text:style-name="P1"><text:span text:style-name="T6">3. Flexible Configuration:</text:span> GRUB2 utilizes configuration files (such as grub.cfg) that allow users to customize the boot menu, set default boot options, and configure various aspects of the bootloader's behavior.</text:p>
      <text:p text:style-name="P1"/>
      <text:p text:style-name="P1"><text:span text:style-name="T6">4. Advanced Boot Options:</text:span> GRUB2 supports various boot parameters and options, allowing users to modify kernel parameters, choose specific boot targets, and specify boot-time settings.</text:p>
      <text:p text:style-name="P1"/>
      <text:p text:style-name="P1"><text:span text:style-name="T6">5. Scripting and Automation:</text:span> GRUB2 provides a command line interface and supports scripting capabilities, enabling advanced users to automate tasks and create complex boot configurations.</text:p>
      <text:p text:style-name="P1"/>
      <text:p text:style-name="P1"><text:span text:style-name="T6">6. Filesystem Support:</text:span> GRUB2 can handle a wide range of filesystems, including popular ones like ext4, NTFS, FAT, and more. This allows it to boot from different storage devices and partitions.</text:p>
      <text:p text:style-name="P1"/>
      <text:p text:style-name="P1"><text:span text:style-name="T6">7. Modular Architecture:</text:span> GRUB2 employs a modular architecture, allowing additional functionality to be added through loadable modules. This flexibility enables the integration of new features and extends the capabilities of the bootloader.</text:p>
      <text:p text:style-name="P1"/>
      <text:p text:style-name="P1">GRUB2 offers a powerful and versatile bootloading solution, making it a crucial component in the boot process of many operating systems.</text:p>
      <text:p text:style-name="P1"/>
      <text:h text:style-name="P17" text:outline-level="2"><text:bookmark-start text:name="__RefHeading___Toc3943_3557367129"/>1.2. History and Evolution of GRUB2<text:bookmark-end text:name="__RefHeading___Toc3943_3557367129"/></text:h>
      <text:p text:style-name="P1"/>
      <text:p text:style-name="P1">The history and evolution of GRUB2 involve a series of developments and improvements over its predecessor, GRUB Legacy (or simply GRUB). Here's a brief overview:</text:p>
      <text:p text:style-name="P1"/>
      <text:p text:style-name="P1"><text:span text:style-name="T6">1. GRUB Legacy (GRUB 0.97):</text:span> The original GRUB, also known as GRUB Legacy, was developed by Erich Boleyn and others as a replacement for the LILO (Linux Loader) bootloader. GRUB Legacy provided advanced features such as a graphical menu, support for multiple operating systems, and the ability to load kernels from different filesystems.</text:p>
      <text:p text:style-name="P1"/>
      <text:p text:style-name="P1"><text:span text:style-name="T6">2. GRUB2 Development:</text:span> The development of GRUB2 started in 2005, led by Robert Millan, with the goal of addressing limitations in GRUB Legacy and introducing new features. The project aimed to rewrite GRUB from scratch, with improved modularity, flexibility, and support for modern systems.</text:p>
      <text:p text:style-name="P1"/>
      <text:p text:style-name="P1"><text:span text:style-name="T6">3. Redesign and Rewriting:</text:span> GRUB2 underwent a complete redesign and was rewritten in C instead of assembly language. This architectural change allowed for better maintainability, improved extensibility, and enhanced support for different platforms, filesystems, and boot environments.</text:p>
      <text:p text:style-name="P1"/>
      <text:p text:style-name="P1"><text:span text:style-name="T6">4. Enhanced Features:</text:span> GRUB2 introduced several new features, including a scriptable command-line interface, support for graphical themes, scripting capabilities, customizable menus, and a more modular and flexible configuration system.</text:p>
      <text:p text:style-name="P1"/>
      <text:p text:style-name="P1"><text:span text:style-name="T6">5. UEFI Support:</text:span> One significant advancement in GRUB2 was its support for the Unified Extensible Firmware Interface (UEFI). UEFI is a modern firmware interface that replaced the traditional BIOS on many computers. GRUB2's UEFI support enabled booting on systems with UEFI firmware, expanding its compatibility and usability.</text:p>
      <text:p text:style-name="P1"/>
      <text:p text:style-name="P1"><text:span text:style-name="T6">6. Secure Boot Integration:</text:span> GRUB2 also added support for Secure Boot, a feature implemented in UEFI firmware to enhance system security by verifying the authenticity of firmware and bootloader components. With Secure Boot integration, GRUB2 can be used in systems with Secure Boot enabled without compromising the boot process's security.</text:p>
      <text:p text:style-name="P1"/>
      <text:p text:style-name="P1"><text:span text:style-name="T6">7. Ongoing Development:</text:span> GRUB2 has seen continuous development and improvement by a dedicated community of developers. Regular updates and releases have introduced bug fixes, new features, and compatibility enhancements to keep up with evolving technologies and user requirements.</text:p>
      <text:p text:style-name="P1"/>
      <text:p text:style-name="P1">GRUB2 has become the default bootloader in many Linux distributions due to its advanced capabilities, extensive platform support, and customizable nature. Its evolution has resulted in a more flexible, powerful, and reliable bootloader for modern computing systems.</text:p>
      <text:p text:style-name="P1"/>
      <text:h text:style-name="P17" text:outline-level="2"><text:bookmark-start text:name="__RefHeading___Toc3945_3557367129"/>1.3. GRUB2 vs. GRUB Legacy<text:bookmark-end text:name="__RefHeading___Toc3945_3557367129"/></text:h>
      <text:p text:style-name="P1"/>
      <text:p text:style-name="P1">GRUB2 and GRUB Legacy (or simply GRUB) are two versions of the GRUB bootloader, each with its own characteristics and features. Here are some key differences between GRUB2 and GRUB Legacy:</text:p>
      <text:p text:style-name="P1"/>
      <text:p text:style-name="P1"><text:span text:style-name="T6">1. Codebase and Architecture:</text:span> GRUB2 was completely rewritten from scratch, while GRUB Legacy is based on the original GRUB code. GRUB2 was redesigned to be more modular, flexible, and extensible, using C as the primary programming language instead of assembly language.</text:p>
      <text:p text:style-name="P1"/>
      <text:p text:style-name="P1"><text:span text:style-name="T6">2. Platform Support:</text:span> GRUB2 has better support for modern systems and various hardware architectures, including UEFI-based systems, 64-bit platforms, and systems with Secure Boot enabled. GRUB Legacy, on the other hand, may have limitations when it comes to newer hardware and firmware interfaces.</text:p>
      <text:p text:style-name="P1"/>
      <text:p text:style-name="P1"><text:span text:style-name="T6">3. Configuration System:</text:span> GRUB2 introduced a more flexible and user-friendly configuration system. It uses configuration files like grub.cfg, which are easier to modify and customize. GRUB Legacy uses menu.lst (or grub.conf), which has a different syntax and may require more manual editing.</text:p>
      <text:p text:style-name="P1"/>
      <text:p text:style-name="P1"><text:span text:style-name="T6">4. Graphical User Interface (GUI):</text:span> GRUB2 provides native support for graphical menus and themes, allowing for a visually appealing and customizable boot experience. GRUB Legacy primarily relies on a text-based interface and does not have built-in support for graphical elements.</text:p>
      <text:p text:style-name="P1"/>
      <text:p text:style-name="P1"><text:span text:style-name="T6">5. Scripting Capabilities:</text:span> GRUB2 offers more powerful scripting capabilities and a command-line interface, allowing users to create complex boot configurations and automate tasks. GRUB Legacy has more limited scripting capabilities.</text:p>
      <text:p text:style-name="P1"/>
      <text:p text:style-name="P1"><text:span text:style-name="T6">6. Filesystem Support:</text:span> GRUB2 has broader filesystem support, including support for more modern filesystems like Btrfs and ZFS, which may not be fully supported by GRUB Legacy.</text:p>
      <text:p text:style-name="P1"/>
      <text:p text:style-name="P1"><text:span text:style-name="T6">7. UEFI and Secure Boot:</text:span> GRUB2 has native support for UEFI firmware and can boot systems with Secure Boot enabled, provided the necessary digital signatures are in place. GRUB Legacy lacks built-in UEFI and Secure Boot support.</text:p>
      <text:p text:style-name="P1"/>
      <text:p text:style-name="P1"><text:span text:style-name="T6">8. Development and Updates:</text:span> GRUB2 is actively maintained and receives regular updates and bug fixes from the development community. GRUB Legacy, although still usable, is considered a legacy version and is no longer actively developed.</text:p>
      <text:p text:style-name="P1"/>
      <text:p text:style-name="P1">It's important to note that GRUB2 is now the default bootloader in many Linux distributions due to its improved features, compatibility with modern systems, and ongoing development. However, GRUB Legacy may still be used in certain environments or specific legacy systems where its limitations are not a concern.</text:p>
      <text:p text:style-name="P1"/>
      <text:h text:style-name="P16" text:outline-level="1"><text:bookmark-start text:name="__RefHeading___Toc3947_3557367129"/>2. Installing and Configuring GRUB2<text:bookmark-end text:name="__RefHeading___Toc3947_3557367129"/></text:h>
      <text:h text:style-name="Heading_20_2" text:outline-level="2"><text:bookmark-start text:name="__RefHeading___Toc3949_3557367129"/>2.1. System Requirements<text:bookmark-end text:name="__RefHeading___Toc3949_3557367129"/></text:h>
      <text:p text:style-name="P1"/>
      <text:p text:style-name="P1">To install GRUB2, your system needs to meet certain requirements. Here are the general system requirements for installing and using GRUB2:</text:p>
      <text:p text:style-name="P1"/>
      <text:p text:style-name="P1"><text:span text:style-name="T6">1. Operating System:</text:span> GRUB2 can be installed on various operating systems, including Linux distributions, BSD systems, and some other Unix-like operating systems.</text:p>
      <text:p text:style-name="P1"/>
      <text:p text:style-name="P1"><text:span text:style-name="T6">2. Disk Partitioning:</text:span> GRUB2 requires a disk partition where it can be installed. This partition should be accessible by the system's firmware and typically needs to be formatted with a supported filesystem, such as ext2, ext3, ext4, or FAT.</text:p>
      <text:p text:style-name="P1"/>
      <text:p text:style-name="P1"><text:span text:style-name="T6">3. Firmware:</text:span> GRUB2 can work with different firmware interfaces, including both traditional BIOS and UEFI. The specific firmware on your system determines the installation method and configuration options for GRUB2.</text:p>
      <text:p text:style-name="P1"/>
      <text:p text:style-name="P1"><text:span text:style-name="T6">4. Disk Space:</text:span> The amount of disk space required for GRUB2 installation itself is relatively small. However, you should ensure that you have enough free space on the partition where GRUB2 is installed to accommodate its configuration files, kernel images, and any other related files you may need.</text:p>
      <text:p text:style-name="P1"/>
      <text:p text:style-name="P1"><text:span text:style-name="T6">5. Hardware Architecture:</text:span> GRUB2 is available for various hardware architectures, including x86 (32-bit and 64-bit), ARM, PowerPC, MIPS, and more. Make sure you select the appropriate version of GRUB2 for your system's architecture.</text:p>
      <text:p text:style-name="P1"/>
      <text:p text:style-name="P1"><text:span text:style-name="T6">6. Compatibility with Bootloader Chainloading:</text:span> If you plan to use GRUB2 alongside other bootloaders, such as Windows Boot Manager or another version of GRUB, you should ensure compatibility and understand the configuration requirements for chainloading those bootloaders.</text:p>
      <text:p text:style-name="P1"/>
      <text:p text:style-name="P1">It's important to note that specific installation and configuration steps may vary depending on the operating system and the particular distribution you are using. Always consult the documentation or guides provided by your specific operating system or distribution for detailed instructions on installing GRUB2.</text:p>
      <text:p text:style-name="P1"/>
      <text:h text:style-name="P17" text:outline-level="2"><text:bookmark-start text:name="__RefHeading___Toc3951_3557367129"/>2.2. Installing GRUB2<text:bookmark-end text:name="__RefHeading___Toc3951_3557367129"/></text:h>
      <text:p text:style-name="P1"/>
      <text:p text:style-name="P1">To install GRUB2, you can follow these general steps:</text:p>
      <text:p text:style-name="P1"/>
      <text:p text:style-name="P1"><text:span text:style-name="T6">1. Boot Your System:</text:span> Start your computer and boot it from a live installation media or recovery environment that supports GRUB2 installation. This could be a Linux distribution installation disc or a dedicated system recovery USB/DVD.</text:p>
      <text:p text:style-name="P1"/>
      <text:p text:style-name="P1"><text:span text:style-name="T6">2. Access the Terminal:</text:span> Once the live environment is booted, open a terminal or command prompt. This will allow you to execute the necessary commands to install GRUB2.</text:p>
      <text:p text:style-name="P1"/>
      <text:p text:style-name="P1"><text:span text:style-name="T6">3. Identify the Target Partition:</text:span> Use disk management tools such as `lsblk`, `fdisk`, or `parted` to identify the partition where you want to install GRUB2. Take note of the partition identifier, such as /dev/sda1 or /dev/nvme0n1p1.</text:p>
      <text:p text:style-name="P1"/>
      <text:p text:style-name="P1"><text:span text:style-name="T6">4. Mount the Root Partition:</text:span> If you are installing GRUB2 on a Linux system, you'll need to mount the root partition of your installed Linux distribution. Create a mount point and mount the root partition using a command like:</text:p>
      <text:p text:style-name="P1"/>
      <text:p text:style-name="Preformatted_20_Text"><text:s text:c="3"/>sudo mount /dev/sda1 /mnt</text:p>
      <text:p text:style-name="P1"/>
      <text:p text:style-name="P1"><text:span text:style-name="T6">5. Install GRUB2:</text:span> Execute the installation command to install GRUB2 on the target partition. The exact command may vary depending on your distribution, but it typically involves the `grub-install` command. For example, on Ubuntu-based distributions, you can use:</text:p>
      <text:p text:style-name="P1"/>
      <text:p text:style-name="Preformatted_20_Text"><text:s text:c="3"/>sudo grub-install --root-directory=/mnt /dev/sda</text:p>
      <text:p text:style-name="P1"/>
      <text:p text:style-name="P1"><text:s text:c="3"/>Replace `/dev/sda` with the appropriate device identifier for your system.</text:p>
      <text:p text:style-name="P1"/>
      <text:p text:style-name="P1"><text:span text:style-name="T6">6. Generate the GRUB Configuration File:</text:span> After installing GRUB2, you need to generate the GRUB configuration file that contains the bootloader's menu and settings. Use the `grub-mkconfig` or `grub-mkconfig` command, depending on your distribution. For example:</text:p>
      <text:p text:style-name="P1"/>
      <text:p text:style-name="Preformatted_20_Text"><text:s text:c="3"/>sudo grub-mkconfig -o /mnt/boot/grub/grub.cfg</text:p>
      <text:p text:style-name="P1"/>
      <text:p text:style-name="P1"><text:span text:style-name="T6">7. Verify the Installation:</text:span> Once the installation and configuration steps are complete, verify that GRUB2 was installed successfully without any errors. You can check the generated GRUB configuration file and ensure it includes the desired boot entries and settings.</text:p>
      <text:p text:style-name="P1"/>
      <text:p text:style-name="P1"><text:span text:style-name="T6">8. Reboot:</text:span> After the installation is complete, reboot your system and ensure that GRUB2 appears during the boot process, presenting you with the bootloader menu.</text:p>
      <text:p text:style-name="P1"/>
      <text:p text:style-name="P1">Remember that these steps provide a general guideline, and the specific commands and procedures may vary depending on your distribution or operating system. It's recommended to consult the documentation or support resources for your specific distribution or operating system for more detailed and accurate instructions.</text:p>
      <text:p text:style-name="P1"/>
      <text:h text:style-name="P17" text:outline-level="2"><text:bookmark-start text:name="__RefHeading___Toc3953_3557367129"/>2.3. GRUB2 Configuration Files<text:bookmark-end text:name="__RefHeading___Toc3953_3557367129"/></text:h>
      <text:p text:style-name="P1"/>
      <text:p text:style-name="P1">GRUB2 utilizes various configuration files to customize its behavior and define the bootloader's menu entries. Here are the commonly used GRUB2 configuration files:</text:p>
      <text:p text:style-name="P1"/>
      <text:p text:style-name="P1"><text:span text:style-name="T6">1. `/etc/default/grub`:</text:span> This file contains global configuration options for GRUB2. It defines variables such as `GRUB_DEFAULT` (default boot entry), `GRUB_TIMEOUT` (timeout for menu display), `GRUB_CMDLINE_LINUX` (kernel command line parameters), and more. You can edit this file to modify GRUB2's default behavior.</text:p>
      <text:p text:style-name="P1"/>
      <text:p text:style-name="P1"><text:span text:style-name="T6">2. `/etc/grub.d/`:</text:span> This directory contains individual scripts that generate GRUB2 menu entries. Each script represents a specific type of menu entry, such as Linux kernels, other operating systems, or custom entries. The scripts are executed in alphanumeric order, and you can customize or add your own scripts to generate additional menu entries.</text:p>
      <text:p text:style-name="P1"/>
      <text:p text:style-name="P1"><text:span text:style-name="T6">3. `/etc/grub.d/00_header`:</text:span> This script is responsible for generating the header portion of the GRUB2 menu. It includes the menu title, theme settings, and other visual elements. You can modify this script to customize the appearance of the GRUB2 menu.</text:p>
      <text:p text:style-name="P1"/>
      <text:p text:style-name="P1"><text:span text:style-name="T6">4. `/etc/grub.d/10_linux`:</text:span> This script generates menu entries for Linux kernels found on the system. It scans the system for installed kernels and creates corresponding menu entries.</text:p>
      <text:p text:style-name="P1"/>
      <text:p text:style-name="P1"><text:span text:style-name="T6">5. `/etc/grub.d/30_os-prober`:</text:span> This script is responsible for detecting other operating systems installed on the system and generating menu entries for them. It scans the system and adds entries for Windows, macOS, other Linux distributions, and more.</text:p>
      <text:p text:style-name="P1"/>
      <text:p text:style-name="P1"><text:span text:style-name="T6">6. `/etc/grub.d/40_custom`:</text:span> This script allows you to add custom menu entries manually. You can edit this script to define specific boot options or create entries for booting from custom locations.</text:p>
      <text:p text:style-name="P1"/>
      <text:p text:style-name="P1"><text:span text:style-name="T6">7. `/boot/grub/grub.cfg`:</text:span> This is the final configuration file generated by the `grub-mkconfig` command. It incorporates the settings from `/etc/default/grub`, the scripts in `/etc/grub.d/`, and any modifications made to the individual scripts. It contains the complete GRUB2 menu configuration and should not be edited manually. Instead, modifications should be made to the appropriate configuration files mentioned above.</text:p>
      <text:p text:style-name="P1"/>
      <text:p text:style-name="P1">It's important to note that changes made to the configuration files should be followed by updating the GRUB2 configuration using the `grub-mkconfig` command. For example, on Ubuntu-based distributions, you would run `sudo update-grub` to regenerate the `/boot/grub/grub.cfg` file based on the updated configuration.</text:p>
      <text:p text:style-name="P1"/>
      <text:p text:style-name="P1">Always make a backup of any configuration files before modifying them to avoid any potential issues during the boot process.</text:p>
      <text:p text:style-name="P1"/>
      <text:h text:style-name="P17" text:outline-level="2"><text:bookmark-start text:name="__RefHeading___Toc3955_3557367129"/>2.4. GRUB2 Modules<text:bookmark-end text:name="__RefHeading___Toc3955_3557367129"/></text:h>
      <text:p text:style-name="P1"/>
      <text:p text:style-name="P1">GRUB2 supports the use of modules, which are loadable components that extend the functionality of the bootloader. These modules can be dynamically loaded by GRUB2 during the boot process to provide additional features or support for specific hardware or filesystems. Here are some commonly used GRUB2 modules:</text:p>
      <text:p text:style-name="P1"/>
      <text:p text:style-name="P1"><text:span text:style-name="T6">1. `normal.mod`:</text:span> This is the default module that provides the basic functionality of GRUB2, including the command-line interface, menu handling, and booting of operating systems.</text:p>
      <text:p text:style-name="P1"/>
      <text:p text:style-name="P1"><text:span text:style-name="T6">2. `linux.mod`:</text:span> This module enables GRUB2 to boot Linux kernels. It provides the necessary functions to load and execute Linux kernel images.</text:p>
      <text:p text:style-name="P1"/>
      <text:p text:style-name="P1"><text:span text:style-name="T6">3. `ext2.mod`, `ext3.mod`, `ext4.mod`:</text:span> These modules enable GRUB2 to read and boot from filesystems using the ext2, ext3, and ext4 file systems, respectively.</text:p>
      <text:p text:style-name="P1"/>
      <text:p text:style-name="P1"><text:span text:style-name="T6">4. `ntfs.mod`:</text:span> This module allows GRUB2 to read and boot from NTFS filesystems commonly used by Windows operating systems.</text:p>
      <text:p text:style-name="P1"/>
      <text:p text:style-name="P1"><text:span text:style-name="T6">5. `fat.mod`:</text:span> This module provides support for the FAT filesystem, which is used by various operating systems and storage devices.</text:p>
      <text:p text:style-name="P1"/>
      <text:p text:style-name="P1"><text:span text:style-name="T6">6. `part_gpt.mod`, `part_msdos.mod`:</text:span> These modules enable GRUB2 to handle GPT (GUID Partition Table) and MBR (Master Boot Record) partitioning schemes, respectively.</text:p>
      <text:p text:style-name="P1"/>
      <text:p text:style-name="P1"><text:span text:style-name="T6">7. `video.mod`:</text:span> This module adds support for video output, allowing GRUB2 to display graphical menus or images during the boot process.</text:p>
      <text:p text:style-name="P1"/>
      <text:p text:style-name="P1"><text:span text:style-name="T6">8. `loopback.mod`:</text:span> This module allows GRUB2 to mount disk images as loop devices, enabling booting from ISO files or other disk image formats.</text:p>
      <text:p text:style-name="P1"/>
      <text:p text:style-name="P1"><text:span text:style-name="T6">9. `search.mod`:</text:span> This module provides search functionality, allowing GRUB2 to search for files, partitions, or boot configurations.</text:p>
      <text:p text:style-name="P1"/>
      <text:p text:style-name="P1"><text:span text:style-name="T6">10. `crypto.mod`:</text:span> This module adds support for disk encryption, allowing GRUB2 to handle encrypted partitions or provide encryption-related commands.</text:p>
      <text:p text:style-name="P1"/>
      <text:p text:style-name="P1">These are just a few examples of the many modules available in GRUB2. The specific set of modules present in your GRUB2 installation may vary depending on your distribution and configuration.</text:p>
      <text:p text:style-name="P1"/>
      <text:p text:style-name="P1">You can view the list of available modules on your system by navigating to the `/boot/grub` directory and running the `ls` command. Modules typically have a `.mod` extension, and their filenames correspond to their respective functionality.</text:p>
      <text:p text:style-name="P1"/>
      <text:p text:style-name="P1">GRUB2 modules are loaded and managed automatically by GRUB2 based on the boot configuration and the specific requirements of the system being booted.</text:p>
      <text:p text:style-name="P1"/>
      <text:h text:style-name="P17" text:outline-level="2"><text:bookmark-start text:name="__RefHeading___Toc3957_3557367129"/>2.5. Customizing the GRUB2 Configuration<text:bookmark-end text:name="__RefHeading___Toc3957_3557367129"/></text:h>
      <text:p text:style-name="P1"/>
      <text:p text:style-name="P1">Customizing the GRUB2 configuration allows you to modify the bootloader's behavior, appearance, and available menu entries. Here are some common customization options for GRUB2:</text:p>
      <text:p text:style-name="P1"/>
      <text:p text:style-name="P1"><text:span text:style-name="T6">1. Editing `/etc/default/grub`:</text:span> The `/etc/default/grub` file contains global configuration options for GRUB2. You can edit this file using a text editor to modify variables such as `GRUB_DEFAULT` (default boot entry), `GRUB_TIMEOUT` (timeout for menu display), `GRUB_CMDLINE_LINUX` (kernel command line parameters), and more.</text:p>
      <text:p text:style-name="P1"/>
      <text:p text:style-name="P1"><text:span text:style-name="T6">2. Adding Custom Menu Entries:</text:span> You can add custom menu entries to the GRUB2 configuration by editing the `/etc/grub.d/40_custom` script. Open this file with a text editor and add your custom menu entry using the appropriate syntax. Remember to run `sudo update-grub` (on Ubuntu-based distributions) after making changes to regenerate the `/boot/grub/grub.cfg` configuration file.</text:p>
      <text:p text:style-name="P1"/>
      <text:p text:style-name="P1"><text:span text:style-name="T6">3. Changing the Default Boot Entry:</text:span> To set a different default boot entry, modify the `GRUB_DEFAULT` variable in `/etc/default/grub`. The default boot entry is typically defined using a numeric value or by specifying the menu entry title. For example, `GRUB_DEFAULT=0` sets the first entry as the default, while `GRUB_DEFAULT="Advanced options for Ubuntu"` selects the specified entry by title.</text:p>
      <text:p text:style-name="P1"/>
      <text:p text:style-name="P1"><text:span text:style-name="T6">4. Modifying the Timeout:</text:span> The `GRUB_TIMEOUT` variable in `/etc/default/grub` determines the time (in seconds) that the GRUB2 menu is displayed before the default entry is automatically selected. Adjust this value to increase or decrease the timeout duration. Setting it to `0` will make the menu disappear immediately.</text:p>
      <text:p text:style-name="P1"/>
      <text:p text:style-name="P1"><text:span text:style-name="T6">5. Customizing the Menu Appearance:</text:span> GRUB2 supports theming to customize the visual appearance of the bootloader. Themes are located in the `/boot/grub/themes/` directory. You can find and install new themes or create your own by following the theme's documentation. Modify the `GRUB_THEME` variable in `/etc/default/grub` to specify the theme to use.</text:p>
      <text:p text:style-name="P1"/>
      <text:p text:style-name="P1"><text:span text:style-name="T6">6. Hiding the GRUB2 Menu:</text:span> If you want to hide the GRUB2 menu and boot directly into the default entry without displaying the menu, set the `GRUB_TIMEOUT_STYLE` variable in `/etc/default/grub` to `"hidden"`. This will hide the menu, but you can still access it by pressing a specific key (e.g., Shift or Esc) during the boot process.</text:p>
      <text:p text:style-name="P1"/>
      <text:p text:style-name="P1">Remember to run `sudo update-grub` (on Ubuntu-based distributions) after making any changes to the GRUB2 configuration files to apply the modifications.</text:p>
      <text:p text:style-name="P1"/>
      <text:p text:style-name="P1">Note that the specific configuration files and commands may vary slightly depending on your distribution. It's recommended to consult the documentation or support resources for your specific distribution for more detailed instructions on customizing GRUB2.</text:p>
      <text:p text:style-name="P1"/>
      <text:h text:style-name="P17" text:outline-level="2"><text:bookmark-start text:name="__RefHeading___Toc3959_3557367129"/>2.6. Troubleshooting Installation and Configuration Issues<text:bookmark-end text:name="__RefHeading___Toc3959_3557367129"/></text:h>
      <text:p text:style-name="P1"/>
      <text:p text:style-name="P1">When encountering installation or configuration issues with GRUB2, here are some troubleshooting steps you can take:</text:p>
      <text:p text:style-name="P1"/>
      <text:p text:style-name="P1"><text:span text:style-name="T6">1. Check the Installation:</text:span> Ensure that GRUB2 is installed correctly on the target partition or disk. Verify that the installation command (`grub-install`) was executed without errors and that the necessary files and modules are present in the appropriate locations.</text:p>
      <text:p text:style-name="P1"/>
      <text:p text:style-name="P1"><text:span text:style-name="T6">2. Verify Configuration Files:</text:span> Double-check your GRUB2 configuration files for any syntax errors or typos. Pay attention to quotation marks, brackets, and indentation. Use a text editor with syntax highlighting or a linter to catch any potential mistakes.</text:p>
      <text:p text:style-name="P1"/>
      <text:p text:style-name="P1"><text:span text:style-name="T6">3. Regenerate Configuration File:</text:span> If you have made changes to the GRUB2 configuration files (`/etc/default/grub` or scripts in `/etc/grub.d/`), regenerate the configuration file (`/boot/grub/grub.cfg`) using the `grub-mkconfig` command. For example, on Ubuntu-based distributions, run `sudo update-grub`.</text:p>
      <text:p text:style-name="P1"/>
      <text:p text:style-name="P1"><text:span text:style-name="T6">4. Check Filesystem Compatibility:</text:span> Ensure that the filesystem on which GRUB2 is installed is supported by GRUB2. Check if the necessary filesystem modules are loaded or included in the GRUB2 configuration. For example, if you're using an ext4 filesystem, make sure `ext4.mod` is present.</text:p>
      <text:p text:style-name="P1"/>
      <text:p text:style-name="P1"><text:span text:style-name="T6">5. Verify Partition and Device Naming:</text:span> Ensure that the device and partition naming used in the GRUB2 configuration match the actual devices and partitions on your system. Use tools like `lsblk` or `fdisk -l` to verify the device names and partition numbers.</text:p>
      <text:p text:style-name="P1"/>
      <text:p text:style-name="P1"><text:span text:style-name="T6">6. Check BIOS/UEFI Settings:</text:span> If you're using UEFI firmware, verify that the boot order and boot settings in the system firmware (UEFI/BIOS) are properly configured to allow GRUB2 to be loaded. Ensure that Secure Boot is disabled if you're encountering issues related to it.</text:p>
      <text:p text:style-name="P1"/>
      <text:p text:style-name="P1"><text:span text:style-name="T6">7. Test Booting Options:</text:span> Experiment with different boot options to isolate the issue. For example, you can try specifying the root partition manually, booting without specific modules, or using different kernel options. This can help identify whether the issue lies with a specific configuration or module.</text:p>
      <text:p text:style-name="P1"/>
      <text:p text:style-name="P1"><text:span text:style-name="T6">8. Access GRUB2 Rescue Mode:</text:span> If GRUB2 fails to load or encounters errors during boot, you can access the GRUB2 rescue mode. From there, you can use GRUB2 commands to troubleshoot and fix the issue, such as re-installing GRUB2, correcting configuration files, or manually booting into the system.</text:p>
      <text:p text:style-name="P1"/>
      <text:p text:style-name="P1"><text:span text:style-name="T6">9. Seek Community Support:</text:span> If you're unable to resolve the issue on your own, seek help from the community forums, mailing lists, or support channels specific to your distribution. Provide detailed information about the problem, including any error messages, logs, or steps you've already taken.</text:p>
      <text:p text:style-name="P1"/>
      <text:p text:style-name="P1">Remember to create backups and take caution when making changes to critical system components like the bootloader. It's recommended to document any changes you make and be prepared to revert them if necessary.</text:p>
      <text:p text:style-name="P1"/>
      <text:h text:style-name="P16" text:outline-level="1"><text:bookmark-start text:name="__RefHeading___Toc3961_3557367129"/>3. GRUB2 Configuration<text:bookmark-end text:name="__RefHeading___Toc3961_3557367129"/></text:h>
      <text:h text:style-name="Heading_20_2" text:outline-level="2"><text:bookmark-start text:name="__RefHeading___Toc3963_3557367129"/>3.1. Understanding GRUB2 Configuration Files<text:bookmark-end text:name="__RefHeading___Toc3963_3557367129"/></text:h>
      <text:p text:style-name="P1"/>
      <text:p text:style-name="P1">To effectively customize GRUB2, it's essential to understand its configuration files. Here are the key configuration files used by GRUB2 and their purposes:</text:p>
      <text:p text:style-name="P1"/>
      <text:p text:style-name="P1"><text:span text:style-name="T6">1. `/etc/default/grub`:</text:span> This file contains global configuration options for GRUB2. It defines variables that control GRUB2's behavior, such as the default boot entry, timeout duration, kernel command-line parameters, and more. Modifying this file allows you to customize the default behavior of GRUB2.</text:p>
      <text:p text:style-name="P1"/>
      <text:p text:style-name="P1"><text:span text:style-name="T6">2. `/etc/grub.d/`:</text:span> This directory contains scripts that generate GRUB2 menu entries. Each script represents a specific type of menu entry, such as Linux kernels, other operating systems, or custom entries. The scripts are executed in alphanumeric order, and you can modify existing scripts or create your own to add or customize menu entries.</text:p>
      <text:p text:style-name="P1"/>
      <text:p text:style-name="P1"><text:span text:style-name="T6">3. `/etc/grub.d/00_header`:</text:span> This script generates the header portion of the GRUB2 menu. It includes the menu title, theme settings, and other visual elements. You can modify this script to customize the appearance of the GRUB2 menu, such as adding background images or changing color schemes.</text:p>
      <text:p text:style-name="P1"/>
      <text:p text:style-name="P1"><text:span text:style-name="T6">4. `/etc/grub.d/10_linux`:</text:span> This script generates menu entries for Linux kernels found on the system. It scans the system for installed kernels and creates corresponding menu entries. You can modify this script to customize the way Linux kernels are displayed in the GRUB2 menu.</text:p>
      <text:p text:style-name="P1"/>
      <text:p text:style-name="P1"><text:span text:style-name="T6">5. `/etc/grub.d/30_os-prober`:</text:span> This script detects other operating systems installed on the system and generates menu entries for them. It scans the system and adds entries for Windows, macOS, other Linux distributions, and more. You can modify this script to customize the behavior of OS detection or exclude specific entries.</text:p>
      <text:p text:style-name="P1"/>
      <text:p text:style-name="P1"><text:span text:style-name="T6">6. `/etc/grub.d/40_custom`:</text:span> This script allows you to add custom menu entries manually. You can edit this script and define specific boot options or create entries for booting from custom locations. It's a convenient way to add your own custom configurations to the GRUB2 menu.</text:p>
      <text:p text:style-name="P1"/>
      <text:p text:style-name="P1"><text:span text:style-name="T6">7. `/boot/grub/grub.cfg`:</text:span> This is the final configuration file generated by the `grub-mkconfig` command. It incorporates the settings from `/etc/default/grub` and the scripts in `/etc/grub.d/`. This file should not be edited directly, as it gets overwritten whenever the configuration is regenerated.</text:p>
      <text:p text:style-name="P1"/>
      <text:p text:style-name="P1">When customizing GRUB2, it's generally recommended to modify the `/etc/default/grub` file and the scripts in the `/etc/grub.d/` directory rather than editing `/boot/grub/grub.cfg`. After making changes, you need to regenerate the configuration file using the `grub-mkconfig` command (e.g., `sudo update-grub` on Ubuntu-based distributions) to apply the modifications.</text:p>
      <text:p text:style-name="P1"/>
      <text:p text:style-name="P1">Understanding these configuration files gives you control over the behavior, appearance, and available menu entries of GRUB2. Remember to create backups and exercise caution when making changes to these critical files.</text:p>
      <text:p text:style-name="P1"/>
      <text:h text:style-name="P17" text:outline-level="2"><text:bookmark-start text:name="__RefHeading___Toc4110_4036584610"/>3.2. Customizing the GRUB2 Menu<text:bookmark-end text:name="__RefHeading___Toc4110_4036584610"/></text:h>
      <text:p text:style-name="P1"/>
      <text:p text:style-name="P1">Customizing the GRUB2 menu allows you to modify its appearance, order of entries, and add additional options. Here are some ways to customize the GRUB2 menu:</text:p>
      <text:p text:style-name="P1"/>
      <text:p text:style-name="P1"><text:span text:style-name="T6">1. Changing the Default Timeout:</text:span> By default, GRUB2 displays the menu for a certain duration (defined by the `GRUB_TIMEOUT` variable in `/etc/default/grub`) before booting the default entry. You can adjust the timeout value to make the menu display for a longer or shorter period. Set `GRUB_TIMEOUT` to a desired number of seconds or `0` to hide the menu entirely.</text:p>
      <text:p text:style-name="P1"/>
      <text:p text:style-name="P1"><text:span text:style-name="T6">2. Modifying the Default Boot Entry:</text:span> You can specify which entry should be booted by default using the `GRUB_DEFAULT` variable in `/etc/default/grub`. The default entry can be set by index (e.g., `GRUB_DEFAULT=0` for the first entry) or by title (e.g., `GRUB_DEFAULT="Ubuntu"` for an entry with the title "Ubuntu").</text:p>
      <text:p text:style-name="P1"/>
      <text:p text:style-name="P1"><text:span text:style-name="T6">3. Changing the Menu Order:</text:span> The order of menu entries can be customized by modifying the scripts in the `/etc/grub.d/` directory. The scripts are executed in alphanumeric order, generating menu entries accordingly. You can rename or reorder these scripts to change the order in which entries appear in the menu.</text:p>
      <text:p text:style-name="P1"/>
      <text:p text:style-name="P1"><text:span text:style-name="T6">4. Adding Custom Menu Entries:</text:span> To add custom menu entries, edit the `/etc/grub.d/40_custom` script. You can define custom boot configurations using GRUB2 commands and syntax. For example, you can add entries to boot from specific partitions, specify custom kernel parameters, or create advanced boot configurations.</text:p>
      <text:p text:style-name="P1"/>
      <text:p text:style-name="P1"><text:span text:style-name="T6">5. Applying a Theme:</text:span> GRUB2 supports theming, allowing you to change the visual appearance of the menu. You can find pre-existing themes or create your own by modifying the files in the `/boot/grub/themes/` directory. Set the `GRUB_THEME` variable in `/etc/default/grub` to the path of the theme file to apply the theme.</text:p>
      <text:p text:style-name="P1"/>
      <text:p text:style-name="P1"><text:span text:style-name="T6">6. Adding a Background Image:</text:span> You can set a custom background image for the GRUB2 menu by placing an image file in a suitable location (e.g., `/boot/grub/`) and modifying the `/etc/default/grub` file. Set the `GRUB_BACKGROUND` variable to the path of the image file to display it as the background of the menu.</text:p>
      <text:p text:style-name="P1"/>
      <text:p text:style-name="P1"><text:span text:style-name="T6">7. Hiding the Menu:</text:span> If you prefer GRUB2 to boot directly without displaying the menu, you can set the `GRUB_TIMEOUT_STYLE` variable in `/etc/default/grub` to `"hidden"`. This will hide the menu, but you can still access it by pressing a specific key (e.g., Shift or Esc) during the boot process.</text:p>
      <text:p text:style-name="P1"/>
      <text:p text:style-name="P1">After making any changes to the GRUB2 configuration files, regenerate the configuration file using the `grub-mkconfig` command (e.g., `sudo update-grub` on Ubuntu-based distributions) to apply the modifications.</text:p>
      <text:p text:style-name="P1"/>
      <text:p text:style-name="P1">Remember to create backups of the configuration files before making any changes and exercise caution to avoid introducing errors that may prevent successful booting.</text:p>
      <text:p text:style-name="P1"/>
      <text:h text:style-name="P17" text:outline-level="2"><text:bookmark-start text:name="__RefHeading___Toc4112_4036584610"/>3.3. Working with GRUB2 Modules<text:bookmark-end text:name="__RefHeading___Toc4112_4036584610"/></text:h>
      <text:p text:style-name="P1"/>
      <text:p text:style-name="P1">Working with GRUB2 modules allows you to extend the functionality of the bootloader and add support for various features or hardware. Here are some key aspects to consider when working with GRUB2 modules:</text:p>
      <text:p text:style-name="P1"/>
      <text:p text:style-name="P1"><text:span text:style-name="T6">1. Module Loading:</text:span> GRUB2 dynamically loads modules during the boot process based on the specific requirements of the system. Modules are loaded automatically when needed, such as when booting a particular operating system or accessing specific filesystems. GRUB2 identifies and loads the necessary modules based on the configuration and the components detected on the system.</text:p>
      <text:p text:style-name="P1"/>
      <text:p text:style-name="P1"><text:span text:style-name="T6">2. Available Modules:</text:span> GRUB2 comes with a set of built-in modules that provide support for common functionalities, such as filesystems, encryption, graphics, and more. The availability of modules can vary depending on the GRUB2 version, distribution, and compilation options. You can explore the list of available modules in the `/boot/grub/` directory or consult the GRUB2 documentation specific to your distribution.</text:p>
      <text:p text:style-name="P1"/>
      <text:p text:style-name="P1"><text:span text:style-name="T6">3. Module Configuration:</text:span> Some modules require specific configuration options to be set in the GRUB2 configuration files. For example, if you're using the `cryptodisk` module to boot from an encrypted disk, you need to provide the necessary encryption parameters in the `/etc/default/grub` file. Refer to the documentation or specific module instructions for the required configuration options.</text:p>
      <text:p text:style-name="P1"/>
      <text:p text:style-name="P1"><text:span text:style-name="T6">4. Module Installation:</text:span> In some cases, you may need to install additional modules to add support for specific hardware or filesystems. This typically involves copying the module file to a specific location and updating the GRUB2 configuration to load the module. The installation procedure can vary depending on the distribution and specific requirements of the module. Refer to the documentation or support resources for your distribution for instructions on installing additional modules.</text:p>
      <text:p text:style-name="P1"/>
      <text:p text:style-name="P1"><text:span text:style-name="T6">5. Module Management:</text:span> GRUB2 provides commands to manage modules manually during the boot process or from the GRUB2 command-line interface. These commands allow you to load or unload specific modules, set module options, or view information about loaded modules. Refer to the GRUB2 documentation or command reference for more details on working with modules interactively.</text:p>
      <text:p text:style-name="P1"/>
      <text:p text:style-name="P1"><text:span text:style-name="T6">6. Module Dependencies:</text:span> Some modules have dependencies on other modules. When using a particular module, ensure that all the required dependencies are present and loaded by GRUB2. Failure to load a required dependency may result in errors or functionality limitations. Consult the documentation or module instructions for information on any dependencies associated with a specific module.</text:p>
      <text:p text:style-name="P1"/>
      <text:p text:style-name="P1">It's worth noting that modifying or working with GRUB2 modules requires a good understanding of the system's configuration, the specific requirements of the modules, and the potential impact of changes on the boot process. If you're unsure about a particular module or its usage, consult the documentation or seek assistance from the community forums or support channels specific to your distribution.</text:p>
      <text:p text:style-name="P1"/>
      <text:h text:style-name="P17" text:outline-level="2"><text:bookmark-start text:name="__RefHeading___Toc4114_4036584610"/>3.4. Advanced Configuration Options<text:bookmark-end text:name="__RefHeading___Toc4114_4036584610"/></text:h>
      <text:p text:style-name="P1"/>
      <text:p text:style-name="P1">Advanced configuration options in GRUB2 allow for fine-tuning and customization beyond the basic settings. Here are some advanced options you can explore:</text:p>
      <text:p text:style-name="P1"/>
      <text:p text:style-name="P1"><text:span text:style-name="T6">1. Advanced Boot Options:</text:span> GRUB2 provides various boot options that can be set in the configuration files (`/etc/default/grub`) or entered manually during boot. Some common advanced boot options include:</text:p>
      <text:p text:style-name="P1"/>
      <text:p text:style-name="P1"><text:span text:style-name="T6">- Kernel Parameters:</text:span> You can pass specific parameters to the kernel using the `GRUB_CMDLINE_LINUX` variable in `/etc/default/grub`. These parameters can enable or disable certain features, adjust hardware settings, or troubleshoot boot issues. For example, you can set `GRUB_CMDLINE_LINUX="nomodeset"` to disable kernel mode setting.</text:p>
      <text:p text:style-name="P1"/>
      <text:p text:style-name="P1"><text:span text:style-name="T6">- Booting into Single User Mode:</text:span> By appending `single` or `init=/bin/bash` to the kernel command line, you can boot into single user mode, which provides a root shell without requiring a password. This mode is useful for system recovery or administrative tasks.</text:p>
      <text:p text:style-name="P1"/>
      <text:p text:style-name="P1"><text:span text:style-name="T6">- Booting with a Different Init System:</text:span> GRUB2 allows you to boot with a different init system by specifying the desired init system as a boot parameter. For example, adding `systemd.unit=rescue.target` boots into rescue mode with the systemd init system.</text:p>
      <text:p text:style-name="P1"/>
      <text:p text:style-name="P1"><text:span text:style-name="T6">2. Secure Boot:</text:span> GRUB2 supports Secure Boot, a security feature designed to prevent the loading of unsigned or modified boot components. When Secure Boot is enabled in the system's firmware (UEFI/BIOS), GRUB2 verifies the integrity of its modules and configuration files. Understanding and configuring Secure Boot options in GRUB2 requires adherence to the system's security policies and the use of signed components.</text:p>
      <text:p text:style-name="P1"/>
      <text:p text:style-name="P1"><text:span text:style-name="T6">3. Password Protection:</text:span> GRUB2 allows you to set a password to protect access to the bootloader's command-line interface and certain menu entries. This feature prevents unauthorized modifications to the boot options or accessing sensitive system information. Password protection can be set by defining the `GRUB_PASSWORD` variable in `/etc/default/grub` and generating a hashed password using the `grub-mkpasswd-pbkdf2` command.</text:p>
      <text:p text:style-name="P1"/>
      <text:p text:style-name="P1"><text:span text:style-name="T6">4. GRUB Shell:</text:span> The GRUB shell, accessed by pressing the 'c' key at the GRUB2 menu, allows for interactive command-line configuration and troubleshooting. It provides a powerful environment to execute commands, load modules, inspect settings, and manually boot the system. The GRUB shell is especially useful for advanced users and debugging complex boot issues.</text:p>
      <text:p text:style-name="P1"/>
      <text:p text:style-name="P1"><text:span text:style-name="T6">5. Multiboot Systems:</text:span> If you have multiple operating systems installed on your system, GRUB2 supports multiboot configurations. You can set up different menu entries for each operating system, specify their respective boot parameters, and define custom configurations for specific scenarios. This allows for greater flexibility when managing and booting multiple operating systems.</text:p>
      <text:p text:style-name="P1"/>
      <text:p text:style-name="P1">When working with advanced configuration options, it's crucial to have a solid understanding of GRUB2 and the potential implications of the changes. Make sure to create backups of configuration files before making any modifications and document any changes you make for future reference.</text:p>
      <text:p text:style-name="P1"/>
      <text:h text:style-name="P16" text:outline-level="1"><text:bookmark-start text:name="__RefHeading___Toc4116_4036584610"/>4. GRUB2 Boot Process<text:bookmark-end text:name="__RefHeading___Toc4116_4036584610"/></text:h>
      <text:h text:style-name="Heading_20_2" text:outline-level="2"><text:bookmark-start text:name="__RefHeading___Toc4118_4036584610"/>4.1. BIOS Boot Process with GRUB2<text:bookmark-end text:name="__RefHeading___Toc4118_4036584610"/></text:h>
      <text:p text:style-name="P1"/>
      <text:p text:style-name="P1">When using GRUB2 with a traditional BIOS-based system, the boot process involves several steps:</text:p>
      <text:p text:style-name="P1"/>
      <text:p text:style-name="P1"><text:span text:style-name="T6">1. Power-On and POST (Power-On Self Test):</text:span> When you power on your computer, the system's firmware (BIOS) initializes and performs a Power-On Self Test (POST) to check the hardware components and ensure they are functioning correctly.</text:p>
      <text:p text:style-name="P1"/>
      <text:p text:style-name="P1"><text:span text:style-name="T6">2. BIOS Initialization:</text:span> After the POST, the BIOS initializes various system devices such as the CPU, memory, storage devices, and input/output interfaces.</text:p>
      <text:p text:style-name="P1"/>
      <text:p text:style-name="P1"><text:span text:style-name="T6">3. BIOS Boot Device Selection:</text:span> The BIOS locates and determines the boot device from which the operating system will be loaded. This can be the computer's hard drive, SSD, or another storage device.</text:p>
      <text:p text:style-name="P1"/>
      <text:p text:style-name="P1"><text:span text:style-name="T6">4. Master Boot Record (MBR) or Boot Sector:</text:span> The BIOS reads the first sector (512 bytes) of the boot device, known as the Master Boot Record (MBR) or boot sector. The MBR contains the initial bootloader code and the partition table.</text:p>
      <text:p text:style-name="P1"/>
      <text:p text:style-name="P1"><text:span text:style-name="T6">5. GRUB2 Stage 1:</text:span> The MBR code then loads the first stage of GRUB2, known as Stage 1. This stage is typically stored in the MBR gap between the MBR and the first partition. Stage 1's main purpose is to load the subsequent stages of GRUB2.</text:p>
      <text:p text:style-name="P1"/>
      <text:p text:style-name="P1"><text:span text:style-name="T6">6. GRUB2 Stage 1.5:</text:span> If necessary, GRUB2 Stage 1.5 is loaded. Stage 1.5 is a filesystem driver that provides support for reading files from the partition containing the GRUB2 configuration and modules. Stage 1.5 is loaded if the GRUB2 configuration is stored in a separate partition from the MBR.</text:p>
      <text:p text:style-name="P1"/>
      <text:p text:style-name="P1"><text:span text:style-name="T6">7. GRUB2 Stage 2:</text:span> GRUB2 Stage 2 is the main bootloader component responsible for displaying the GRUB2 menu and executing the selected boot entry. Stage 2 loads the configuration file (`/boot/grub/grub.cfg`) and any necessary modules from the configured filesystem.</text:p>
      <text:p text:style-name="P1"/>
      <text:p text:style-name="P1"><text:span text:style-name="T6">8. GRUB2 Menu:</text:span> The GRUB2 menu is displayed, presenting a list of available boot entries. The user can select an entry, or GRUB2 can automatically boot the default entry based on the configuration.</text:p>
      <text:p text:style-name="P1"/>
      <text:p text:style-name="P1"><text:span text:style-name="T6">9. Loading the Operating System:</text:span> Once a boot entry is selected, GRUB2 loads the necessary kernel, initial RAM disk (initrd), and additional modules required by the selected operating system. GRUB2 passes control to the kernel, which then continues the boot process.</text:p>
      <text:p text:style-name="P1"/>
      <text:p text:style-name="P1">It's important to note that the exact details of the BIOS boot process and the specific behavior of GRUB2 may vary depending on the system's firmware, GRUB2 version, and configuration. Understanding the boot process helps with troubleshooting boot issues and customizing the GRUB2 configuration to meet specific requirements.</text:p>
      <text:p text:style-name="P1"/>
      <text:h text:style-name="P17" text:outline-level="2"><text:bookmark-start text:name="__RefHeading___Toc4120_4036584610"/>4.2. UEFI Boot Process with GRUB2<text:bookmark-end text:name="__RefHeading___Toc4120_4036584610"/></text:h>
      <text:p text:style-name="P1"/>
      <text:p text:style-name="P1">When using GRUB2 with a UEFI-based system, the boot process differs from the BIOS boot process. Here is an overview of the UEFI boot process with GRUB2:</text:p>
      <text:p text:style-name="P1"/>
      <text:p text:style-name="P1"><text:span text:style-name="T6">1. Power-On and UEFI Initialization:</text:span> When you power on your computer, the UEFI firmware initializes and performs system checks and initialization routines.</text:p>
      <text:p text:style-name="P1"/>
      <text:p text:style-name="P1"><text:span text:style-name="T6">2. UEFI Boot Manager:</text:span> The UEFI firmware contains a built-in boot manager that reads and maintains the boot configuration. The boot manager is responsible for determining the boot options and the order in which they are presented to the user.</text:p>
      <text:p text:style-name="P1"/>
      <text:p text:style-name="P1"><text:span text:style-name="T6">3. UEFI Boot Variables:</text:span> UEFI uses boot variables to store information about the boot options, such as the device path, file path, and boot parameters. These variables are stored in the system's NVRAM (non-volatile random-access memory).</text:p>
      <text:p text:style-name="P1"/>
      <text:p text:style-name="P1"><text:span text:style-name="T6">4. GRUB2 EFI File:</text:span> The UEFI boot manager locates and launches the EFI file associated with GRUB2. This file is typically located in the EFI system partition (ESP) under the `EFI/grub` directory and has a `.efi` extension.</text:p>
      <text:p text:style-name="P1"/>
      <text:p text:style-name="P1"><text:span text:style-name="T6">5. GRUB2 Bootloader:</text:span> The GRUB2 EFI file (e.g., `grubx64.efi`) acts as the EFI bootloader. It loads the subsequent stages of GRUB2 and displays the GRUB2 menu.</text:p>
      <text:p text:style-name="P1"/>
      <text:p text:style-name="P1"><text:span text:style-name="T6">6. GRUB2 Configuration and Modules:</text:span> GRUB2 reads its configuration file (`/boot/grub/grub.cfg`) and loads any necessary modules. The configuration file specifies the available boot entries and their associated kernel, initrd, and boot parameters.</text:p>
      <text:p text:style-name="P1"/>
      <text:p text:style-name="P1"><text:span text:style-name="T6">7. GRUB2 Menu:</text:span> The GRUB2 menu is displayed, allowing the user to select the desired boot entry. The menu may include options for different operating systems, recovery modes, or custom configurations.</text:p>
      <text:p text:style-name="P1"/>
      <text:p text:style-name="P1"><text:span text:style-name="T6">8. Loading the Operating System:</text:span> Once a boot entry is selected, GRUB2 loads the necessary kernel, initial RAM disk (initrd), and any additional modules required by the selected operating system. GRUB2 passes control to the kernel, which then continues the boot process.</text:p>
      <text:p text:style-name="P1"/>
      <text:p text:style-name="P1">It's important to note that the UEFI boot process provides more flexibility than the traditional BIOS boot process, as it allows for secure booting, booting from GPT-partitioned disks, and easier management of boot options through the UEFI firmware interface.</text:p>
      <text:p text:style-name="P1"/>
      <text:p text:style-name="P1">The exact behavior and configuration options of GRUB2 with UEFI may vary depending on the system's UEFI firmware, GRUB2 version, and specific configurations. Understanding the UEFI boot process helps with troubleshooting boot issues and customizing the GRUB2 configuration for UEFI-based systems.</text:p>
      <text:p text:style-name="P1"/>
      <text:h text:style-name="P17" text:outline-level="2"><text:bookmark-start text:name="__RefHeading___Toc4122_4036584610"/>4.3. Booting Linux Kernel with GRUB2<text:bookmark-end text:name="__RefHeading___Toc4122_4036584610"/></text:h>
      <text:p text:style-name="P1"/>
      <text:p text:style-name="P1">To boot a Linux kernel using GRUB2, you need to configure GRUB2 to recognize the kernel image and provide the necessary boot parameters. Here's an overview of the steps involved:</text:p>
      <text:p text:style-name="P1"/>
      <text:p text:style-name="P1"><text:span text:style-name="T6">1. Locate the Kernel Image:</text:span> Identify the location of the Linux kernel image on your system. Typically, the kernel image is located in the `/boot/` directory and has a filename starting with `vmlinuz` or `bzImage`.</text:p>
      <text:p text:style-name="P1"/>
      <text:p text:style-name="P1"><text:span text:style-name="T6">2. Edit the GRUB2 Configuration:</text:span> Open the GRUB2 configuration file, typically located at `/etc/default/grub` or `/etc/grub.d/`. This file contains the default configuration options for GRUB2.</text:p>
      <text:p text:style-name="P1"/>
      <text:p text:style-name="P1"><text:span text:style-name="T6">3. Set the Default Boot Entry:</text:span> In the GRUB2 configuration file, locate the `GRUB_DEFAULT` variable and set it to the index number or the title of the boot entry that corresponds to the Linux kernel you want to boot. For example, `GRUB_DEFAULT=0` sets the first entry as the default.</text:p>
      <text:p text:style-name="P1"/>
      <text:p text:style-name="P1"><text:span text:style-name="T6">4. Specify Kernel Parameters:</text:span> The `GRUB_CMDLINE_LINUX` variable in the GRUB2 configuration file allows you to pass boot parameters to the Linux kernel. Add any necessary parameters within the quotation marks. Common parameters include `root=/dev/sdXY` (specifying the root partition), `quiet` (to suppress kernel messages during boot), or `nomodeset` (to disable kernel mode setting).</text:p>
      <text:p text:style-name="P1"/>
      <text:p text:style-name="P1"><text:span text:style-name="T6">5. Update GRUB2 Configuration:</text:span> Save the changes to the GRUB2 configuration file. Then, regenerate the GRUB2 configuration by running the appropriate command for your distribution. For example, on Ubuntu-based systems, use `sudo update-grub`.</text:p>
      <text:p text:style-name="P1"/>
      <text:p text:style-name="P1"><text:span text:style-name="T6">6. Verify the Configuration:</text:span> Reboot your system, and GRUB2 should present the menu with the Linux kernel entry as the default. Verify that GRUB2 correctly loads the kernel and boots the Linux operating system.</text:p>
      <text:p text:style-name="P1"/>
      <text:p text:style-name="P1"><text:span text:style-name="T6">7. Troubleshooting:</text:span> If you encounter any issues during the boot process, such as kernel panics or failed boots, you may need to modify the kernel parameters or investigate other configuration options. The GRUB2 configuration file allows for advanced customization and troubleshooting options.</text:p>
      <text:p text:style-name="P1"/>
      <text:p text:style-name="P1">Note that the exact steps and configuration file locations may vary depending on your Linux distribution and the specific version of GRUB2 you're using. Refer to the documentation or support resources for your distribution for detailed instructions on configuring GRUB2 to boot the Linux kernel.</text:p>
      <text:p text:style-name="P1"/>
      <text:h text:style-name="P17" text:outline-level="2"><text:bookmark-start text:name="__RefHeading___Toc4124_4036584610"/>4.4. Multiboot and Chainloading<text:bookmark-end text:name="__RefHeading___Toc4124_4036584610"/></text:h>
      <text:p text:style-name="P1"/>
      <text:p text:style-name="P1">Multiboot and chainloading are two techniques that can be used with GRUB2 to boot multiple operating systems or bootloaders. Here's an overview of each:</text:p>
      <text:p text:style-name="P1"/>
      <text:p text:style-name="P1"><text:span text:style-name="T6">1. Multiboot:</text:span> Multiboot is a feature of GRUB2 that allows you to boot multiple operating systems directly from the GRUB2 menu. With multiboot, you can configure GRUB2 to display a list of available operating systems during boot, allowing you to choose the desired one. To set up multiboot, you need to configure GRUB2 to recognize the other operating systems installed on your system and create appropriate menu entries. Each menu entry specifies the kernel, initrd (initial RAM disk), and boot parameters for a particular operating system.</text:p>
      <text:p text:style-name="P1"/>
      <text:p text:style-name="P1"><text:span text:style-name="T6">2. Chainloading:</text:span> Chainloading is a technique where one bootloader hands over control to another bootloader. It is commonly used when you want to boot an operating system that has its own bootloader, such as Windows. With chainloading, GRUB2 acts as the initial bootloader and transfers control to the secondary bootloader of the target operating system. This allows you to maintain separate bootloaders for different operating systems while using GRUB2 as the primary bootloader.</text:p>
      <text:p text:style-name="P1"/>
      <text:p text:style-name="P1">When using chainloading, you need to configure GRUB2 to chainload the secondary bootloader's boot sector or EFI file. This involves creating a menu entry in the GRUB2 configuration file that points to the location of the secondary bootloader. GRUB2 then hands over control to the secondary bootloader, which takes care of loading the operating system.</text:p>
      <text:p text:style-name="P1"/>
      <text:p text:style-name="P1">Chainloading is especially useful when you have a dual-boot or multi-boot setup with different operating systems installed on separate partitions or disks. It allows each operating system to manage its own bootloader while providing a central point of access and control through GRUB2.</text:p>
      <text:p text:style-name="P1"/>
      <text:p text:style-name="P1">Both multiboot and chainloading configurations can be set up in the GRUB2 configuration file (`/etc/default/grub`) or through separate configuration files in the `/etc/grub.d/` directory. The exact configuration steps and file locations may vary depending on your Linux distribution and version of GRUB2.</text:p>
      <text:p text:style-name="P1"/>
      <text:p text:style-name="P1">It's important to follow the documentation or guidelines specific to your distribution when configuring multiboot and chainloading with GRUB2, as the syntax and configuration options may differ.</text:p>
      <text:p text:style-name="P1"/>
      <text:h text:style-name="P17" text:outline-level="2"><text:bookmark-start text:name="__RefHeading___Toc4126_4036584610"/>4.5. Booting Other Operating Systems with GRUB2<text:bookmark-end text:name="__RefHeading___Toc4126_4036584610"/></text:h>
      <text:p text:style-name="P1"/>
      <text:p text:style-name="P1">GRUB2 provides the capability to boot various operating systems, including Windows, macOS, and other Linux distributions. Here's how you can configure GRUB2 to boot different operating systems:</text:p>
      <text:p text:style-name="P1"/>
      <text:p text:style-name="P1"><text:span text:style-name="T6">1. Identify the Operating System:</text:span> Determine the partition or disk where the other operating system is installed. Make a note of the partition number or device identifier.</text:p>
      <text:p text:style-name="P1"/>
      <text:p text:style-name="P1"><text:span text:style-name="T6">2. Edit the GRUB2 Configuration:</text:span> Open the GRUB2 configuration file, typically located at `/etc/default/grub` or `/etc/grub.d/`.</text:p>
      <text:p text:style-name="P1"/>
      <text:p text:style-name="P1"><text:span text:style-name="T6">3. Add a Menu Entry:</text:span> In the GRUB2 configuration file, add a new menu entry for the operating system you want to boot. Here's an example of a basic menu entry for Windows:</text:p>
      <text:p text:style-name="P1"/>
      <text:p text:style-name="Preformatted_20_Text">menuentry "Windows" {</text:p>
      <text:p text:style-name="Preformatted_20_Text"><text:s text:c="4"/>set root=(hd0,1) <text:s text:c="3"/># Set the appropriate partition or disk identifier</text:p>
      <text:p text:style-name="Preformatted_20_Text"><text:s text:c="4"/>chainloader +1</text:p>
      <text:p text:style-name="Preformatted_20_Text">}</text:p>
      <text:p text:style-name="Preformatted_20_Text"/>
      <text:p text:style-name="P1">Replace `(hd0,1)` with the correct partition or disk identifier for the operating system you're booting.</text:p>
      <text:p text:style-name="P1"/>
      <text:p text:style-name="P1"><text:span text:style-name="T6">4. Update GRUB2 Configuration:</text:span> Save the changes to the GRUB2 configuration file. Regenerate the GRUB2 configuration by running the appropriate command for your distribution. For example, on Ubuntu-based systems, use `sudo update-grub`.</text:p>
      <text:p text:style-name="P1"/>
      <text:p text:style-name="P1"><text:span text:style-name="T6">5. Verify the Configuration:</text:span> Reboot your system, and GRUB2 should display the new menu entry for the operating system. Select the entry to boot into the desired operating system.</text:p>
      <text:p text:style-name="P1"/>
      <text:p text:style-name="P1">For other operating systems or specific configurations, you may need to modify the menu entry further. This could involve specifying the location of the bootloader file, providing additional kernel parameters, or configuring UEFI-specific settings if using UEFI boot mode.</text:p>
      <text:p text:style-name="P1"/>
      <text:p text:style-name="P1">It's worth noting that the exact steps and configuration syntax may vary depending on your Linux distribution and the version of GRUB2 in use. Refer to the documentation or support resources for your distribution for detailed instructions on configuring GRUB2 to boot specific operating systems.</text:p>
      <text:p text:style-name="P1"/>
      <text:h text:style-name="P16" text:outline-level="1"><text:bookmark-start text:name="__RefHeading___Toc4128_4036584610"/>5. Advanced GRUB2 Topics<text:bookmark-end text:name="__RefHeading___Toc4128_4036584610"/></text:h>
      <text:h text:style-name="Heading_20_2" text:outline-level="2"><text:bookmark-start text:name="__RefHeading___Toc4130_4036584610"/>5.1. GRUB2 Environment Variables<text:bookmark-end text:name="__RefHeading___Toc4130_4036584610"/></text:h>
      <text:p text:style-name="P1"/>
      <text:p text:style-name="P1">GRUB2 uses environment variables to store configuration settings and information that can be used during the boot process. These variables control various aspects of GRUB2's behavior and can be modified to customize the bootloader's configuration. Here are some important GRUB2 environment variables:</text:p>
      <text:p text:style-name="P1"/>
      <text:p text:style-name="P1"><text:span text:style-name="T6">1. `GRUB_DEFAULT`:</text:span> Specifies the default boot entry. It can be set to a numeric value representing the index of the menu entry or a specific menu entry title.</text:p>
      <text:p text:style-name="P1"/>
      <text:p text:style-name="P1"><text:span text:style-name="T6">2. `GRUB_TIMEOUT`:</text:span> Sets the time in seconds that GRUB2 waits for user input before automatically booting the default entry.</text:p>
      <text:p text:style-name="P1"/>
      <text:p text:style-name="P1"><text:span text:style-name="T6">3. `GRUB_TIMEOUT_STYLE`:</text:span> Determines the behavior of the timeout. Possible values are "menu" (displays the menu during the timeout period) or "countdown" (displays a countdown timer).</text:p>
      <text:p text:style-name="P1"/>
      <text:p text:style-name="P1"><text:span text:style-name="T6">4. `GRUB_CMDLINE_LINUX`:</text:span> Contains the boot parameters passed to the Linux kernel. You can add or modify parameters such as `root`, `quiet`, `splash`, or specific kernel options.</text:p>
      <text:p text:style-name="P1"/>
      <text:p text:style-name="P1"><text:span text:style-name="T6">5. `GRUB_CMDLINE_LINUX_DEFAULT`:</text:span> Contains the default boot parameters for Linux kernel entries.</text:p>
      <text:p text:style-name="P1"/>
      <text:p text:style-name="P1"><text:span text:style-name="T6">6. `GRUB_DISABLE_RECOVERY`:</text:span> When set to "true", disables the display of recovery menu entries.</text:p>
      <text:p text:style-name="P1"/>
      <text:p text:style-name="P1"><text:span text:style-name="T6">7. `GRUB_DISABLE_SUBMENU`:</text:span> When set to "true", disables submenu support in the GRUB2 menu.</text:p>
      <text:p text:style-name="P1"/>
      <text:p text:style-name="P1"><text:span text:style-name="T6">8. `GRUB_TERMINAL`:</text:span> Specifies the terminal output. Common values are "console" (text-based output) or "gfxterm" (graphical output).</text:p>
      <text:p text:style-name="P1"/>
      <text:p text:style-name="P1"><text:span text:style-name="T6">9. `GRUB_BACKGROUND`:</text:span> Specifies the path to an image file that will be used as the background image for the GRUB2 menu.</text:p>
      <text:p text:style-name="P1"/>
      <text:p text:style-name="P1"><text:span text:style-name="T6">10. `GRUB_DISABLE_OS_PROBER`:</text:span> When set to "true", disables the automatic detection of other operating systems during the update of the GRUB2 configuration.</text:p>
      <text:p text:style-name="P1"/>
      <text:p text:style-name="P1">To modify these variables, you can edit the GRUB2 configuration file located at `/etc/default/grub` or create custom configuration files in the `/etc/grub.d/` directory. After modifying the configuration, you need to regenerate the GRUB2 configuration by running the appropriate command for your distribution, such as `sudo update-grub` on Ubuntu-based systems.</text:p>
      <text:p text:style-name="P1"/>
      <text:p text:style-name="P1">It's important to note that incorrect modification of GRUB2 environment variables can lead to boot failures. Therefore, it's recommended to back up the configuration file before making any changes and refer to the official GRUB2 documentation or consult relevant resources for detailed information on each environment variable and its proper usage.</text:p>
      <text:h text:style-name="P17" text:outline-level="2"><text:bookmark-start text:name="__RefHeading___Toc4132_4036584610"/>5.2. Password Protection and Secure Boot<text:bookmark-end text:name="__RefHeading___Toc4132_4036584610"/></text:h>
      <text:p text:style-name="P1"/>
      <text:p text:style-name="P1">GRUB2 provides options for password protection and integration with secure boot mechanisms to enhance the security of the bootloader and the system. Here's an overview of password protection and secure boot with GRUB2:</text:p>
      <text:p text:style-name="P1"/>
      <text:p text:style-name="P12">1. Password Protection:</text:p>
      <text:p text:style-name="P1">- GRUB2 supports password protection to prevent unauthorized access to the bootloader configuration and the system.</text:p>
      <text:p text:style-name="P1">- The password can be set by configuring the `GRUB2_PASSWORD` environment variable in the GRUB2 configuration file (`/etc/default/grub`).</text:p>
      <text:p text:style-name="P1">- The password is stored in an encrypted form, and users are prompted to enter the password before being allowed access to the GRUB2 menu or making any configuration changes.</text:p>
      <text:p text:style-name="P1">- The password protection feature helps protect against unauthorized modifications to the bootloader configuration and prevents unauthorized booting of the system.</text:p>
      <text:p text:style-name="P1"/>
      <text:p text:style-name="P12">2. Secure Boot:</text:p>
      <text:p text:style-name="P1">- Secure Boot is a security feature implemented in UEFI firmware that ensures the integrity of the boot process by verifying the digital signature of the bootloader and its components.</text:p>
      <text:p text:style-name="P1">- GRUB2 can be integrated with Secure Boot by providing a signed EFI binary (`shimx64.efi` or `grubx64.efi.signed`) that is recognized by the UEFI firmware.</text:p>
      <text:p text:style-name="P1">- The signed GRUB2 binary is authenticated by a trusted Certificate Authority (CA) and is capable of booting on systems with Secure Boot enabled.</text:p>
      <text:p text:style-name="P1">- Secure Boot helps protect against unauthorized or malicious code from being executed during the boot process.</text:p>
      <text:p text:style-name="P1"/>
      <text:p text:style-name="P1">To enable password protection or integrate with Secure Boot, follow these general steps:</text:p>
      <text:p text:style-name="P1"/>
      <text:p text:style-name="P12">1. Password Protection:</text:p>
      <text:p text:style-name="P1">- Set the `GRUB2_PASSWORD` environment variable in the GRUB2 configuration file to specify the password.</text:p>
      <text:p text:style-name="P1">- Regenerate the GRUB2 configuration by running the appropriate command for your distribution, such as `sudo update-grub`.</text:p>
      <text:p text:style-name="P1">- Upon reboot, GRUB2 will prompt for the password before allowing access to the menu or making configuration changes.</text:p>
      <text:p text:style-name="P1"/>
      <text:p text:style-name="P12">2. Secure Boot:</text:p>
      <text:p text:style-name="P1">- Obtain a signed GRUB2 binary (`shimx64.efi` or `grubx64.efi.signed`) that is recognized by the UEFI firmware with Secure Boot enabled.</text:p>
      <text:p text:style-name="P1">- Replace the existing GRUB2 EFI binary (`shimx64.efi` or `grubx64.efi`) in the EFI system partition (ESP) with the signed binary.</text:p>
      <text:p text:style-name="P1">- Ensure that the signed GRUB2 binary is properly signed and authenticated by a trusted Certificate Authority (CA).</text:p>
      <text:p text:style-name="P1">- Enable Secure Boot in the UEFI firmware settings.</text:p>
      <text:p text:style-name="P1"/>
      <text:p text:style-name="P1">The exact steps for password protection and Secure Boot integration may vary depending on your Linux distribution, UEFI firmware, and version of GRUB2. Refer to the documentation or support resources for your distribution for detailed instructions on configuring password protection and Secure Boot with GRUB2.</text:p>
      <text:p text:style-name="P1"/>
      <text:p text:style-name="P1"><text:soft-page-break/>It's important to note that password protection and Secure Boot are complementary security features that can enhance the security of your system, but they are not foolproof. Additional security measures, such as full-disk encryption and secure system configuration, are also recommended to ensure overall system security.</text:p>
      <text:p text:style-name="P1"/>
      <text:h text:style-name="P17" text:outline-level="2"><text:bookmark-start text:name="__RefHeading___Toc4134_4036584610"/>5.3. Custom Themes and Graphics<text:bookmark-end text:name="__RefHeading___Toc4134_4036584610"/></text:h>
      <text:p text:style-name="P1"/>
      <text:p text:style-name="P1">GRUB2 allows you to customize its appearance by using custom themes and graphics. You can change the background image, modify the color scheme, and even apply custom graphical themes to give GRUB2 a personalized look. Here's an overview of how you can work with custom themes and graphics in GRUB2:</text:p>
      <text:p text:style-name="P1"/>
      <text:p text:style-name="P12">1. Customizing the Background Image:</text:p>
      <text:p text:style-name="P1">- Choose or create an image that you want to set as the background for the GRUB2 menu. Ensure that the image is in a supported format such as PNG, JPG, or TGA.</text:p>
      <text:p text:style-name="P1">- Copy the image file to a location accessible by GRUB2, such as the `/boot/grub/` directory.</text:p>
      <text:p text:style-name="P1">- Open the GRUB2 configuration file (`/etc/default/grub`) and add or modify the `GRUB_BACKGROUND` line to specify the path to the background image. For example: `GRUB_BACKGROUND="/boot/grub/my_background.png"`.</text:p>
      <text:p text:style-name="P1">- Save the changes to the configuration file.</text:p>
      <text:p text:style-name="P1">- Regenerate the GRUB2 configuration by running the appropriate command for your distribution, such as `sudo update-grub`.</text:p>
      <text:p text:style-name="P1">- Upon reboot, GRUB2 will display the custom background image.</text:p>
      <text:p text:style-name="P1"/>
      <text:p text:style-name="P12">2. Applying Custom Themes:</text:p>
      <text:p text:style-name="P1">- Custom themes provide a complete visual makeover for the GRUB2 menu, including not only the background image but also fonts, icons, and other graphical elements.</text:p>
      <text:p text:style-name="P1">- Download or create a GRUB2 theme package in a compatible format (typically as a TAR archive).</text:p>
      <text:p text:style-name="P1">- Extract the theme package to a directory, such as `/boot/grub/themes/`, ensuring that the necessary files and folders are preserved.</text:p>
      <text:p text:style-name="P1">- Open the GRUB2 configuration file (`/etc/default/grub`) and add or modify the `GRUB_THEME` line to specify the path to the theme's `.pf2` font file. For example: `GRUB_THEME="/boot/grub/themes/my_theme/theme.txt"`.</text:p>
      <text:p text:style-name="P1">- Save the changes to the configuration file.</text:p>
      <text:p text:style-name="P1">- Regenerate the GRUB2 configuration by running the appropriate command for your distribution, such as `sudo update-grub`.</text:p>
      <text:p text:style-name="P1">- Upon reboot, GRUB2 will display the custom theme.</text:p>
      <text:p text:style-name="P1"/>
      <text:p text:style-name="P12">3. Modifying Colors and Fonts:</text:p>
      <text:p text:style-name="P1">- GRUB2 allows you to customize the colors and fonts used in the menu.</text:p>
      <text:p text:style-name="P1">- Open the GRUB2 configuration file (`/etc/default/grub`) and modify the relevant lines to specify the desired color codes and font settings.</text:p>
      <text:p text:style-name="P1">- Save the changes to the configuration file.</text:p>
      <text:p text:style-name="P1">- Regenerate the GRUB2 configuration by running the appropriate command for your distribution, such as `sudo update-grub`.</text:p>
      <text:p text:style-name="P1">- Upon reboot, GRUB2 will reflect the color and font changes.</text:p>
      <text:p text:style-name="P1"/>
      <text:p text:style-name="P1">It's important to note that customizing themes and graphics in GRUB2 requires some technical knowledge and familiarity with Linux configuration files. Additionally, the availability and compatibility of themes may vary depending on your GRUB2 version and Linux distribution.</text:p>
      <text:p text:style-name="P1"/>
      <text:p text:style-name="P1">When working with custom themes and graphics, it's recommended to keep backups of the original GRUB2 configuration and files to easily revert to the default settings if needed.</text:p>
      <text:h text:style-name="P17" text:outline-level="2"><text:bookmark-start text:name="__RefHeading___Toc4136_4036584610"/>5.4. Network Booting with GRUB2<text:bookmark-end text:name="__RefHeading___Toc4136_4036584610"/></text:h>
      <text:p text:style-name="P1"/>
      <text:p text:style-name="P1">GRUB2 supports network booting, which allows you to boot an operating system or an installation environment over a network rather than from local storage devices. Network booting can be useful in various scenarios, such as deploying operating systems to multiple machines or booting diskless systems. Here's an overview of how you can configure network booting with GRUB2:</text:p>
      <text:p text:style-name="P1"/>
      <text:p text:style-name="P12">1. Set up a Network Boot Server:</text:p>
      <text:p text:style-name="P1">- You need to set up a network boot server that provides the necessary files for network booting. The server typically runs a network boot protocol such as TFTP (Trivial File Transfer Protocol) or NFS (Network File System).</text:p>
      <text:p text:style-name="P1">- Configure the server to serve the required files, including the GRUB2 bootloader binary (`grubx64.efi` or `pxelinux.0`), the kernel image, and the initial RAM disk (initrd) file for the desired operating system.</text:p>
      <text:p text:style-name="P1"/>
      <text:p text:style-name="P12">2. Configure DHCP or PXE Boot:</text:p>
      <text:p text:style-name="P1">- Configure your DHCP (Dynamic Host Configuration Protocol) server to provide the necessary network boot information to the client machines. This information includes the IP address of the boot server and the filename of the GRUB2 bootloader binary or the PXE bootloader file.</text:p>
      <text:p text:style-name="P1">- Alternatively, if your network infrastructure supports PXE (Preboot Execution Environment), configure the PXE boot settings to provide the network boot information to the client machines.</text:p>
      <text:p text:style-name="P1"/>
      <text:p text:style-name="P12">3. Configure GRUB2 for Network Boot:</text:p>
      <text:p text:style-name="P1">- Open the GRUB2 configuration file (`/etc/default/grub`) on the boot server.</text:p>
      <text:p text:style-name="P1">- Modify the `GRUB_CMDLINE_LINUX_DEFAULT` variable to specify the network boot parameters, such as the root file system, network configuration, or kernel parameters. For example: `GRUB_CMDLINE_LINUX_DEFAULT="root=/dev/nfs nfsroot=10.0.0.1:/path/to/nfsroot"`</text:p>
      <text:p text:style-name="P1">- Save the changes to the configuration file.</text:p>
      <text:p text:style-name="P1">- Regenerate the GRUB2 configuration by running the appropriate command for your distribution, such as `sudo update-grub`.</text:p>
      <text:p text:style-name="P1"/>
      <text:p text:style-name="P12">4. Start Network Boot:</text:p>
      <text:p text:style-name="P1">- Ensure that the client machines are set to boot from the network as the primary boot option in their BIOS or UEFI firmware settings.</text:p>
      <text:p text:style-name="P1">- Power on the client machines and wait for the network boot process to start.</text:p>
      <text:p text:style-name="P1">- The client machines will contact the DHCP or PXE server to obtain network boot information, including the location of the GRUB2 bootloader.</text:p>
      <text:p text:style-name="P1">- GRUB2 will load and execute the specified kernel and initrd from the network boot server.</text:p>
      <text:p text:style-name="P1">- The operating system or installation environment will then be loaded and booted on the client machine.</text:p>
      <text:p text:style-name="P1"/>
      <text:p text:style-name="P1">It's important to note that network booting with GRUB2 requires a properly configured network boot server and network infrastructure that supports DHCP or PXE boot. The exact configuration steps may vary depending on your specific network environment and the version of GRUB2 you are using.</text:p>
      <text:p text:style-name="P1"/>
      <text:p text:style-name="P1">For detailed instructions and additional customization options, refer to the documentation or support resources for your Linux distribution and the specific network boot protocol you are using (such as TFTP or NFS).</text:p>
      <text:p text:style-name="P1"/>
      <text:h text:style-name="P17" text:outline-level="2"><text:bookmark-start text:name="__RefHeading___Toc4138_4036584610"/>5.5. Managing Disk Drives and Partitions<text:bookmark-end text:name="__RefHeading___Toc4138_4036584610"/></text:h>
      <text:p text:style-name="P1"/>
      <text:p text:style-name="P1">GRUB2 can handle disk drives and partitions to facilitate the booting process and allow you to select the desired operating system or kernel. While GRUB2 itself does not provide partitioning tools, it interacts with the underlying disk and partition structure of the system. Here's an overview of managing disk drives and partitions with GRUB2:</text:p>
      <text:p text:style-name="P1"/>
      <text:p text:style-name="P12">1. Disk Identification:</text:p>
      <text:p text:style-name="P1">- GRUB2 uses a disk numbering scheme starting from 0 to identify disks and partitions. For example, `(hd0)` represents the first disk, `(hd1)` represents the second disk, and so on.</text:p>
      <text:p text:style-name="P1">- To determine the available disks and their corresponding numbering, you can use the `ls` command in the GRUB2 command-line interface. For instance, `ls (hd0)` will display the partitions on the first disk.</text:p>
      <text:p text:style-name="P1"/>
      <text:p text:style-name="P12">2. Partition Naming:</text:p>
      <text:p text:style-name="P1">- GRUB2 uses a partition naming scheme starting from 1 to identify partitions on a disk. For example, `(hd0,1)` represents the first partition on the first disk, `(hd0,2)` represents the second partition, and so on.</text:p>
      <text:p text:style-name="P1">- The partition naming scheme follows the convention of `(disk_number, partition_number)`.</text:p>
      <text:p text:style-name="P1"/>
      <text:p text:style-name="P12">3. Detecting Operating Systems:</text:p>
      <text:p text:style-name="P1">- GRUB2 can automatically detect and add entries for installed operating systems on the system's disk drives.</text:p>
      <text:p text:style-name="P1">- The `os-prober` utility is typically used by GRUB2 to scan the disks and identify installed operating systems. Running `sudo update-grub` (on Ubuntu-based systems) regenerates the GRUB2 configuration and includes the detected operating systems in the menu.</text:p>
      <text:p text:style-name="P1"/>
      <text:p text:style-name="P12">4. Manually Adding Menu Entries:</text:p>
      <text:p text:style-name="P1">- If an operating system is not automatically detected or you want to add a custom menu entry, you can manually modify the GRUB2 configuration file.</text:p>
      <text:p text:style-name="P1">- Open the GRUB2 configuration file (`/etc/default/grub`) and add a new entry using the `menuentry` syntax. Specify the kernel and initrd paths along with any necessary boot parameters.</text:p>
      <text:p text:style-name="P1">- Save the changes to the configuration file.</text:p>
      <text:p text:style-name="P1">- Regenerate the GRUB2 configuration by running the appropriate command for your distribution, such as `sudo update-grub`.</text:p>
      <text:p text:style-name="P1"/>
      <text:p text:style-name="P12">5. Booting from Specific Partitions:</text:p>
      <text:p text:style-name="P1">- GRUB2 allows you to specify a specific partition to boot from, overriding the default configuration.</text:p>
      <text:p text:style-name="P1">- In the GRUB2 menu, select the desired menu entry and press "e" to edit the entry.</text:p>
      <text:p text:style-name="P1">- Locate the line starting with `linux` and modify it to specify the desired root partition using the `root` parameter. For example, `root=(hd0,1)` sets the first partition of the first disk as the root.</text:p>
      <text:p text:style-name="P1">- Press "Ctrl+X" or "F10" to boot using the modified configuration.</text:p>
      <text:p text:style-name="P1"/>
      <text:p text:style-name="P1">It's important to note that while GRUB2 can interact with disk drives and partitions, it is not a full-fledged partitioning tool. For disk partitioning tasks, such as creating, resizing, or deleting partitions, you should use dedicated partitioning tools like `fdisk`, `parted`, or graphical tools like GParted.</text:p>
      <text:p text:style-name="P1"/>
      <text:p text:style-name="P1"/>
      <text:p text:style-name="P1"><text:soft-page-break/>Always exercise caution when modifying disk drives and partitions, as incorrect changes can result in data loss or system instability. It's recommended to back up your data and refer to the documentation or support resources for your specific Linux distribution for detailed instructions on managing disk drives and partitions.</text:p>
      <text:p text:style-name="P1"/>
      <text:h text:style-name="P17" text:outline-level="2"><text:bookmark-start text:name="__RefHeading___Toc4140_4036584610"/>5.6. Using GRUB2 with LVM and RAID<text:bookmark-end text:name="__RefHeading___Toc4140_4036584610"/></text:h>
      <text:p text:style-name="P1"/>
      <text:p text:style-name="P1">GRUB2 supports working with Logical Volume Management (LVM) and Redundant Array of Independent Disks (RAID) configurations. LVM allows for flexible disk management, while RAID provides data redundancy and performance improvements. Here's an overview of using GRUB2 with LVM and RAID:</text:p>
      <text:p text:style-name="P1"/>
      <text:p text:style-name="P12">1. LVM Configuration:</text:p>
      <text:p text:style-name="P1">- Set up LVM logical volumes and volume groups according to your requirements. This involves creating physical volumes (PVs), volume groups (VGs), and logical volumes (LVs) using tools like `pvcreate`, `vgcreate`, and `lvcreate`.</text:p>
      <text:p text:style-name="P1">- Install GRUB2 on the boot sector of each disk involved in the LVM setup using the `grub-install` command. For example, `sudo grub-install /dev/sda` installs GRUB2 on the MBR of the first disk.</text:p>
      <text:p text:style-name="P1">- Update the GRUB2 configuration by running the appropriate command for your distribution, such as `sudo update-grub`. This ensures that GRUB2 recognizes the LVM volumes and generates the necessary menu entries.</text:p>
      <text:p text:style-name="P1"/>
      <text:p text:style-name="P12">2. RAID Configuration:</text:p>
      <text:p text:style-name="P1">- Set up the RAID arrays using software RAID (mdadm) or hardware RAID controllers.</text:p>
      <text:p text:style-name="P1">- Install GRUB2 on each disk involved in the RAID configuration using the `grub-install` command.</text:p>
      <text:p text:style-name="P1">- Update the GRUB2 configuration using the appropriate command to generate menu entries that include the RAID devices. For example, `sudo update-grub`.</text:p>
      <text:p text:style-name="P1"/>
      <text:p text:style-name="P12">3. Handling LVM and RAID during Boot:</text:p>
      <text:p text:style-name="P1">- When booting with LVM or RAID configurations, GRUB2 needs to locate the correct LVM volumes or RAID arrays to load the operating system.</text:p>
      <text:p text:style-name="P1">- GRUB2 provides a flexible disk naming scheme, allowing you to specify LVM and RAID devices. For example, `(lvm/my_vg-lv_root)` represents an LVM logical volume, and `(md/0)` represents a RAID device.</text:p>
      <text:p text:style-name="P1">- You can configure the GRUB2 menu entries in the `/etc/default/grub` file to specify the correct LVM or RAID device. For example:</text:p>
      <text:p text:style-name="P1"/>
      <text:p text:style-name="Preformatted_20_Text"><text:s text:c="5"/>linux /vmlinuz root=/dev/mapper/my_vg-lv_root</text:p>
      <text:p text:style-name="Preformatted_20_Text"><text:s text:c="5"/>initrd /initrd.img</text:p>
      <text:p text:style-name="Preformatted_20_Text"/>
      <text:p text:style-name="P1">- Save the changes to the configuration file and update GRUB2 using the appropriate command.</text:p>
      <text:p text:style-name="P1"/>
      <text:p text:style-name="P1">It's important to note that when using LVM and RAID configurations with GRUB2, you should ensure that the necessary LVM or RAID modules are loaded during the boot process. This typically involves including the required modules in the initial RAM disk (initrd) that GRUB2 loads. Refer to the documentation or support resources for your specific Linux distribution for detailed instructions on configuring LVM and RAID with GRUB2.</text:p>
      <text:p text:style-name="P1"/>
      <text:p text:style-name="P1">Always exercise caution when working with LVM and RAID configurations, as improper configuration or incorrect changes can result in data loss or system instability. It's recommended to back up your data and refer to the documentation or support resources for your specific Linux distribution for detailed instructions on using GRUB2 with LVM and RAID.</text:p>
      <text:p text:style-name="P1"/>
      <text:h text:style-name="P17" text:outline-level="2"><text:bookmark-start text:name="__RefHeading___Toc4142_4036584610"/>5.7. Secure Boot and GRUB2<text:bookmark-end text:name="__RefHeading___Toc4142_4036584610"/></text:h>
      <text:p text:style-name="P1"/>
      <text:p text:style-name="P1">Secure Boot is a feature implemented in modern computer systems, particularly those with UEFI firmware, to enhance the security of the boot process by ensuring that only trusted operating system bootloaders and kernels are loaded. GRUB2, as a bootloader, supports Secure Boot and can be configured to work seamlessly with it. Here's a detailed overview of Secure Boot and its interaction with GRUB2:</text:p>
      <text:p text:style-name="P1"/>
      <text:p text:style-name="P12">1. Secure Boot Overview:</text:p>
      <text:p text:style-name="P1">- Secure Boot is a firmware feature that verifies the digital signatures of bootloaders and kernels before executing them during the boot process.</text:p>
      <text:p text:style-name="P1">- It relies on cryptographic signatures to ensure that only trusted software, signed with authorized keys, can run on the system.</text:p>
      <text:p text:style-name="P1">- Secure Boot protects against boot-time malware, such as rootkits and bootkits, by preventing the execution of unauthorized code.</text:p>
      <text:p text:style-name="P1"/>
      <text:p text:style-name="P12">2. UEFI Firmware and Secure Boot:</text:p>
      <text:p text:style-name="P1">- Secure Boot is typically implemented in systems using Unified Extensible Firmware Interface (UEFI) firmware, which has replaced the traditional BIOS in many modern computers.</text:p>
      <text:p text:style-name="P1">- The UEFI firmware contains a secure boot policy that defines the set of trusted keys and certificates that are used to verify the bootloaders and kernels.</text:p>
      <text:p text:style-name="P1"/>
      <text:p text:style-name="P12">3. GRUB2 and Secure Boot:</text:p>
      <text:p text:style-name="P1">- GRUB2 can be configured to work with Secure Boot by using signed bootloaders and kernels that comply with the firmware's secure boot policy.</text:p>
      <text:p text:style-name="P1">- Secure Boot requires bootloaders and kernels to be signed with a trusted certificate or key. These signed binaries are known as Secure Boot Shim or PreLoader.</text:p>
      <text:p text:style-name="P1">- The Secure Boot Shim or PreLoader is responsible for verifying the signatures of the subsequent components, such as GRUB2 and the Linux kernel.</text:p>
      <text:p text:style-name="P1"/>
      <text:p text:style-name="P12">4. Signing GRUB2 and Linux Kernel:</text:p>
      <text:p text:style-name="P1">- To work with Secure Boot, GRUB2 and the Linux kernel need to be signed using authorized keys that the UEFI firmware recognizes as trusted.</text:p>
      <text:p text:style-name="P1">- The signing process involves generating cryptographic keys, creating a signing certificate, and using the keys and certificate to sign the GRUB2 bootloader and the Linux kernel.</text:p>
      <text:p text:style-name="P1">- The signed binaries can then be used in the boot process, and the UEFI firmware will verify their signatures during boot to ensure their authenticity.</text:p>
      <text:p text:style-name="P1"/>
      <text:p text:style-name="P12">5. Managing Secure Boot Keys:</text:p>
      <text:p text:style-name="P1">- Secure Boot keys can be managed through the UEFI firmware settings or utilities provided by the firmware vendor.</text:p>
      <text:p text:style-name="P1">- Authorized keys can be added or removed, and the secure boot policy can be modified to define which keys are trusted for boot verification.</text:p>
      <text:p text:style-name="P1">- Managing Secure Boot keys requires administrative privileges and familiarity with the firmware and its settings.</text:p>
      <text:p text:style-name="P1"/>
      <text:p text:style-name="P1">It's important to note that the specific process of configuring Secure Boot and signing GRUB2 and the Linux kernel may vary depending on the UEFI firmware implementation and the distribution of Linux you are using. It's recommended to refer to the documentation or support resources provided by your firmware manufacturer and Linux distribution for detailed instructions on configuring Secure Boot with GRUB2.</text:p>
      <text:p text:style-name="P1"><text:soft-page-break/></text:p>
      <text:p text:style-name="P1">Enabling Secure Boot provides an additional layer of security to protect against boot-time malware. However, it also introduces complexities and requires careful management of signed binaries and secure boot keys to ensure the successful booting of trusted operating systems and kernels.</text:p>
      <text:h text:style-name="P16" text:outline-level="1"><text:bookmark-start text:name="__RefHeading___Toc4144_4036584610"/>6. Managing GRUB2<text:bookmark-end text:name="__RefHeading___Toc4144_4036584610"/></text:h>
      <text:h text:style-name="Heading_20_2" text:outline-level="2"><text:bookmark-start text:name="__RefHeading___Toc4146_4036584610"/>6.1. GRUB2 Command Line Interface<text:bookmark-end text:name="__RefHeading___Toc4146_4036584610"/></text:h>
      <text:p text:style-name="P1"/>
      <text:p text:style-name="P1">GRUB2 includes a command-line interface (CLI) that allows you to interact with the bootloader directly. The CLI provides a way to manually enter commands and perform various operations related to booting and configuring GRUB2. Here are some key points about the GRUB2 command-line interface:</text:p>
      <text:p text:style-name="P1"/>
      <text:p text:style-name="P12">Accessing the GRUB2 CLI:</text:p>
      <text:p text:style-name="P1">- During the boot process, you can access the GRUB2 CLI by pressing the "c" key when the GRUB2 menu is displayed.</text:p>
      <text:p text:style-name="P1">- Alternatively, you can boot into a recovery or rescue mode, which often provides access to the GRUB2 CLI.</text:p>
      <text:p text:style-name="P1"/>
      <text:p text:style-name="P12">Basic Commands:</text:p>
      <text:p text:style-name="P1">- `ls`: Lists the available devices and partitions.</text:p>
      <text:p text:style-name="P1">- `ls (hdX,Y)`: Lists the files and directories on the specified device/partition.</text:p>
      <text:p text:style-name="P1">- `set`: Displays the values of GRUB2 environment variables.</text:p>
      <text:p text:style-name="P1">- `lsmod`: Lists the loaded modules.</text:p>
      <text:p text:style-name="P1">- `insmod`: Loads a GRUB2 module.</text:p>
      <text:p text:style-name="P1">- `search`: Searches for files, partitions, or boot options.</text:p>
      <text:p text:style-name="P1">- `configfile`: Loads and executes a specific configuration file.</text:p>
      <text:p text:style-name="P1"/>
      <text:p text:style-name="P12">Booting Commands:</text:p>
      <text:p text:style-name="P1">- `linux`: Specifies the path to the Linux kernel.</text:p>
      <text:p text:style-name="P1">- `initrd`: Specifies the path to the initial RAM disk (initrd) file.</text:p>
      <text:p text:style-name="P1">- `boot`: Boots the system using the specified kernel and initrd.</text:p>
      <text:p text:style-name="P1"/>
      <text:p text:style-name="P12">Configuration Commands:</text:p>
      <text:p text:style-name="P1">- `editenv`: Opens the environment block editor to modify environment variables.</text:p>
      <text:p text:style-name="P1">- `setenv`: Sets the value of a specific environment variable.</text:p>
      <text:p text:style-name="P1">- `save_env`: Saves the modified environment variables to disk.</text:p>
      <text:p text:style-name="P1">- `configfile`: Loads and executes a specific configuration file.</text:p>
      <text:p text:style-name="P1"/>
      <text:p text:style-name="P12">Advanced Commands:</text:p>
      <text:p text:style-name="P1">- `chainloader`: Chainloads another bootloader or boot sector.</text:p>
      <text:p text:style-name="P1">- `multiboot`: Loads a multiboot-compliant kernel.</text:p>
      <text:p text:style-name="P1">- `memtest`: Boots the Memtest86 memory diagnostic tool.</text:p>
      <text:p text:style-name="P1"/>
      <text:p text:style-name="P1">These are just a few examples of the commands available in the GRUB2 CLI. The command-line interface provides more flexibility for troubleshooting boot issues, manually booting operating systems or kernels, and making configuration changes.</text:p>
      <text:p text:style-name="P1"/>
      <text:p text:style-name="P1">It's important to note that incorrect usage of commands in the GRUB2 CLI can lead to boot failures or system instability. Therefore, it's advisable to refer to the official GRUB2 documentation or consult relevant resources for detailed information on each command and its proper usage.</text:p>
      <text:p text:style-name="P1"/>
      <text:h text:style-name="P17" text:outline-level="2"><text:bookmark-start text:name="__RefHeading___Toc4148_4036584610"/>6.2. Editing Boot Entries<text:bookmark-end text:name="__RefHeading___Toc4148_4036584610"/></text:h>
      <text:p text:style-name="P1"/>
      <text:p text:style-name="P1">Editing boot entries in GRUB2 allows you to modify the configuration of specific menu entries or add custom parameters for booting the operating system. Here's a step-by-step guide on how to edit boot entries in GRUB2:</text:p>
      <text:p text:style-name="P1"/>
      <text:p text:style-name="P12">1. Access GRUB2 Configuration:</text:p>
      <text:p text:style-name="P1">- Boot your computer and wait for the GRUB2 boot menu to appear.</text:p>
      <text:p text:style-name="P1">- Use the arrow keys to highlight the desired boot entry.</text:p>
      <text:p text:style-name="P1">- Press the "e" key to enter the GRUB2 editing mode for that entry.</text:p>
      <text:p text:style-name="P1"/>
      <text:p text:style-name="P12">2. Modify Kernel Parameters:</text:p>
      <text:p text:style-name="P1">- In the editing mode, you will see a screen displaying the boot entry's configuration.</text:p>
      <text:p text:style-name="P1">- Navigate to the line starting with "linux" or "linuxefi" (for UEFI systems) that specifies the kernel parameters.</text:p>
      <text:p text:style-name="P1">- Use the arrow keys to move the cursor to the desired location within the line.</text:p>
      <text:p text:style-name="P1">- Make the necessary modifications, such as adding or removing parameters or changing their values.</text:p>
      <text:p text:style-name="P1"/>
      <text:p text:style-name="P12">3. Save and Exit:</text:p>
      <text:p text:style-name="P1">- After making the required changes, press "Ctrl+X" or "F10" to boot using the modified configuration.</text:p>
      <text:p text:style-name="P1">- This change is temporary and will not persist after a system reboot.</text:p>
      <text:p text:style-name="P1"/>
      <text:p text:style-name="P12">4. Making Permanent Changes:</text:p>
      <text:p text:style-name="P1">- If you want to make permanent changes to the boot entries, you need to modify the GRUB2 configuration file.</text:p>
      <text:p text:style-name="P1">- Open the GRUB2 configuration file using a text editor. The file is typically located at `/etc/default/grub` or `/etc/grub.d/40_custom` (for custom entries).</text:p>
      <text:p text:style-name="P1">- Modify the `GRUB_CMDLINE_LINUX_DEFAULT` variable to include the desired kernel parameters.</text:p>
      <text:p text:style-name="P1">- Save the changes to the configuration file.</text:p>
      <text:p text:style-name="P1"/>
      <text:p text:style-name="P12">5. Update GRUB2 Configuration:</text:p>
      <text:p text:style-name="P1">- After modifying the GRUB2 configuration file, you need to update the GRUB2 bootloader to apply the changes.</text:p>
      <text:p text:style-name="P1">- Run the appropriate command for your Linux distribution, such as `sudo update-grub` (on Ubuntu-based systems) or `sudo grub-mkconfig -o /boot/grub/grub.cfg`.</text:p>
      <text:p text:style-name="P1">- This command regenerates the GRUB2 configuration file based on the changes made and updates the bootloader accordingly.</text:p>
      <text:p text:style-name="P1"/>
      <text:p text:style-name="P1">It's important to note that editing boot entries in GRUB2 requires administrative privileges. Additionally, it's recommended to be cautious when modifying the boot entries to avoid any unintended consequences that could result in system instability or boot failures. Always make backup copies of important configuration files before making any changes.</text:p>
      <text:p text:style-name="P1"/>
      <text:p text:style-name="P1">Refer to the documentation or support resources for your specific Linux distribution for detailed instructions on editing GRUB2 boot entries, as the exact commands and file locations may vary.</text:p>
      <text:p text:style-name="P1"/>
      <text:h text:style-name="P17" text:outline-level="2"><text:bookmark-start text:name="__RefHeading___Toc4150_4036584610"/>6.3. Adding and Removing Boot Entries<text:bookmark-end text:name="__RefHeading___Toc4150_4036584610"/></text:h>
      <text:p text:style-name="P1"/>
      <text:p text:style-name="P1">Adding and removing boot entries in GRUB2 allows you to manage the list of available operating systems or configurations in the boot menu. Here's a step-by-step guide on how to add and remove boot entries in GRUB2:</text:p>
      <text:p text:style-name="P1"/>
      <text:p text:style-name="P12">Adding Boot Entries:</text:p>
      <text:p text:style-name="P1"/>
      <text:p text:style-name="P12">1. Identify the Kernel and Initramfs Paths:</text:p>
      <text:p text:style-name="P1">- Determine the location of the kernel and initramfs files for the operating system or configuration you want to add.</text:p>
      <text:p text:style-name="P1">- Typically, the kernel is located in the `/boot` directory, and its filename starts with "vmlinuz-" or "bzImage-". The initramfs file usually starts with "initrd-" or "initramfs-".</text:p>
      <text:p text:style-name="P1"/>
      <text:p text:style-name="P12">2. Open the GRUB2 Configuration File:</text:p>
      <text:p text:style-name="P1">- Open the GRUB2 configuration file using a text editor. The file is usually located at `/etc/default/grub` or `/etc/grub.d/40_custom` (for custom entries).</text:p>
      <text:p text:style-name="P1"/>
      <text:p text:style-name="P12">3. Add a New Boot Entry:</text:p>
      <text:p text:style-name="P1">- In the configuration file, find the line that starts with "GRUB_DEFAULT" and note the current value. This value represents the default boot entry index.</text:p>
      <text:p text:style-name="P1">- To add a new boot entry, add a new line using the `menuentry` syntax. For example:</text:p>
      <text:p text:style-name="P1"/>
      <text:p text:style-name="Preformatted_20_Text"><text:s text:c="5"/>menuentry 'My New OS' {</text:p>
      <text:p text:style-name="Preformatted_20_Text"><text:s text:c="9"/>set root=(hd0,1)</text:p>
      <text:p text:style-name="Preformatted_20_Text"><text:s text:c="9"/>linux /boot/vmlinuz-&lt;version&gt; root=/dev/sda1</text:p>
      <text:p text:style-name="Preformatted_20_Text"><text:s text:c="9"/>initrd /boot/initrd-&lt;version&gt;</text:p>
      <text:p text:style-name="Preformatted_20_Text"><text:s text:c="5"/>}</text:p>
      <text:p text:style-name="Preformatted_20_Text"/>
      <text:p text:style-name="P1">Replace `&lt;version&gt;` with the appropriate kernel and initramfs file names.</text:p>
      <text:p text:style-name="P1"/>
      <text:p text:style-name="P12">4. Save the Configuration File and Update GRUB2:</text:p>
      <text:p text:style-name="P1">- Save the changes to the configuration file.</text:p>
      <text:p text:style-name="P1">- Run the appropriate command for your Linux distribution to update the GRUB2 configuration, such as `sudo update-grub` (on Ubuntu-based systems) or `sudo grub-mkconfig -o /boot/grub/grub.cfg`.</text:p>
      <text:p text:style-name="P1">- This command regenerates the GRUB2 configuration file and includes the new boot entry in the menu.</text:p>
      <text:p text:style-name="P1"/>
      <text:p text:style-name="P12">Removing Boot Entries:</text:p>
      <text:p text:style-name="P1"/>
      <text:p text:style-name="P12">1. Open the GRUB2 Configuration File:</text:p>
      <text:p text:style-name="P1">- Open the GRUB2 configuration file using a text editor. The file is usually located at `/etc/default/grub` or `/etc/grub.d/40_custom` (for custom entries).</text:p>
      <text:p text:style-name="P1"/>
      <text:p text:style-name="P12">2. Locate the Boot Entry to Remove:</text:p>
      <text:p text:style-name="P1">- Find the boot entry in the configuration file that you want to remove. It will be listed as a `menuentry` block.</text:p>
      <text:p text:style-name="P1"/>
      <text:p text:style-name="P12">3. Delete the Boot Entry:</text:p>
      <text:p text:style-name="P1">- Delete the entire `menuentry` block associated with the boot entry you want to remove.</text:p>
      <text:p text:style-name="P1"/>
      <text:p text:style-name="P12"><text:soft-page-break/>4. Save the Configuration File and Update GRUB2:</text:p>
      <text:p text:style-name="P1">- Save the changes to the configuration file.</text:p>
      <text:p text:style-name="P1">- Run the appropriate command for your Linux distribution to update the GRUB2 configuration, such as `sudo update-grub` (on Ubuntu-based systems) or `sudo grub-mkconfig -o /boot/grub/grub.cfg`.</text:p>
      <text:p text:style-name="P1">- This command regenerates the GRUB2 configuration file and removes the deleted boot entry from the menu.</text:p>
      <text:p text:style-name="P1"/>
      <text:p text:style-name="P1">It's important to note that modifying the GRUB2 configuration requires administrative privileges. Exercise caution when adding or removing boot entries to avoid any unintended consequences that could result in system instability or boot failures. Always make backup copies of important configuration files before making any changes.</text:p>
      <text:p text:style-name="P1"/>
      <text:p text:style-name="P1">Refer to the documentation or support resources for your specific Linux distribution for detailed instructions on adding and removing boot entries in GRUB2, as the exact commands and file locations may vary.</text:p>
      <text:p text:style-name="P1"/>
      <text:h text:style-name="P17" text:outline-level="2"><text:bookmark-start text:name="__RefHeading___Toc4152_4036584610"/>6.4. Updating GRUB2<text:bookmark-end text:name="__RefHeading___Toc4152_4036584610"/></text:h>
      <text:p text:style-name="P1"/>
      <text:p text:style-name="P1">Updating GRUB2 involves regenerating the GRUB configuration file to include any changes made to the boot entries or configuration settings. Here's a step-by-step guide on how to update GRUB2:</text:p>
      <text:p text:style-name="P1"/>
      <text:p text:style-name="P12">1. Open a Terminal:</text:p>
      <text:p text:style-name="P1">- Open a terminal on your Linux system. The method may vary depending on your Linux distribution. For example, you can use the "Terminal" application or press "Ctrl+Alt+T" to open a terminal window.</text:p>
      <text:p text:style-name="P1"/>
      <text:p text:style-name="P12">2. Run the Update Command:</text:p>
      <text:p text:style-name="P1">- Depending on your Linux distribution, run the appropriate command to update GRUB2:</text:p>
      <text:p text:style-name="P1">- For Ubuntu and Debian-based systems:</text:p>
      <text:p text:style-name="P1"/>
      <text:p text:style-name="Preformatted_20_Text"><text:s text:c="7"/>sudo update-grub</text:p>
      <text:p text:style-name="P1"/>
      <text:p text:style-name="P1">- For Fedora and CentOS-based systems:</text:p>
      <text:p text:style-name="P1"/>
      <text:p text:style-name="Preformatted_20_Text"><text:s text:c="7"/>sudo grub2-mkconfig -o /boot/grub2/grub.cfg</text:p>
      <text:p text:style-name="P1"/>
      <text:p text:style-name="P1">- For Arch Linux and its derivatives:</text:p>
      <text:p text:style-name="P1"/>
      <text:p text:style-name="Preformatted_20_Text"><text:s text:c="7"/>sudo grub-mkconfig -o /boot/grub/grub.cfg</text:p>
      <text:p text:style-name="P1"/>
      <text:p text:style-name="P12">3. Enter Your Password:</text:p>
      <text:p text:style-name="P1">- When prompted, enter your administrative password. You may need to prefix the update command with `sudo` to run it with root privileges.</text:p>
      <text:p text:style-name="P1"/>
      <text:p text:style-name="P12">4. Wait for the Update to Complete:</text:p>
      <text:p text:style-name="P1">- The update process will scan the system for installed operating systems, kernels, and configuration files.</text:p>
      <text:p text:style-name="P1">- GRUB2 will generate a new configuration file (`grub.cfg`) based on the detected changes.</text:p>
      <text:p text:style-name="P1"/>
      <text:p text:style-name="P12">5. Restart the System:</text:p>
      <text:p text:style-name="P1">- After the update process completes successfully, you can restart the system to load the updated GRUB2 configuration.</text:p>
      <text:p text:style-name="P1"/>
      <text:p text:style-name="P1">The update command (`update-grub`, `grub2-mkconfig`, or `grub-mkconfig`) performs a series of tasks, including scanning for installed kernels, detecting operating systems, and generating the GRUB2 configuration file. It ensures that the boot menu accurately reflects the available boot options and any changes made to the configuration.</text:p>
      <text:p text:style-name="P1"/>
      <text:p text:style-name="P1">It's important to note that updating GRUB2 requires administrative privileges. Additionally, be cautious when making changes to the GRUB2 configuration, as incorrect modifications can lead to boot failures or system instability. Always make backup copies of important configuration files before updating GRUB2.</text:p>
      <text:p text:style-name="P1"/>
      <text:p text:style-name="P1">Refer to the documentation or support resources for your specific Linux distribution for detailed instructions on updating GRUB2, as the exact commands and procedures may vary.</text:p>
      <text:p text:style-name="P1"/>
      <text:h text:style-name="P17" text:outline-level="2"><text:bookmark-start text:name="__RefHeading___Toc4154_4036584610"/>6.5. Managing GRUB2 with Bootloaders on Multiple Drives<text:bookmark-end text:name="__RefHeading___Toc4154_4036584610"/></text:h>
      <text:p text:style-name="P1"/>
      <text:p text:style-name="P1">When managing GRUB2 with multiple drives and bootloaders, you may encounter scenarios where you have different operating systems installed on different drives, each with its own bootloader. Here are some considerations and steps to manage GRUB2 in such situations:</text:p>
      <text:p text:style-name="P1"/>
      <text:p text:style-name="P12">1. Determine the Drive Order:</text:p>
      <text:p text:style-name="P1">- Identify the order of the drives as recognized by the system. For example, `/dev/sda` may be the first drive, `/dev/sdb` the second drive, and so on.</text:p>
      <text:p text:style-name="P1">- Note the drive where you want the GRUB2 bootloader to be installed. This drive will be the primary boot drive.</text:p>
      <text:p text:style-name="P1"/>
      <text:p text:style-name="P12">2. Install GRUB2 on the Primary Boot Drive:</text:p>
      <text:p text:style-name="P1">- Install the GRUB2 bootloader on the primary boot drive using the appropriate command for your Linux distribution. For example:</text:p>
      <text:p text:style-name="P1"/>
      <text:p text:style-name="Preformatted_20_Text"><text:s text:c="5"/>sudo grub-install /dev/sda</text:p>
      <text:p text:style-name="P1"/>
      <text:p text:style-name="P1">Replace `/dev/sda` with the appropriate drive designation.</text:p>
      <text:p text:style-name="P1"/>
      <text:p text:style-name="P12">3. Configure GRUB2 to Detect Other Bootloaders:</text:p>
      <text:p text:style-name="P1">- Open the GRUB2 configuration file using a text editor. The file is usually located at `/etc/default/grub`.</text:p>
      <text:p text:style-name="P1">- Uncomment or add the line `GRUB_DISABLE_OS_PROBER=false` to enable GRUB2 to detect other operating systems and their bootloaders.</text:p>
      <text:p text:style-name="P1">- Save the changes to the configuration file.</text:p>
      <text:p text:style-name="P1"/>
      <text:p text:style-name="P12">4. Update GRUB2 Configuration:</text:p>
      <text:p text:style-name="P1">- Run the command to update the GRUB2 configuration based on the changes made. The command may vary depending on your Linux distribution. For example:</text:p>
      <text:p text:style-name="P1"/>
      <text:p text:style-name="Preformatted_20_Text"><text:s text:c="5"/>sudo update-grub</text:p>
      <text:p text:style-name="P1"/>
      <text:p text:style-name="P12">5. Reboot and Test:</text:p>
      <text:p text:style-name="P1">- Reboot your system and observe the GRUB2 boot menu.</text:p>
      <text:p text:style-name="P1">- GRUB2 should now detect the other bootloaders on different drives and display them as separate boot entries.</text:p>
      <text:p text:style-name="P1">- Select the desired operating system or configuration from the GRUB2 menu to boot into it.</text:p>
      <text:p text:style-name="P1"/>
      <text:p text:style-name="P1">By following these steps, you can manage GRUB2 with multiple drives and bootloaders. The primary boot drive will have GRUB2 installed, and GRUB2 will be configured to detect and include other bootloaders from different drives in its boot menu.</text:p>
      <text:p text:style-name="P1"/>
      <text:p text:style-name="P1">It's important to note that the exact steps and commands may vary depending on your Linux distribution and specific configuration. Refer to the documentation or support resources for your particular distribution for detailed instructions on managing GRUB2 with multiple drives and bootloaders.</text:p>
      <text:p text:style-name="P1"/>
      <text:h text:style-name="P17" text:outline-level="2"><text:bookmark-start text:name="__RefHeading___Toc4156_4036584610"/>6.6. Backing up and Restoring GRUB2<text:bookmark-end text:name="__RefHeading___Toc4156_4036584610"/></text:h>
      <text:p text:style-name="P1"/>
      <text:p text:style-name="P1">Backing up and restoring GRUB2 involves creating a backup of the GRUB2 configuration and bootloader files, which can be useful in case of system upgrades, reinstallation, or recovery scenarios. Here's a step-by-step guide on how to back up and restore GRUB2:</text:p>
      <text:p text:style-name="P1"/>
      <text:p text:style-name="P12">Backing up GRUB2:</text:p>
      <text:p text:style-name="P1"/>
      <text:p text:style-name="P12">1. Open a Terminal:</text:p>
      <text:p text:style-name="P1">- Open a terminal on your Linux system. The method may vary depending on your Linux distribution. For example, you can use the "Terminal" application or press "Ctrl+Alt+T" to open a terminal window.</text:p>
      <text:p text:style-name="P1"/>
      <text:p text:style-name="P12">2. Create a Backup Directory:</text:p>
      <text:p text:style-name="P1">- Create a directory to store the backup files. For example:</text:p>
      <text:p text:style-name="P1"/>
      <text:p text:style-name="Preformatted_20_Text"><text:s text:c="5"/>sudo mkdir /boot/grub2_backup</text:p>
      <text:p text:style-name="P1"/>
      <text:p text:style-name="P12">3. Copy GRUB2 Configuration Files:</text:p>
      <text:p text:style-name="P1">- Copy the GRUB2 configuration files to the backup directory. The location of the configuration files may vary depending on your Linux distribution. For example:</text:p>
      <text:p text:style-name="P1"/>
      <text:p text:style-name="Preformatted_20_Text"><text:s text:c="5"/>sudo cp /boot/grub2/grub.cfg /boot/grub2_backup/</text:p>
      <text:p text:style-name="P1"/>
      <text:p text:style-name="P12">4. Copy GRUB2 Bootloader Files:</text:p>
      <text:p text:style-name="P1">- Copy the GRUB2 bootloader files to the backup directory. The location of the bootloader files may vary depending on your Linux distribution. For example:</text:p>
      <text:p text:style-name="P1"/>
      <text:p text:style-name="Preformatted_20_Text"><text:s text:c="5"/>sudo cp -R /boot/grub2/i386-pc /boot/grub2_backup/</text:p>
      <text:p text:style-name="P1"/>
      <text:p text:style-name="P12">Restoring GRUB2:</text:p>
      <text:p text:style-name="P1"/>
      <text:p text:style-name="P12">1. Open a Terminal:</text:p>
      <text:p text:style-name="P1">- Open a terminal on your Linux system.</text:p>
      <text:p text:style-name="P1"/>
      <text:p text:style-name="P12">2. Restore GRUB2 Configuration Files:</text:p>
      <text:p text:style-name="P1">- Copy the backed-up GRUB2 configuration files to the appropriate location. For example:</text:p>
      <text:p text:style-name="P1"/>
      <text:p text:style-name="P1"><text:s text:c="5"/>sudo cp /boot/grub2_backup/grub.cfg /boot/grub2/</text:p>
      <text:p text:style-name="P1"/>
      <text:p text:style-name="P12">3. Restore GRUB2 Bootloader Files:</text:p>
      <text:p text:style-name="P1">- Copy the backed-up GRUB2 bootloader files to the appropriate location. For example:</text:p>
      <text:p text:style-name="P1"/>
      <text:p text:style-name="Preformatted_20_Text"><text:s text:c="5"/>sudo cp -R /boot/grub2_backup/i386-pc /boot/grub2/</text:p>
      <text:p text:style-name="P1"/>
      <text:p text:style-name="P12">4. Update GRUB2 Configuration:</text:p>
      <text:p text:style-name="P1">- Run the command to update the GRUB2 configuration based on the changes made. The command may vary depending on your Linux distribution. For example:</text:p>
      <text:p text:style-name="P1"/>
      <text:p text:style-name="Preformatted_20_Text"><text:s text:c="5"/>sudo update-grub</text:p>
      <text:p text:style-name="P1"/>
      <text:p text:style-name="P1"><text:soft-page-break/>By following these steps, you can create a backup of the GRUB2 configuration and bootloader files, as well as restore them when needed.</text:p>
      <text:p text:style-name="P1"/>
      <text:p text:style-name="P1">It's important to note that the exact steps and commands may vary depending on your Linux distribution and specific configuration. Additionally, it's recommended to test the restored GRUB2 configuration to ensure proper functionality before relying on it for regular system booting.</text:p>
      <text:p text:style-name="P1"/>
      <text:p text:style-name="P1">Refer to the documentation or support resources for your particular Linux distribution for detailed instructions on backing up and restoring GRUB2, as the exact commands and procedures may vary.</text:p>
      <text:p text:style-name="P1"/>
      <text:h text:style-name="P16" text:outline-level="1"><text:bookmark-start text:name="__RefHeading___Toc4158_4036584610"/>7. GRUB2 Scripting and Automation<text:bookmark-end text:name="__RefHeading___Toc4158_4036584610"/></text:h>
      <text:h text:style-name="Heading_20_2" text:outline-level="2"><text:bookmark-start text:name="__RefHeading___Toc4160_4036584610"/>7.1. Understanding GRUB2 Scripting<text:bookmark-end text:name="__RefHeading___Toc4160_4036584610"/></text:h>
      <text:p text:style-name="P1"/>
      <text:p text:style-name="P1">GRUB2 scripting allows you to create custom scripts to extend the functionality and flexibility of the GRUB2 bootloader. With scripting, you can automate tasks, customize the boot menu, and perform advanced configurations. Here are some key aspects of GRUB2 scripting:</text:p>
      <text:p text:style-name="P1"/>
      <text:p text:style-name="P12">1. Scripting Language:</text:p>
      <text:p text:style-name="P1">- GRUB2 uses its own scripting language, known as the GRUB shell script or GRUB2 script syntax.</text:p>
      <text:p text:style-name="P1">- The scripting language is similar to other shell scripting languages but has its own unique syntax and commands specific to GRUB2.</text:p>
      <text:p text:style-name="P1"/>
      <text:p text:style-name="P12">2. Script Files:</text:p>
      <text:p text:style-name="P1">- GRUB2 scripts are stored in separate script files with the extension `.lst`.</text:p>
      <text:p text:style-name="P1">- These script files contain a series of commands and configurations that are executed by GRUB2 during the boot process.</text:p>
      <text:p text:style-name="P1"/>
      <text:p text:style-name="P12">3. Script Locations:</text:p>
      <text:p text:style-name="P1">- GRUB2 scripts can be stored in various locations depending on the specific use case and configuration.</text:p>
      <text:p text:style-name="P1">- Common locations for GRUB2 scripts include `/etc/grub.d/` directory and `/boot/grub/custom/` directory.</text:p>
      <text:p text:style-name="P1">- Scripts in the `/etc/grub.d/` directory are typically used for system-wide configurations, while scripts in the `/boot/grub/custom/` directory are for custom user-specific configurations.</text:p>
      <text:p text:style-name="P1"/>
      <text:p text:style-name="P12">4. Script Execution:</text:p>
      <text:p text:style-name="P1">- GRUB2 scripts are executed during the boot process based on their location and naming conventions.</text:p>
      <text:p text:style-name="P1">- Scripts in the `/etc/grub.d/` directory are executed in ascending order based on the numeric prefix in their filenames.</text:p>
      <text:p text:style-name="P1">- Scripts in the `/boot/grub/custom/` directory can be manually executed by including them in the main GRUB2 configuration file (`grub.cfg`).</text:p>
      <text:p text:style-name="P1"/>
      <text:p text:style-name="P12">5. Script Commands:</text:p>
      <text:p text:style-name="P1">- GRUB2 scripting provides a set of commands that allow you to manipulate variables, control flow, and perform various operations.</text:p>
      <text:p text:style-name="P1">- Common commands include `set` (to set variables), `if` (for conditional statements), `for` (for loops), `chainloader` (to chainload other bootloaders), and `insmod` (to load modules).</text:p>
      <text:p text:style-name="P1"/>
      <text:p text:style-name="P12">6. Customization and Automation:</text:p>
      <text:p text:style-name="P1">- GRUB2 scripting enables customization of the boot menu, such as adding custom menu entries, modifying default settings, and creating custom themes.</text:p>
      <text:p text:style-name="P1">- Scripts can be used to automate tasks, such as booting different kernel versions, managing boot options for specific hardware configurations, or implementing custom boot procedures.</text:p>
      <text:p text:style-name="P1"/>
      <text:p text:style-name="P12">7. Testing and Debugging:</text:p>
      <text:p text:style-name="P1">- When working with GRUB2 scripts, it's important to test and validate your configurations before relying on them for regular use.</text:p>
      <text:p text:style-name="P1"><text:soft-page-break/>- GRUB2 provides a command-line interface where you can test and execute individual script commands to verify their behavior.</text:p>
      <text:p text:style-name="P1">- Additionally, logging and debugging techniques, such as printing messages or redirecting output, can be used to troubleshoot issues with your scripts.</text:p>
      <text:p text:style-name="P1"/>
      <text:p text:style-name="P1">GRUB2 scripting offers powerful capabilities for advanced customization and automation of the bootloader. It allows you to extend the functionality of GRUB2 beyond its default behavior, providing greater control over the boot process.</text:p>
      <text:p text:style-name="P1"/>
      <text:p text:style-name="P1">For detailed information on GRUB2 scripting syntax, commands, and best practices, refer to the GRUB2 documentation, specific Linux distribution documentation, or community resources dedicated to GRUB2 scripting.</text:p>
      <text:p text:style-name="P1"/>
      <text:h text:style-name="P17" text:outline-level="2"><text:bookmark-start text:name="__RefHeading___Toc4162_4036584610"/>7.2. Creating Custom Boot Menus<text:bookmark-end text:name="__RefHeading___Toc4162_4036584610"/></text:h>
      <text:p text:style-name="P1"/>
      <text:p text:style-name="P1">Creating custom boot menus in GRUB2 involves adding custom menu entries to the GRUB2 configuration. Here's an example of how you can create a custom boot menu entry:</text:p>
      <text:p text:style-name="P1"/>
      <text:p text:style-name="P12">1. Open the GRUB2 configuration file:</text:p>
      <text:p text:style-name="P1"><text:s text:c="3"/>- Open a terminal and edit the GRUB2 configuration file using a text editor. The file is usually located at `/etc/default/grub` or `/etc/grub.d/`.</text:p>
      <text:p text:style-name="P1"/>
      <text:p text:style-name="P12">2. Add a custom menu entry:</text:p>
      <text:p text:style-name="P1"><text:s text:c="3"/>- Locate the section where the menu entries are defined in the configuration file.</text:p>
      <text:p text:style-name="P1">- Add a new entry using the following format:</text:p>
      <text:p text:style-name="P1"/>
      <text:p text:style-name="P11"><text:s text:c="5"/>menuentry 'Custom OS' {</text:p>
      <text:p text:style-name="P11"><text:s text:c="9"/>set root=(hdX,Y) <text:s text:c="4"/># Replace X and Y with the appropriate drive and partition numbers</text:p>
      <text:p text:style-name="P11"><text:s text:c="9"/>linux /vmlinuz root=/dev/sdXY <text:s text:c="2"/># Replace sdXY with the appropriate partition containing the kernel</text:p>
      <text:p text:style-name="P11"><text:s text:c="9"/>initrd /initrd.img <text:s text:c="3"/># Replace with the appropriate initrd file</text:p>
      <text:p text:style-name="P11"><text:s text:c="5"/>}</text:p>
      <text:p text:style-name="P11"/>
      <text:p text:style-name="P1"><text:s text:c="5"/>Customize the 'Custom OS' label, root device, kernel, and initrd file as per your setup.</text:p>
      <text:p text:style-name="P1"/>
      <text:p text:style-name="P12">3. Save the changes and exit the editor.</text:p>
      <text:p text:style-name="P1"/>
      <text:p text:style-name="P12">4. Update GRUB2 configuration:</text:p>
      <text:p text:style-name="P1">- Run the command to update the GRUB2 configuration based on the changes made. The command may vary depending on your Linux distribution. For example:</text:p>
      <text:p text:style-name="P1"/>
      <text:p text:style-name="Preformatted_20_Text"><text:s text:c="5"/>sudo update-grub</text:p>
      <text:p text:style-name="P1"/>
      <text:p text:style-name="P12">5. Reboot your system:</text:p>
      <text:p text:style-name="P1">- After updating the GRUB2 configuration, reboot your system.</text:p>
      <text:p text:style-name="P1">- The custom menu entry should appear in the GRUB2 boot menu alongside the other available options.</text:p>
      <text:p text:style-name="P1"/>
      <text:p text:style-name="P1">By following these steps, you can create a custom boot menu entry in GRUB2, allowing you to boot into a specific operating system or configuration of your choice.</text:p>
      <text:p text:style-name="P1"/>
      <text:p text:style-name="P1">It's important to note that the exact steps and configuration file location may vary depending on your Linux distribution. Additionally, be cautious when modifying the GRUB2 configuration file, as incorrect changes can lead to boot failures. Always make backup copies of important configuration files before making modifications.</text:p>
      <text:p text:style-name="P1"/>
      <text:p text:style-name="P1">Refer to the documentation or support resources for your specific Linux distribution for detailed instructions on creating custom boot menus with GRUB2, as the exact commands and procedures may vary.</text:p>
      <text:p text:style-name="P1"/>
      <text:p text:style-name="P2">7.3. Automating Tasks with GRUB2 Scripts</text:p>
      <text:p text:style-name="P1"/>
      <text:p text:style-name="P1">Automating tasks with GRUB2 scripts allows you to perform various actions during the boot process, such as booting different kernel versions, changing boot parameters, or executing specific commands. Here's an example of how you can automate tasks using GRUB2 scripts:</text:p>
      <text:p text:style-name="P1"/>
      <text:p text:style-name="P12">1. Create a GRUB2 script file:</text:p>
      <text:p text:style-name="P1">- Choose a location to store your GRUB2 script file, such as `/etc/grub.d/`.</text:p>
      <text:p text:style-name="P1">- Create a new file with the desired name and a `.lst` extension, for example:</text:p>
      <text:p text:style-name="P1"/>
      <text:p text:style-name="P1"><text:s text:c="5"/>sudo nano /etc/grub.d/99_custom_tasks.lst</text:p>
      <text:p text:style-name="P1"/>
      <text:p text:style-name="P12">2. Write the script:</text:p>
      <text:p text:style-name="P1">- Use the GRUB2 scripting syntax to write your automation tasks. Here's an example:</text:p>
      <text:p text:style-name="P1"/>
      <text:p text:style-name="P11"><text:s text:c="5"/># /etc/grub.d/99_custom_tasks.lst</text:p>
      <text:p text:style-name="P11"/>
      <text:p text:style-name="P11"><text:s text:c="5"/># Boot the latest kernel version by default</text:p>
      <text:p text:style-name="P11"><text:s text:c="5"/>set default="0"</text:p>
      <text:p text:style-name="P11"/>
      <text:p text:style-name="P11"><text:s text:c="5"/># Boot into a specific kernel version</text:p>
      <text:p text:style-name="P11"><text:s text:c="5"/>menuentry "Boot with Kernel 5.12.0-rc2" {</text:p>
      <text:p text:style-name="P11"><text:s text:c="9"/>set root=(hd0,1) <text:s/># Replace with the appropriate root device</text:p>
      <text:p text:style-name="P11"><text:s text:c="9"/>linux /boot/vmlinuz-5.12.0-rc2 root=/dev/sda1 <text:s/># Replace with the appropriate kernel and root partition</text:p>
      <text:p text:style-name="P11"><text:s text:c="9"/>initrd /boot/initrd.img-5.12.0-rc2 <text:s/># Replace with the appropriate initrd file</text:p>
      <text:p text:style-name="P11"><text:s text:c="5"/>}</text:p>
      <text:p text:style-name="P11"/>
      <text:p text:style-name="P11"><text:s text:c="5"/># Add a boot parameter</text:p>
      <text:p text:style-name="P11"><text:s text:c="5"/>menuentry "Boot with custom parameters" {</text:p>
      <text:p text:style-name="P11"><text:s text:c="9"/>set root=(hd0,2) <text:s/># Replace with the appropriate root device</text:p>
      <text:p text:style-name="P11"><text:s text:c="9"/>linux /boot/vmlinuz root=/dev/sda2 custom_param=1 <text:s/># Replace with the appropriate kernel and root partition, and add the desired boot parameter</text:p>
      <text:p text:style-name="P11"><text:s text:c="9"/>initrd /boot/initrd.img <text:s/># Replace with the appropriate initrd file</text:p>
      <text:p text:style-name="P11"><text:s text:c="5"/>}</text:p>
      <text:p text:style-name="P11"/>
      <text:p text:style-name="P11"><text:s text:c="5"/># Execute a command</text:p>
      <text:p text:style-name="P11"><text:s text:c="5"/>menuentry "Run a command" {</text:p>
      <text:p text:style-name="P11"><text:s text:c="9"/>set root=(hd0,3) <text:s/># Replace with the appropriate root device</text:p>
      <text:p text:style-name="P11"><text:s text:c="9"/>linux /boot/vmlinuz root=/dev/sda3</text:p>
      <text:p text:style-name="P11"><text:s text:c="9"/>initrd /boot/initrd.img</text:p>
      <text:p text:style-name="P11"><text:s text:c="9"/>echo "Running a custom command..."</text:p>
      <text:p text:style-name="P11"><text:s text:c="9"/>echo "This is an example of executing a command during boot."</text:p>
      <text:p text:style-name="P11"><text:s text:c="9"/>sleep 5 <text:s/># Wait for 5 seconds</text:p>
      <text:p text:style-name="P11"><text:s text:c="5"/>}</text:p>
      <text:p text:style-name="P11"/>
      <text:p text:style-name="P12">3. Save the file and exit the editor.</text:p>
      <text:p text:style-name="P1"/>
      <text:p text:style-name="P12">4. Update GRUB2 configuration:</text:p>
      <text:p text:style-name="P1">- Run the command to update the GRUB2 configuration based on the changes made. The command may vary depending on your Linux distribution. For example:</text:p>
      <text:p text:style-name="P1"/>
      <text:p text:style-name="Preformatted_20_Text"><text:s text:c="5"/>sudo update-grub</text:p>
      <text:p text:style-name="P1"/>
      <text:p text:style-name="P12">5. Reboot your system:</text:p>
      <text:p text:style-name="P1">- After updating the GRUB2 configuration, reboot your system.</text:p>
      <text:p text:style-name="P1">- The automation tasks defined in the GRUB2 script should be executed during the boot process.</text:p>
      <text:p text:style-name="P1"/>
      <text:p text:style-name="P1">By following these steps, you can automate tasks using GRUB2 scripts and perform specific actions during the boot process.</text:p>
      <text:p text:style-name="P1"/>
      <text:p text:style-name="P1">It's important to note that the exact steps, configuration file locations, and script names may vary depending on your Linux distribution. Additionally, exercise caution when modifying the GRUB2 configuration or executing commands during boot, as incorrect changes can lead to boot failures or undesired outcomes.</text:p>
      <text:p text:style-name="P1"/>
      <text:p text:style-name="P1"><text:soft-page-break/>Refer to the documentation or support resources for your specific Linux distribution for detailed instructions on automating tasks with GRUB2 scripts, as the exact commands and procedures may vary.</text:p>
      <text:h text:style-name="P17" text:outline-level="2"><text:bookmark-start text:name="__RefHeading___Toc4164_4036584610"/>7.4. Examples <text:bookmark-end text:name="__RefHeading___Toc4164_4036584610"/></text:h>
      <text:p text:style-name="P1"/>
      <text:p text:style-name="P1">Here are a few examples of GRUB2 script samples to give you an idea of what they can look like:</text:p>
      <text:p text:style-name="P1"/>
      <text:p text:style-name="P12">1. Custom Menu Entry:</text:p>
      <text:p text:style-name="P1"/>
      <text:p text:style-name="P1"><text:s text:c="3"/>menuentry "My Custom OS" {</text:p>
      <text:p text:style-name="P1"><text:s text:c="7"/>set root=(hd0,1)</text:p>
      <text:p text:style-name="P1"><text:s text:c="7"/>linux /vmlinuz root=/dev/sda1</text:p>
      <text:p text:style-name="P1"><text:s text:c="7"/>initrd /initrd.img</text:p>
      <text:p text:style-name="P1"><text:s text:c="3"/>}</text:p>
      <text:p text:style-name="P1"/>
      <text:p text:style-name="P1">This script adds a custom menu entry named "My Custom OS" to the GRUB2 menu. It sets the root device, specifies the kernel (`vmlinuz`) and its boot parameters (`root=/dev/sda1`), and specifies the initial RAM disk (`initrd.img`).</text:p>
      <text:p text:style-name="P1"/>
      <text:p text:style-name="P12">2. Conditional Menu Entry:</text:p>
      <text:p text:style-name="P1"/>
      <text:p text:style-name="Preformatted_20_Text"><text:s text:c="3"/>if [ "$grub_platform" == "pc" ]; then</text:p>
      <text:p text:style-name="Preformatted_20_Text"><text:s text:c="7"/>menuentry "Windows 10" {</text:p>
      <text:p text:style-name="Preformatted_20_Text"><text:s text:c="11"/>chainloader (hd0,1)/bootmgr</text:p>
      <text:p text:style-name="Preformatted_20_Text"><text:s text:c="7"/>}</text:p>
      <text:p text:style-name="Preformatted_20_Text"><text:s text:c="3"/>fi</text:p>
      <text:p text:style-name="P1"/>
      <text:p text:style-name="P1">This script conditionally adds a menu entry for Windows 10, but only if the GRUB platform is "pc". It uses the `chainloader` command to load the Windows bootloader from the specified partition.</text:p>
      <text:p text:style-name="P1"/>
      <text:p text:style-name="P12">3. Automatic Boot Timeout:</text:p>
      <text:p text:style-name="P1"/>
      <text:p text:style-name="Preformatted_20_Text"><text:s text:c="3"/>set timeout=10</text:p>
      <text:p text:style-name="Preformatted_20_Text"><text:s text:c="3"/>if [ "$grub_boot_indeterminate" = "true" ]; then</text:p>
      <text:p text:style-name="Preformatted_20_Text"><text:s text:c="7"/>set timeout_style=countdown</text:p>
      <text:p text:style-name="Preformatted_20_Text"><text:s text:c="3"/>fi</text:p>
      <text:p text:style-name="Preformatted_20_Text"/>
      <text:p text:style-name="P1"><text:s text:c="3"/>This script sets the boot timeout to 10 seconds. If the variable `grub_boot_indeterminate` is set to "true", it changes the timeout style to "countdown", which shows a countdown timer during the boot process.</text:p>
      <text:p text:style-name="P1"/>
      <text:p text:style-name="P1">These are just simple examples to demonstrate the syntax and functionality of GRUB2 scripting. You can create more complex scripts by combining commands, using loops, conditionals, and variables to achieve the desired behavior and customization in your GRUB2 configuration.</text:p>
      <text:p text:style-name="P1"/>
      <text:p text:style-name="P1">Remember to test and validate your scripts before relying on them for regular use, as incorrect configurations can lead to boot issues. Refer to the GRUB2 documentation and community resources for more comprehensive examples and best practices when working with GRUB2 scripting.</text:p>
      <text:h text:style-name="P17" text:outline-level="2"><text:bookmark-start text:name="__RefHeading___Toc4166_4036584610"/>7.5. Best Practices<text:bookmark-end text:name="__RefHeading___Toc4166_4036584610"/></text:h>
      <text:p text:style-name="P1"/>
      <text:p text:style-name="P1">When working with GRUB2 scripting, it's important to follow some best practices to ensure the stability and maintainability of your GRUB2 configuration. Here are some recommended best practices for GRUB2 scripting:</text:p>
      <text:p text:style-name="P1"/>
      <text:p text:style-name="P1"><text:span text:style-name="T6">1. Use Descriptive Comments:</text:span> Add comments to your script files to explain the purpose of each section or specific commands. This helps improve the readability and understanding of the script for yourself and others.</text:p>
      <text:p text:style-name="P1"/>
      <text:p text:style-name="P1"><text:span text:style-name="T6">2. Backup Configuration Files:</text:span> Before making any changes to the GRUB2 configuration files or adding custom scripts, make backup copies of the original files. This allows you to revert to the previous configuration if any issues occur.</text:p>
      <text:p text:style-name="P1"/>
      <text:p text:style-name="P1"><text:span text:style-name="T6">3. Test and Validate Changes:</text:span> Always test your script modifications or new configurations before relying on them for regular booting. Ensure that the modified GRUB2 configuration is error-free and produces the expected results.</text:p>
      <text:p text:style-name="P1"/>
      <text:p text:style-name="P1"><text:span text:style-name="T6">4. Keep Scripts Modular:</text:span> Instead of putting all your customizations in a single script file, consider breaking them down into separate script files based on their functionality. This approach enhances organization and makes it easier to manage and maintain the scripts.</text:p>
      <text:p text:style-name="P1"/>
      <text:p text:style-name="P1"><text:span text:style-name="T6">5. Use Numeric Prefixes:</text:span> When adding custom scripts to the `/etc/grub.d/` directory, it's recommended to use numeric prefixes in the file names to control the order of execution. Prefixing the file names with numbers allows you to specify the execution sequence of the scripts during the boot process.</text:p>
      <text:p text:style-name="P1"/>
      <text:p text:style-name="P1"><text:span text:style-name="T6">6. Avoid Overcomplicating Scripts:</text:span> Keep your scripts concise and focused on their intended purpose. Avoid unnecessary complexity or excessive customization that may introduce potential issues or make troubleshooting more difficult.</text:p>
      <text:p text:style-name="P1"/>
      <text:p text:style-name="P1"><text:span text:style-name="T6">7. Document Customizations:</text:span> Maintain documentation that describes your custom GRUB2 configurations and any changes made to the default settings. This documentation serves as a reference for future updates or troubleshooting.</text:p>
      <text:p text:style-name="P1"/>
      <text:p text:style-name="P1"><text:span text:style-name="T6">8. Update GRUB2 Configurations Properly:</text:span> After making changes to the GRUB2 configuration files or adding custom scripts, update the GRUB2 configurations using the appropriate command for your Linux distribution. This ensures that the changes are applied and reflected during the boot process.</text:p>
      <text:p text:style-name="P1"/>
      <text:p text:style-name="P1"><text:span text:style-name="T6">9. Regularly Review and Maintain Scripts:</text:span> Periodically review your GRUB2 scripts and configurations to ensure they remain up to date and aligned with your system requirements. Remove any obsolete or unnecessary scripts to keep the configuration clean.</text:p>
      <text:p text:style-name="P1"/>
      <text:p text:style-name="P1"><text:span text:style-name="T6">10. Seek Official Documentation and Community Support:</text:span> GRUB2 is well-documented, and there are active user communities that can provide assistance and guidance. Consult the official GRUB2 documentation for detailed information and refer to community forums or resources for specific use cases or troubleshooting.</text:p>
      <text:p text:style-name="P1"/>
      <text:p text:style-name="P1"/>
      <text:p text:style-name="P1"><text:soft-page-break/>By following these best practices, you can ensure a more organized, maintainable, and reliable GRUB2 scripting environment. Remember to exercise caution when modifying GRUB2 configuration files and test your changes thoroughly before relying on them in production environments.</text:p>
      <text:p text:style-name="P1"/>
      <text:p text:style-name="P1">Please note that GRUB2 scripting and configuration may vary slightly depending on your Linux distribution. It's always recommended to consult the documentation and resources specific to your distribution for detailed instructions and guidelines.</text:p>
      <text:p text:style-name="P1"/>
      <text:h text:style-name="P16" text:outline-level="1"><text:bookmark-start text:name="__RefHeading___Toc4168_4036584610"/>8. Advanced Troubleshooting<text:bookmark-end text:name="__RefHeading___Toc4168_4036584610"/></text:h>
      <text:h text:style-name="Heading_20_2" text:outline-level="2"><text:bookmark-start text:name="__RefHeading___Toc4170_4036584610"/>8.1. Debugging GRUB2 Boot Failures<text:bookmark-end text:name="__RefHeading___Toc4170_4036584610"/></text:h>
      <text:p text:style-name="P1"/>
      <text:p text:style-name="P1">GRUB2 boot failures can occur due to various reasons, such as misconfigured settings, incorrect syntax in configuration files, hardware compatibility issues, or disk-related problems. Here are some steps to help you debug GRUB2 boot failures:</text:p>
      <text:p text:style-name="P1"/>
      <text:p text:style-name="P1"><text:span text:style-name="T6">1. Identify the Error Message:</text:span> When encountering a boot failure, carefully read the error message displayed on the screen. Note down any specific error codes or messages as they can provide valuable clues about the root cause of the issue.</text:p>
      <text:p text:style-name="P1"/>
      <text:p text:style-name="P1"><text:span text:style-name="T6">2. Enter GRUB2 Rescue Mode:</text:span> If the boot failure prevents you from accessing your operating system, you can enter GRUB2 rescue mode to troubleshoot the problem. Follow these steps:</text:p>
      <text:p text:style-name="P1">- Restart your computer.</text:p>
      <text:p text:style-name="P1">- When the GRUB2 boot menu appears, press the "c" key to access the command-line interface.</text:p>
      <text:p text:style-name="P1">- Use GRUB2 commands to manually boot the system, load necessary modules, or perform troubleshooting steps.</text:p>
      <text:p text:style-name="P1"/>
      <text:p text:style-name="P1"><text:span text:style-name="T6">3. Check GRUB2 Configuration Files:</text:span> Incorrect or misconfigured GRUB2 configuration files can cause boot failures. Verify the following:</text:p>
      <text:p text:style-name="P1">- `/etc/default/grub`: Check for any syntax errors or incorrect settings in this main configuration file.</text:p>
      <text:p text:style-name="P1">- `/etc/grub.d/`: Examine any custom script files for errors or conflicts with the default configuration.</text:p>
      <text:p text:style-name="P1"/>
      <text:p text:style-name="P1"><text:span text:style-name="T6">4. Verify Disk and Partition Configuration:</text:span> Ensure that the disk and partition references in the GRUB2 configuration files are accurate. Use the following commands to list available devices and partitions:</text:p>
      <text:p text:style-name="P1"/>
      <text:p text:style-name="Preformatted_20_Text"><text:s text:c="3"/>ls</text:p>
      <text:p text:style-name="Preformatted_20_Text"><text:s text:c="3"/>ls (hdX,Y)</text:p>
      <text:p text:style-name="Preformatted_20_Text"/>
      <text:p text:style-name="P1"><text:span text:style-name="T6">5. Check Filesystem Integrity:</text:span> If the boot failure is related to disk or filesystem issues, check the integrity of the filesystem. Use the appropriate filesystem check utility, such as `fsck`, to scan and repair any filesystem errors.</text:p>
      <text:p text:style-name="P1"/>
      <text:p text:style-name="P1"><text:span text:style-name="T6">6. Review Hardware Compatibility:</text:span> Some hardware configurations may not be compatible with certain GRUB2 settings or modules. Check for any known compatibility issues with your hardware and consider disabling unnecessary features or modules.</text:p>
      <text:p text:style-name="P1"/>
      <text:p text:style-name="P1"><text:span text:style-name="T6">7. Use GRUB2 Command-Line Interface:</text:span> Utilize the GRUB2 command-line interface to manually test booting configurations or execute specific commands. This can help isolate the problematic section of your configuration.</text:p>
      <text:p text:style-name="P1"/>
      <text:p text:style-name="P1"><text:span text:style-name="T6">8. Enable Debugging and Logging:</text:span> Enable GRUB2 debugging and logging to gather more detailed information about the boot process. Modify the GRUB2 configuration file (`/etc/default/grub`) to enable debugging options and redirect the output to a log file. Remember to update GRUB2 after making changes.</text:p>
      <text:p text:style-name="P1"/>
      <text:p text:style-name="P1"><text:soft-page-break/><text:span text:style-name="T6">9. Seek Community Support:</text:span> If you're unable to resolve the boot failure on your own, seek assistance from the GRUB2 community forums, mailing lists, or online resources. Provide relevant details, error messages, and any steps you've taken to debug the issue.</text:p>
      <text:p text:style-name="P1"/>
      <text:p text:style-name="P1">Remember to take caution when modifying GRUB2 configuration files and back up critical files before making any changes. Additionally, keep detailed notes of the changes you make and their outcomes for easier troubleshooting and rollback if necessary.</text:p>
      <text:p text:style-name="P1"/>
      <text:p text:style-name="P1">Please note that the specific steps and commands may vary depending on your Linux distribution and the version of GRUB2 you are using. Refer to the documentation and support resources specific to your distribution for detailed instructions and troubleshooting guidance.</text:p>
      <text:h text:style-name="P17" text:outline-level="2"><text:bookmark-start text:name="__RefHeading___Toc4172_4036584610"/>8.2. Recovering from GRUB2 Errors<text:bookmark-end text:name="__RefHeading___Toc4172_4036584610"/></text:h>
      <text:p text:style-name="P1"/>
      <text:p text:style-name="P1">If you encounter errors or issues with GRUB2 that prevent your system from booting, there are several recovery steps you can take to restore GRUB2 and regain access to your operating system. Here's a general guide for recovering from GRUB2 errors:</text:p>
      <text:p text:style-name="P1"/>
      <text:p text:style-name="P1"><text:span text:style-name="T6">1. Boot from Live Media:</text:span> Start your computer using a live Linux distribution on a USB drive or DVD. Ensure that the live media matches the architecture (32-bit or 64-bit) of your installed operating system.</text:p>
      <text:p text:style-name="P1"/>
      <text:p text:style-name="P1"><text:span text:style-name="T6">2. </text:span><text:span text:style-name="T7">Find</text:span><text:span text:style-name="T6"> the System Partition:</text:span> Once you've booted into the live environment, open a terminal and identify the system partition where your operating system is installed. You can use the `lsblk` or `fdisk -l` command to list the available disks and partitions.</text:p>
      <text:p text:style-name="P1"/>
      <text:p text:style-name="P1"><text:span text:style-name="T6">3. Mount the System Partition:</text:span> Create a directory to serve as the mount point for the system partition and mount it. For example:</text:p>
      <text:p text:style-name="P1"/>
      <text:p text:style-name="Preformatted_20_Text"><text:s text:c="3"/>sudo mkdir /mnt/sys</text:p>
      <text:p text:style-name="Preformatted_20_Text"><text:s text:c="3"/>sudo mount /dev/sdaX /mnt/sys</text:p>
      <text:p text:style-name="Preformatted_20_Text"/>
      <text:p text:style-name="P1"><text:s text:c="3"/>Replace `/dev/sdaX` with the appropriate system partition identifier.</text:p>
      <text:p text:style-name="P1"/>
      <text:p text:style-name="P1"><text:span text:style-name="T6">4. Mount Additional Partitions:</text:span> If you have separate partitions for /boot, /home, or other directories, mount them under the `/mnt/sys` directory using similar commands.</text:p>
      <text:p text:style-name="P1"/>
      <text:p text:style-name="P1"><text:span text:style-name="T6">5. Bind Mount System Directories:</text:span> Bind mount several system directories into the system partition mount to ensure GRUB2 functions correctly:</text:p>
      <text:p text:style-name="P1"/>
      <text:p text:style-name="Preformatted_20_Text"><text:s text:c="3"/>sudo mount --bind /dev /mnt/sys/dev</text:p>
      <text:p text:style-name="Preformatted_20_Text"><text:s text:c="3"/>sudo mount --bind /proc /mnt/sys/proc</text:p>
      <text:p text:style-name="Preformatted_20_Text"><text:s text:c="3"/>sudo mount --bind /sys /mnt/sys/sys</text:p>
      <text:p text:style-name="P1"/>
      <text:p text:style-name="P1"><text:span text:style-name="T6">6. Chroot into the System:</text:span> Change the root directory to the system partition using the `chroot` command:</text:p>
      <text:p text:style-name="P1"/>
      <text:p text:style-name="Preformatted_20_Text"><text:s text:c="3"/>sudo chroot /mnt/sys</text:p>
      <text:p text:style-name="P1"/>
      <text:p text:style-name="P1"><text:span text:style-name="T6">7. Repair GRUB2:</text:span> Once inside the chroot environment, you can attempt to repair GRUB2 using the appropriate commands for your Linux distribution. Here are some common commands:</text:p>
      <text:p text:style-name="P1"/>
      <text:p text:style-name="P1">- Debian/Ubuntu-based distributions:</text:p>
      <text:p text:style-name="P1"/>
      <text:p text:style-name="Preformatted_20_Text"><text:s text:c="5"/>sudo update-grub</text:p>
      <text:p text:style-name="Preformatted_20_Text"><text:s text:c="5"/>sudo grub-install /dev/sda</text:p>
      <text:p text:style-name="P1"/>
      <text:p text:style-name="P1">- Red Hat-based distributions:</text:p>
      <text:p text:style-name="P1"/>
      <text:p text:style-name="Preformatted_20_Text"><text:s text:c="5"/>sudo grub2-mkconfig -o /boot/grub2/grub.cfg</text:p>
      <text:p text:style-name="Preformatted_20_Text"><text:s text:c="5"/>sudo grub2-install /dev/sda</text:p>
      <text:p text:style-name="P1"/>
      <text:p text:style-name="P1"><text:s text:c="3"/>These commands update the GRUB2 configuration and reinstall GRUB2 on the specified disk (replace `/dev/sda` with the appropriate disk identifier).</text:p>
      <text:p text:style-name="P1"/>
      <text:p text:style-name="P1"><text:soft-page-break/><text:span text:style-name="T6">8. Exit the chroot Environment:</text:span> After completing the GRUB2 repair, exit the chroot environment by typing `exit` in the terminal.</text:p>
      <text:p text:style-name="P1"/>
      <text:p text:style-name="P1"><text:span text:style-name="T6">9. Unmount Partitions:</text:span> Unmount the system partitions in reverse order, ensuring you unmount any additional partitions mounted under `/mnt/sys`:</text:p>
      <text:p text:style-name="P1"/>
      <text:p text:style-name="Preformatted_20_Text"><text:s text:c="3"/>sudo umount /mnt/sys/dev</text:p>
      <text:p text:style-name="Preformatted_20_Text"><text:s text:c="3"/>sudo umount /mnt/sys/proc</text:p>
      <text:p text:style-name="Preformatted_20_Text"><text:s text:c="3"/>sudo umount /mnt/sys/sys</text:p>
      <text:p text:style-name="Preformatted_20_Text"><text:s text:c="3"/>sudo umount /mnt/sys</text:p>
      <text:p text:style-name="Preformatted_20_Text"/>
      <text:p text:style-name="P1"><text:span text:style-name="T6">10. Reboot:</text:span> Safely eject the live media and restart your computer. It should now boot into your repaired GRUB2 bootloader.</text:p>
      <text:p text:style-name="P1"/>
      <text:p text:style-name="P1">These steps provide a general outline for recovering from GRUB2 errors. However, the exact commands and procedures may vary depending on your Linux distribution and specific configuration.</text:p>
      <text:p text:style-name="P1"/>
      <text:p text:style-name="P1">It's important to note that modifying system files and partitions can be risky. Always ensure you have backups of your important data before attempting any recovery operations. Additionally, consult the documentation or support resources specific to your distribution for detailed instructions and troubleshooting guidance.</text:p>
      <text:h text:style-name="P17" text:outline-level="2"><text:bookmark-start text:name="__RefHeading___Toc4174_4036584610"/>8.3. Rescuing Systems with GRUB2<text:bookmark-end text:name="__RefHeading___Toc4174_4036584610"/></text:h>
      <text:p text:style-name="P1"/>
      <text:p text:style-name="P1">In case your system encounters serious issues that prevent it from booting properly or accessing the operating system, you can use the rescue capabilities of GRUB2 to attempt to rescue and restore your system. Here are the steps to rescue a system using GRUB2:</text:p>
      <text:p text:style-name="P1"/>
      <text:p text:style-name="P1"><text:span text:style-name="T6">1. Boot into GRUB2 Rescue Mode:</text:span> Start your computer and wait for the GRUB2 boot menu to appear. If it doesn't appear automatically, you may need to hold down the Shift key during the boot process. Once the GRUB2 menu appears, select the desired operating system entry, and press the "e" key to edit the entry.</text:p>
      <text:p text:style-name="P1"/>
      <text:p text:style-name="P1"><text:span text:style-name="T6">2. Modify the Boot Entry:</text:span> In the GRUB2 entry editor, locate the line that starts with "linux" or "linuxefi". Move the cursor to the end of that line and add the following parameter:</text:p>
      <text:p text:style-name="P1"/>
      <text:p text:style-name="Preformatted_20_Text"><text:s text:c="3"/>init=/bin/bash</text:p>
      <text:p text:style-name="P1"/>
      <text:p text:style-name="P1"><text:span text:style-name="T6">3. Boot into Bash:</text:span> Press Ctrl + X or F10 to boot the modified entry. This will boot the system into a minimal shell (Bash) instead of the regular operating system.</text:p>
      <text:p text:style-name="P1"/>
      <text:p text:style-name="P1"><text:span text:style-name="T6">4. Mount the Filesystem:</text:span> Once in the Bash shell, remount the root filesystem in read-write mode using the following command:</text:p>
      <text:p text:style-name="P1"/>
      <text:p text:style-name="Preformatted_20_Text"><text:s text:c="3"/>mount -o remount,rw /</text:p>
      <text:p text:style-name="P1"/>
      <text:p text:style-name="P1"><text:span text:style-name="T6">5. Repair GRUB2:</text:span> Use the appropriate commands for your Linux distribution to repair GRUB2. Here are some common commands:</text:p>
      <text:p text:style-name="P1"/>
      <text:p text:style-name="P1">- Debian/Ubuntu-based distributions:</text:p>
      <text:p text:style-name="P1"/>
      <text:p text:style-name="Preformatted_20_Text"><text:s text:c="5"/>update-grub</text:p>
      <text:p text:style-name="Preformatted_20_Text"><text:s text:c="5"/>grub-install /dev/sda</text:p>
      <text:p text:style-name="P1"/>
      <text:p text:style-name="P1">- Red Hat-based distributions:</text:p>
      <text:p text:style-name="P1"/>
      <text:p text:style-name="Preformatted_20_Text"><text:s text:c="5"/>grub2-mkconfig -o /boot/grub2/grub.cfg</text:p>
      <text:p text:style-name="Preformatted_20_Text"><text:s text:c="5"/>grub2-install /dev/sda</text:p>
      <text:p text:style-name="P1"/>
      <text:p text:style-name="P1">Replace `/dev/sda` with the appropriate disk identifier for your system.</text:p>
      <text:p text:style-name="P1"/>
      <text:p text:style-name="P1"><text:span text:style-name="T6">6. Reboot:</text:span> After completing the GRUB2 repair, type `reboot` in the Bash shell to restart your computer.</text:p>
      <text:p text:style-name="P1"/>
      <text:p text:style-name="P1">By following these steps, you can attempt to rescue your system and restore the functionality of GRUB2. However, please note that the specific commands and procedures may vary depending on your Linux distribution and system configuration.</text:p>
      <text:p text:style-name="P1"/>
      <text:p text:style-name="P1">If you encounter difficulties during the rescue process or are unsure about specific commands, it is recommended to consult the documentation or support resources provided by your distribution or seek assistance from the GRUB2 community forums or mailing lists.</text:p>
      <text:p text:style-name="P1"/>
      <text:p text:style-name="P1">Remember to have backups of your important data before attempting any rescue operations, as they may involve modifying system files and partitions.</text:p>
      <text:h text:style-name="P17" text:outline-level="2"><text:bookmark-start text:name="__RefHeading___Toc4176_4036584610"/>8.4. Reinstalling GRUB2<text:bookmark-end text:name="__RefHeading___Toc4176_4036584610"/></text:h>
      <text:p text:style-name="P1"/>
      <text:p text:style-name="P1">If you need to reinstall GRUB2 on your system, either because it was accidentally removed or due to boot-related issues, you can follow these steps to reinstall GRUB2:</text:p>
      <text:p text:style-name="P1"/>
      <text:p text:style-name="P1"><text:span text:style-name="T6">1. Boot from Live Media:</text:span> Start your computer using a live Linux distribution on a USB drive or DVD. Make sure that the live media matches the architecture (32-bit or 64-bit) of your installed operating system.</text:p>
      <text:p text:style-name="P1"/>
      <text:p text:style-name="P1"><text:span text:style-name="T6">2. Identify the System Partition:</text:span> Once you have booted into the live environment, open a terminal and identify the partition where your operating system is installed. You can use the `lsblk` or `fdisk -l` command to list the available disks and partitions.</text:p>
      <text:p text:style-name="P1"/>
      <text:p text:style-name="P1"><text:span text:style-name="T6">3. Mount the System Partition:</text:span> Create a directory to serve as the mount point for the system partition and mount it. For example:</text:p>
      <text:p text:style-name="P1"/>
      <text:p text:style-name="Preformatted_20_Text"><text:s text:c="3"/>sudo mkdir /mnt/sys</text:p>
      <text:p text:style-name="Preformatted_20_Text"><text:s text:c="3"/>sudo mount /dev/sdaX /mnt/sys</text:p>
      <text:p text:style-name="P1"/>
      <text:p text:style-name="P1">Replace `/dev/sdaX` with the appropriate system partition identifier.</text:p>
      <text:p text:style-name="P1"/>
      <text:p text:style-name="P1"><text:span text:style-name="T6">4. Mount Additional Partitions:</text:span> If you have separate partitions for /boot, /home, or other directories, mount them under the `/mnt/sys` directory using similar commands.</text:p>
      <text:p text:style-name="P1"/>
      <text:p text:style-name="P1"><text:span text:style-name="T6">5. Bind Mount System Directories:</text:span> Bind mount several system directories into the system partition mount to ensure GRUB2 functions correctly:</text:p>
      <text:p text:style-name="P1"/>
      <text:p text:style-name="Preformatted_20_Text"><text:s text:c="3"/>sudo mount --bind /dev /mnt/sys/dev</text:p>
      <text:p text:style-name="Preformatted_20_Text"><text:s text:c="3"/>sudo mount --bind /proc /mnt/sys/proc</text:p>
      <text:p text:style-name="Preformatted_20_Text"><text:s text:c="3"/>sudo mount --bind /sys /mnt/sys/sys</text:p>
      <text:p text:style-name="P1"/>
      <text:p text:style-name="P1"><text:span text:style-name="T6">6. Chroot into the System:</text:span> Change the root directory to the system partition using the `chroot` command:</text:p>
      <text:p text:style-name="P1"/>
      <text:p text:style-name="Preformatted_20_Text"><text:s text:c="3"/>sudo chroot /mnt/sys</text:p>
      <text:p text:style-name="P1"/>
      <text:p text:style-name="P1"><text:span text:style-name="T6">7. Reinstall GRUB2:</text:span> Once inside the chroot environment, reinstall GRUB2 using the appropriate commands for your Linux distribution. Here are some common commands:</text:p>
      <text:p text:style-name="P1"/>
      <text:p text:style-name="P1">- Debian/Ubuntu-based distributions:</text:p>
      <text:p text:style-name="P1"/>
      <text:p text:style-name="Preformatted_20_Text"><text:s text:c="5"/>sudo apt update</text:p>
      <text:p text:style-name="Preformatted_20_Text"><text:s text:c="5"/>sudo apt install grub2-common grub-pc-bin</text:p>
      <text:p text:style-name="Preformatted_20_Text"><text:s text:c="5"/>sudo grub-install /dev/sda</text:p>
      <text:p text:style-name="Preformatted_20_Text"><text:s text:c="5"/>sudo update-grub</text:p>
      <text:p text:style-name="P1"/>
      <text:p text:style-name="P1">- Red Hat-based distributions:</text:p>
      <text:p text:style-name="P1"/>
      <text:p text:style-name="Preformatted_20_Text"><text:s text:c="5"/>sudo yum update</text:p>
      <text:p text:style-name="Preformatted_20_Text"><text:s text:c="5"/>sudo yum install grub2 grub2-tools</text:p>
      <text:p text:style-name="Preformatted_20_Text"><text:s text:c="5"/>sudo grub2-install /dev/sda</text:p>
      <text:p text:style-name="Preformatted_20_Text"><text:s text:c="5"/>sudo grub2-mkconfig -o /boot/grub2/grub.cfg</text:p>
      <text:p text:style-name="P1"/>
      <text:p text:style-name="P1"><text:soft-page-break/>Replace `/dev/sda` with the appropriate disk identifier for your system.</text:p>
      <text:p text:style-name="P1"/>
      <text:p text:style-name="P1"><text:span text:style-name="T6">8. Exit the chroot Environment:</text:span> After completing the GRUB2 reinstallation, exit the chroot environment by typing `exit` in the terminal.</text:p>
      <text:p text:style-name="P1"/>
      <text:p text:style-name="P1"><text:span text:style-name="T6">9. Unmount Partitions:</text:span> Unmount the system partitions in reverse order, ensuring you unmount any additional partitions mounted under `/mnt/sys`:</text:p>
      <text:p text:style-name="P1"/>
      <text:p text:style-name="Preformatted_20_Text"><text:s text:c="3"/>sudo umount /mnt/sys/dev</text:p>
      <text:p text:style-name="Preformatted_20_Text"><text:s text:c="3"/>sudo umount /mnt/sys/proc</text:p>
      <text:p text:style-name="Preformatted_20_Text"><text:s text:c="3"/>sudo umount /mnt/sys/sys</text:p>
      <text:p text:style-name="Preformatted_20_Text"><text:s text:c="3"/>sudo umount /mnt/sys</text:p>
      <text:p text:style-name="Preformatted_20_Text"/>
      <text:p text:style-name="P1"><text:span text:style-name="T6">10. Reboot:</text:span> Safely eject the live media and restart your computer. GRUB2 should now be reinstalled and functioning correctly.</text:p>
      <text:p text:style-name="P1"/>
      <text:p text:style-name="P1">These steps provide a general outline for reinstalling GRUB2 on your system. However, the specific commands and procedures may vary depending on your Linux distribution and system configuration.</text:p>
      <text:p text:style-name="P1"/>
      <text:p text:style-name="P1">It's important to note that modifying system files and partitions can be risky. Always ensure you have backups of your important data before attempting any reinstallation operations. Additionally, consult the documentation or support resources specific to your distribution for detailed instructions and troubleshooting guidance.</text:p>
      <text:h text:style-name="P16" text:outline-level="1"><text:bookmark-start text:name="__RefHeading___Toc4178_4036584610"/>9. Advanced Topics<text:bookmark-end text:name="__RefHeading___Toc4178_4036584610"/></text:h>
      <text:h text:style-name="Heading_20_2" text:outline-level="2"><text:bookmark-start text:name="__RefHeading___Toc4180_4036584610"/>9.1. Secure Boot and Third-Party Modules<text:bookmark-end text:name="__RefHeading___Toc4180_4036584610"/></text:h>
      <text:p text:style-name="P1"/>
      <text:p text:style-name="P1">Secure Boot is a feature implemented in UEFI firmware that helps protect against unauthorized code execution during the boot process. When Secure Boot is enabled, the firmware verifies the digital signatures of bootloaders and kernels before executing them. This verification process ensures that only trusted and signed code is allowed to run, protecting against malware and unauthorized modifications to the boot process.</text:p>
      <text:p text:style-name="P1"/>
      <text:p text:style-name="P1">GRUB2 supports Secure Boot and can be signed with a trusted certificate to ensure its integrity during the boot process. However, it's important to note that Secure Boot can pose challenges when it comes to using third-party modules or custom kernels with GRUB2. Here are some considerations regarding Secure Boot and third-party modules:</text:p>
      <text:p text:style-name="P1"/>
      <text:p text:style-name="P1"><text:span text:style-name="T6">1. Secure Boot and Signed Modules:</text:span> Secure Boot requires all modules loaded by the bootloader to be signed with trusted keys. If you have third-party modules that are not signed, Secure Boot may prevent them from loading. To use third-party modules with Secure Boot, you will need to sign them with a trusted certificate or disable Secure Boot altogether.</text:p>
      <text:p text:style-name="P1"/>
      <text:p text:style-name="P1"><text:span text:style-name="T6">2. GRUB2 Shim:</text:span> GRUB2 uses a component called "shim" when booting with Secure Boot enabled. The shim is signed with a trusted Microsoft certificate and acts as an intermediary between the firmware and GRUB2. The shim verifies the GRUB2 bootloader's signature before executing it. If you're using third-party modules, they must be signed with a certificate trusted by the shim for them to load during the boot process.</text:p>
      <text:p text:style-name="P1"/>
      <text:p text:style-name="P1"><text:span text:style-name="T6">3. Custom Kernel and Signing:</text:span> If you're using a custom kernel, it needs to be signed with a trusted certificate to be compatible with Secure Boot. You can generate and sign your own keys or obtain a trusted signing certificate. The signed kernel can then be loaded by GRUB2 during the boot process.</text:p>
      <text:p text:style-name="P1"/>
      <text:p text:style-name="P1"><text:span text:style-name="T6">4. Key Management:</text:span> Secure Boot requires managing and maintaining the keys used for signing bootloaders, modules, and kernels. This includes securely storing and protecting the private key used for signing. You will also need to ensure that the system's firmware recognizes and trusts the signing certificate or key used.</text:p>
      <text:p text:style-name="P1"/>
      <text:p text:style-name="P1"><text:span text:style-name="T6">5. Disabling Secure Boot:</text:span> If you encounter difficulties with third-party modules or custom kernels, you may choose to disable Secure Boot temporarily or permanently. Disabling Secure Boot allows you to load unsigned code during the boot process, but it reduces the security protections provided by Secure Boot.</text:p>
      <text:p text:style-name="P1"/>
      <text:p text:style-name="P1">It's important to consult the documentation and resources specific to your distribution and UEFI firmware for detailed instructions on managing Secure Boot and using third-party modules with GRUB2. The process may vary depending on your system's configuration and the requirements of your specific distribution. Additionally, be aware that modifying Secure Boot settings and loading unsigned code can introduce potential security risks, so it's important to understand the implications and take necessary precautions.</text:p>
      <text:h text:style-name="P17" text:outline-level="2"><text:bookmark-start text:name="__RefHeading___Toc4382_4073746394"/>9.2. Working with Btrfs and Other Advanced File Systems<text:bookmark-end text:name="__RefHeading___Toc4382_4073746394"/></text:h>
      <text:p text:style-name="P1"/>
      <text:p text:style-name="P1">GRUB2 supports various advanced file systems, including Btrfs, which is a modern copy-on-write file system with features like snapshots, compression, and RAID support. Here are some considerations when working with Btrfs and other advanced file systems in conjunction with GRUB2:</text:p>
      <text:p text:style-name="P1"/>
      <text:p text:style-name="P1"><text:span text:style-name="T6">1. GRUB2 Compatibility:</text:span> Ensure that the version of GRUB2 you are using supports the specific file system you intend to use. GRUB2 has built-in support for commonly used file systems like ext4, xfs, and btrfs. However, it's essential to verify that the GRUB2 version installed on your system is compatible with the specific advanced file system you plan to use.</text:p>
      <text:p text:style-name="P1"/>
      <text:p text:style-name="P1"><text:span text:style-name="T6">2. File System Drivers:</text:span> GRUB2 relies on file system drivers to read and load the kernel and other necessary files during the boot process. These drivers must be included in the GRUB2 installation and configured correctly to support advanced file systems. Make sure the necessary file system drivers are available and properly configured in your GRUB2 installation.</text:p>
      <text:p text:style-name="P1"/>
      <text:p text:style-name="P1"><text:span text:style-name="T6">3. File System-specific Features:</text:span> Advanced file systems like Btrfs may have specific features that can be leveraged during the boot process. For example, Btrfs snapshots can be used to create bootable snapshots of the system. Understanding and utilizing these features requires appropriate configuration in the GRUB2 configuration files.</text:p>
      <text:p text:style-name="P1"/>
      <text:p text:style-name="P1"><text:span text:style-name="T6">4. File System Layout:</text:span> Consider the layout of your advanced file system and how it aligns with the GRUB2 configuration. Ensure that the necessary boot files, such as the GRUB2 configuration file and kernel, are located in accessible locations within the file system hierarchy. GRUB2 needs to locate and load these files to properly boot the system.</text:p>
      <text:p text:style-name="P1"/>
      <text:p text:style-name="P1"><text:span text:style-name="T6">5. RAID and LVM:</text:span> If you are using advanced storage technologies like RAID or LVM (Logical Volume Manager) in conjunction with the advanced file system, ensure that GRUB2 is configured to recognize and properly handle these configurations. GRUB2 may require additional modules or configuration directives to properly identify and access RAID or LVM volumes.</text:p>
      <text:p text:style-name="P1"/>
      <text:p text:style-name="P1"><text:span text:style-name="T6">6. Testing and Verification:</text:span> When working with advanced file systems, it's crucial to thoroughly test the boot process to ensure that GRUB2 can properly load the kernel and boot the system. Validate that the GRUB2 configuration is correctly set up, and all necessary modules and drivers are available.</text:p>
      <text:p text:style-name="P1"/>
      <text:p text:style-name="P1"><text:span text:style-name="T6">7. Documentation and Support:</text:span> Consult the documentation and support resources specific to your distribution and the advanced file system you are using. These resources can provide detailed instructions, configuration examples, and troubleshooting guidance specific to your environment.</text:p>
      <text:p text:style-name="P1"/>
      <text:p text:style-name="P1">It's important to note that the specifics of working with advanced file systems and GRUB2 may vary depending on your Linux distribution, version of GRUB2, and the particular features and configuration of the file system. Therefore, referring to the documentation and support channels specific to your setup is highly recommended to ensure accurate configuration and proper functionality.</text:p>
      <text:h text:style-name="P17" text:outline-level="2"><text:bookmark-start text:name="__RefHeading___Toc4384_4073746394"/>9.3. Automated Deployment and Configuration with GRUB2<text:bookmark-end text:name="__RefHeading___Toc4384_4073746394"/></text:h>
      <text:p text:style-name="P1"/>
      <text:p text:style-name="P1">Automated deployment and configuration with GRUB2 can be achieved by leveraging various techniques and tools. Here are some approaches to automate the deployment and configuration process:</text:p>
      <text:p text:style-name="P1"/>
      <text:p text:style-name="P1"><text:span text:style-name="T6">1. Preseed or Kickstart Files:</text:span> Preseed (Debian-based systems) or Kickstart (Red Hat-based systems) files are used for unattended installations. These files contain configuration directives that automate the installation process, including GRUB2 configuration. You can specify GRUB2 options, such as default boot entries, kernel parameters, and menu customization, within these files.</text:p>
      <text:p text:style-name="P1"/>
      <text:p text:style-name="P1"><text:span text:style-name="T6">2. Configuration Management Tools:</text:span> Configuration management tools like Ansible, Puppet, or Chef can be utilized to automate the deployment and configuration of GRUB2. These tools allow you to define desired system states using declarative code and apply them consistently across multiple machines. You can use them to manage GRUB2 configuration files, install GRUB2 packages, and apply configuration changes as needed.</text:p>
      <text:p text:style-name="P1"/>
      <text:p text:style-name="P1"><text:span text:style-name="T6">3. Custom Scripts:</text:span> You can write custom scripts that automate the deployment and configuration of GRUB2. These scripts can interact with the GRUB2 command-line interface or manipulate GRUB2 configuration files directly. They can be executed during the installation process or as part of post-installation steps.</text:p>
      <text:p text:style-name="P1"/>
      <text:p text:style-name="P1"><text:span text:style-name="T6">4. Disk Imaging Tools:</text:span> Disk imaging tools like Clonezilla or Ghost can capture a preconfigured system image that includes the desired GRUB2 configuration. You can then deploy this image to multiple machines, ensuring consistent GRUB2 configuration across all deployments.</text:p>
      <text:p text:style-name="P1"/>
      <text:p text:style-name="P1"><text:span text:style-name="T6">5. Infrastructure-as-Code Tools:</text:span> Infrastructure-as-Code (IaC) tools such as Terraform or CloudFormation enable you to define and manage infrastructure resources programmatically. You can utilize them to automate the provisioning of virtual machines or cloud instances and include GRUB2 configuration as part of the infrastructure definition.</text:p>
      <text:p text:style-name="P1"/>
      <text:p text:style-name="P1"><text:span text:style-name="T6">6. PXE Boot and Network Installation:</text:span> Preboot Execution Environment (PXE) booting allows network-based installation and configuration of systems. You can set up a PXE server that provides GRUB2 configuration files and installation images. This enables automated installation and configuration of GRUB2 across multiple machines without the need for physical media.</text:p>
      <text:p text:style-name="P1"/>
      <text:p text:style-name="P1"><text:span text:style-name="T6">7. Configuration Templates and Variables:</text:span> GRUB2 configuration files support variables and templates. You can use tools like Jinja2 or ERB to generate dynamic GRUB2 configuration files based on predefined templates and variables. This approach allows you to automate the generation of GRUB2 configuration based on system-specific information or user-defined settings.</text:p>
      <text:p text:style-name="P1"/>
      <text:p text:style-name="P1">It's essential to select the approach that best suits your infrastructure and deployment requirements. Consider factors such as the size of the deployment, the complexity of the GRUB2 configuration, and the level of automation desired. Additionally, consult the documentation and resources specific to the tools and techniques you choose to ensure proper implementation and configuration.</text:p>
      <text:h text:style-name="P16" text:outline-level="1"><text:bookmark-start text:name="__RefHeading___Toc4386_4073746394"/>10. GRUB2 Tips and Tricks<text:bookmark-end text:name="__RefHeading___Toc4386_4073746394"/></text:h>
      <text:h text:style-name="Heading_20_2" text:outline-level="2"><text:bookmark-start text:name="__RefHeading___Toc4388_4073746394"/>10.1. Optimizing Boot Time<text:bookmark-end text:name="__RefHeading___Toc4388_4073746394"/></text:h>
      <text:p text:style-name="P1"/>
      <text:p text:style-name="P1">Optimizing boot time can significantly improve the overall performance and user experience of a system. Here are some tips to optimize boot time when using GRUB2:</text:p>
      <text:p text:style-name="P1"/>
      <text:p text:style-name="P1"><text:span text:style-name="T6">1. Remove Unnecessary Boot Entries:</text:span> Review your GRUB2 configuration and remove any unnecessary or outdated boot entries. Having fewer entries in the boot menu can reduce the time it takes to display the menu and select the default entry.</text:p>
      <text:p text:style-name="P1"/>
      <text:p text:style-name="P1"><text:span text:style-name="T6">2. Reduce GRUB2 Timeout:</text:span> By default, GRUB2 has a timeout that allows the user to select a boot entry. You can reduce the timeout value to minimize the waiting time before the default entry is automatically booted. Set the `GRUB_TIMEOUT` parameter in the GRUB2 configuration file (e.g., `/etc/default/grub`) to a lower value, such as 1 or 2 seconds.</text:p>
      <text:p text:style-name="P1"/>
      <text:p text:style-name="P1"><text:span text:style-name="T6">3. Optimize Kernel and Initramfs:</text:span> Ensure that your kernel and initramfs are optimized for boot time. Consider enabling only necessary kernel modules and disabling unused features. Additionally, compress the initramfs to reduce its size and load time. Consult your distribution's documentation or kernel optimization guides for specific instructions.</text:p>
      <text:p text:style-name="P1"/>
      <text:p text:style-name="P1"><text:span text:style-name="T6">4. Use SSDs or Fast Storage:</text:span> Upgrading to solid-state drives (SSDs) or other fast storage devices can significantly improve boot time. SSDs have faster read speeds compared to traditional hard drives, resulting in faster loading of kernel and system files.</text:p>
      <text:p text:style-name="P1"/>
      <text:p text:style-name="P1"><text:span text:style-name="T6">5. Profile and Optimize Services:</text:span> Analyze the services and daemons running during the boot process and identify any that are not essential for booting. Disable or delay the start of non-essential services to speed up the boot time. Tools like `systemd-analyze` can help you identify the boot-time of individual services.</text:p>
      <text:p text:style-name="P1"/>
      <text:p text:style-name="P1"><text:span text:style-name="T6">6. Disable Unnecessary Hardware:</text:span> If you have unused or unnecessary hardware devices connected to your system, consider disabling them in the BIOS/UEFI settings. This prevents unnecessary initialization and detection during the boot process, reducing boot time.</text:p>
      <text:p text:style-name="P1"/>
      <text:p text:style-name="P1"><text:span text:style-name="T6">7. Enable Fast Boot or Quick Boot in BIOS/UEFI:</text:span> Some BIOS/UEFI firmware settings include options like "Fast Boot" or "Quick Boot," which prioritize boot time by skipping certain system checks. Enable these options if available and ensure they are compatible with your system configuration.</text:p>
      <text:p text:style-name="P1"/>
      <text:p text:style-name="P1"><text:span text:style-name="T6">8. Update GRUB2 and Firmware:</text:span> Keeping your GRUB2 version and system firmware up to date can ensure you have the latest optimizations and bug fixes that can improve boot performance. Check for updates provided by your distribution and the motherboard manufacturer.</text:p>
      <text:p text:style-name="P1"/>
      <text:p text:style-name="P1"><text:span text:style-name="T6">9. Monitor and Analyze Boot Process:</text:span> Use boot monitoring tools like `systemd-analyze` or `bootchart` to analyze the boot process and identify any bottlenecks. These tools provide detailed information about the time taken by individual processes and services during boot.</text:p>
      <text:p text:style-name="P1"/>
      <text:p text:style-name="P1">It's important to note that boot time optimization can be specific to your system configuration and distribution. The above tips provide general guidance, but you may need to adapt them based on <text:soft-page-break/>your specific environment. Additionally, it's recommended to create backups and test any changes made to ensure system stability and functionality.</text:p>
      <text:h text:style-name="P17" text:outline-level="2"><text:bookmark-start text:name="__RefHeading___Toc4390_4073746394"/>10.2. Working with Custom Themes<text:bookmark-end text:name="__RefHeading___Toc4390_4073746394"/></text:h>
      <text:p text:style-name="P1"/>
      <text:p text:style-name="P1">Working with custom themes in GRUB2 allows you to personalize the appearance of the boot menu. Here are the steps to work with custom themes in GRUB2:</text:p>
      <text:p text:style-name="P1"/>
      <text:p text:style-name="P1"><text:span text:style-name="T6">1. Locate the GRUB2 Theme Directory:</text:span> The default location for GRUB2 themes is typically `/boot/grub/themes/`. However, the location may vary depending on your distribution. Confirm the theme directory location by checking your GRUB2 configuration file (`/etc/default/grub`) or consulting your distribution's documentation.</text:p>
      <text:p text:style-name="P1"/>
      <text:p text:style-name="P1"><text:span text:style-name="T6">2. Obtain a Custom Theme:</text:span> Find a GRUB2 theme that you like or create your own. GRUB2 themes are usually distributed as compressed archives (e.g., `.tar.gz` or `.zip`) and contain the necessary files and directories for the theme.</text:p>
      <text:p text:style-name="P1"/>
      <text:p text:style-name="P1"><text:span text:style-name="T6">3. Install the Theme:</text:span> Extract the contents of the theme archive into the theme directory. Ensure that the extracted files are placed in the appropriate subdirectories within the theme directory. Typically, a theme consists of files such as `theme.txt`, `background.png`, and additional directories for fonts, icons, and images.</text:p>
      <text:p text:style-name="P1"/>
      <text:p text:style-name="P1"><text:span text:style-name="T6">4. Modify the GRUB2 Configuration:</text:span> Open the GRUB2 configuration file (`/etc/default/grub`) in a text editor with root privileges. Locate the line that begins with `GRUB_THEME` and ensure it is uncommented (remove the `#` at the beginning of the line). Specify the path to the theme file relative to the theme directory. For example, if the theme is located in `/boot/grub/themes/mytheme/theme.txt`, the line would be `GRUB_THEME="/themes/mytheme/theme.txt"`. Save the changes.</text:p>
      <text:p text:style-name="P1"/>
      <text:p text:style-name="P1"><text:span text:style-name="T6">5. Generate the GRUB2 Configuration:</text:span> Run the command `sudo grub-mkconfig -o /boot/grub/grub.cfg` to generate the updated GRUB2 configuration file. This command reads the configuration files and rebuilds `grub.cfg`, which is the main GRUB2 configuration file.</text:p>
      <text:p text:style-name="P1"/>
      <text:p text:style-name="P1"><text:span text:style-name="T6">6. Reboot and Test:</text:span> Reboot your system to see the custom theme applied to the GRUB2 boot menu. The appearance of the menu should reflect the custom theme you installed.</text:p>
      <text:p text:style-name="P1"/>
      <text:p text:style-name="P1"><text:span text:style-name="T6">Note:</text:span> Customizing GRUB2 themes requires some knowledge of file organization, graphics editing, and configuration file modifications. Take care when modifying system files and ensure you have backups available in case any issues arise.</text:p>
      <text:p text:style-name="P1"/>
      <text:p text:style-name="P1">Remember to check the documentation or specific resources related to the theme you are using for any additional instructions or requirements. Custom themes can enhance the visual appeal of the boot menu, providing a personalized touch to your system's startup experience.</text:p>
      <text:p text:style-name="P1"/>
      <text:h text:style-name="P17" text:outline-level="2"><text:bookmark-start text:name="__RefHeading___Toc4392_4073746394"/>10.3. Securely Managing GRUB2 Configuration<text:bookmark-end text:name="__RefHeading___Toc4392_4073746394"/></text:h>
      <text:p text:style-name="P1"/>
      <text:p text:style-name="P1">Managing the GRUB2 configuration securely is crucial to prevent unauthorized modifications or potential security vulnerabilities. Here are some best practices for securely managing the GRUB2 configuration:</text:p>
      <text:p text:style-name="P1"/>
      <text:p text:style-name="P1"><text:span text:style-name="T6">1. Restrict Access to Configuration Files:</text:span> Ensure that only privileged users have write access to GRUB2 configuration files. Set appropriate file permissions and ownership to restrict access. Typically, the GRUB2 configuration files are located in the `/boot/grub` or `/etc/grub.d` directory. Use commands like `chmod` and `chown` to set the correct permissions and ownership.</text:p>
      <text:p text:style-name="P1"/>
      <text:p text:style-name="P1"><text:span text:style-name="T6">2. Protect Bootloader Settings:</text:span> Set a password to protect the GRUB2 bootloader settings. This prevents unauthorized access to the GRUB2 command-line interface and restricts changes to the configuration. You can set the password by running the `grub-mkpasswd-pbkdf2` command to generate an encrypted password hash, and then add the password to the GRUB2 configuration file using the `set superusers` and `password` commands.</text:p>
      <text:p text:style-name="P1"/>
      <text:p text:style-name="P1"><text:span text:style-name="T6">3. Monitor Configuration File Integrity:</text:span> Regularly monitor the integrity of the GRUB2 configuration files to detect any unauthorized modifications. You can use file integrity checking tools like `tripwire` or `AIDE` to generate checksums of the configuration files and compare them periodically to ensure their integrity.</text:p>
      <text:p text:style-name="P1"/>
      <text:p text:style-name="P1"><text:span text:style-name="T6">4. Backup Configuration Files:</text:span> Maintain backups of the GRUB2 configuration files to restore them in case of accidental changes or system failures. Regularly schedule backups and store them in secure locations.</text:p>
      <text:p text:style-name="P1"/>
      <text:p text:style-name="P1"><text:span text:style-name="T6">5. Update GRUB2:</text:span> Keep your GRUB2 installation up to date with the latest security patches and updates provided by your distribution. This helps protect against known vulnerabilities and ensures that any security fixes are applied.</text:p>
      <text:p text:style-name="P1"/>
      <text:p text:style-name="P1"><text:span text:style-name="T6">6. Disable Interactive Boot Menu:</text:span> If security is a top priority, consider disabling the interactive boot menu altogether. Set the `GRUB_TIMEOUT` parameter in the GRUB2 configuration file to `0` to skip the menu and automatically boot the default entry. This prevents potential attacks or unauthorized changes during the boot process.</text:p>
      <text:p text:style-name="P1"/>
      <text:p text:style-name="P1"><text:span text:style-name="T6">7. Secure the Bootloader Environment:</text:span> Ensure that the system's boot process and bootloader environment are adequately protected. Use features like Secure Boot, UEFI Secure Boot, or Trusted Platform Module (TPM) to enhance the security of the boot process and prevent unauthorized modifications to the bootloader and system.</text:p>
      <text:p text:style-name="P1"/>
      <text:p text:style-name="P1"><text:span text:style-name="T6">8. Regularly Review and Audit Configuration:</text:span> Periodically review the GRUB2 configuration files to ensure they align with your system's security requirements. Remove any unnecessary or outdated configuration entries and verify the validity of the settings.</text:p>
      <text:p text:style-name="P1"/>
      <text:p text:style-name="P1"><text:span text:style-name="T6">9. Follow Security Best Practices:</text:span> Implement general security best practices for your system, such as keeping the system up to date with security patches, using strong and unique passwords, enabling firewall rules, and employing intrusion detection and prevention systems.</text:p>
      <text:p text:style-name="P1"/>
      <text:p text:style-name="P1">By following these best practices, you can help ensure the secure management of the GRUB2 configuration and minimize the risk of unauthorized modifications or security vulnerabilities.</text:p>
      <text:h text:style-name="P17" text:outline-level="2"><text:bookmark-start text:name="__RefHeading___Toc4394_4073746394"/>10.4. Useful Utilities and Tools<text:bookmark-end text:name="__RefHeading___Toc4394_4073746394"/></text:h>
      <text:p text:style-name="P1"/>
      <text:p text:style-name="P1">When working with GRUB2, several utilities and tools can assist in various tasks and troubleshooting. Here are some useful utilities and tools:</text:p>
      <text:p text:style-name="P1"/>
      <text:p text:style-name="P1"><text:span text:style-name="T6">1. `grub-mkconfig`:</text:span> This utility is used to generate the GRUB2 configuration file (`grub.cfg`). It scans the system for installed kernels, operating systems, and other bootable entries, and generates a configuration file based on the detected entries.</text:p>
      <text:p text:style-name="P1"/>
      <text:p text:style-name="P1"><text:span text:style-name="T6">2. `grub-install`:</text:span> The `grub-install` command is used to install the GRUB2 bootloader to a specific device or partition. It installs the necessary files and configurations to make the system bootable using GRUB2.</text:p>
      <text:p text:style-name="P1"/>
      <text:p text:style-name="P1"><text:span text:style-name="T6">3. `grub-mkpasswd-pbkdf2`:</text:span> This utility generates an encrypted password hash for use with GRUB2's password protection feature. It takes a plaintext password as input and outputs the encrypted password hash, which can be used in the GRUB2 configuration file.</text:p>
      <text:p text:style-name="P1"/>
      <text:p text:style-name="P1"><text:span text:style-name="T6">4. `grub-mkfont`:</text:span> This tool is used to generate GRUB2 font files from TrueType fonts. It allows you to customize the font used in the GRUB2 boot menu.</text:p>
      <text:p text:style-name="P1"/>
      <text:p text:style-name="P1"><text:span text:style-name="T6">5. `grub-editenv`:</text:span> The `grub-editenv` command allows you to modify GRUB2 environment variables. These variables can be used to store persistent settings, such as the default boot entry or kernel parameters.</text:p>
      <text:p text:style-name="P1"/>
      <text:p text:style-name="P1"><text:span text:style-name="T6">6. `os-prober`:</text:span> This utility, often used in conjunction with `grub-mkconfig`, detects other operating systems installed on the system and adds them to the GRUB2 configuration. It helps to create entries for dual-boot or multi-boot configurations.</text:p>
      <text:p text:style-name="P1"/>
      <text:p text:style-name="P1"><text:span text:style-name="T6">7. `grub-mknetdir`:</text:span> This tool is used to create a network boot directory for PXE booting. It generates the necessary files and structure to boot a system over the network using GRUB2.</text:p>
      <text:p text:style-name="P1"/>
      <text:p text:style-name="P1"><text:span text:style-name="T6">8. `efibootmgr`:</text:span> On UEFI-based systems, `efibootmgr` is a command-line utility used to manage UEFI boot entries. It allows you to view, create, modify, and delete UEFI boot entries, including those created by GRUB2.</text:p>
      <text:p text:style-name="P1"/>
      <text:p text:style-name="P1"><text:span text:style-name="T6">9. `bootinfoscript`:</text:span> This script collects detailed information about the system's boot configuration and outputs it in a readable format. It can be helpful in troubleshooting boot-related issues and provides information about the GRUB2 configuration and boot parameters.</text:p>
      <text:p text:style-name="P1"/>
      <text:p text:style-name="P1"><text:span text:style-name="T6">10. `grub-customizer`:</text:span> This graphical utility provides a user-friendly interface to customize various aspects of the GRUB2 boot menu. It allows you to change the default boot entry, modify boot options, customize themes, and more.</text:p>
      <text:p text:style-name="P1"/>
      <text:p text:style-name="P1">These utilities and tools can simplify various tasks related to GRUB2, such as generating configurations, installing the bootloader, managing boot entries, and troubleshooting boot issues. Make sure to check your distribution's documentation for any specific tools or utilities that may be available and recommended for your particular environment.</text:p>
      <text:h text:style-name="P16" text:outline-level="1"><text:bookmark-start text:name="__RefHeading___Toc4396_4073746394"/>11. GRUB2 in Virtualization and Cloud Environments<text:bookmark-end text:name="__RefHeading___Toc4396_4073746394"/></text:h>
      <text:h text:style-name="Heading_20_2" text:outline-level="2"><text:bookmark-start text:name="__RefHeading___Toc4398_4073746394"/>11.1. Booting Virtual Machines with GRUB2<text:bookmark-end text:name="__RefHeading___Toc4398_4073746394"/></text:h>
      <text:p text:style-name="P1"/>
      <text:p text:style-name="P1">Booting virtual machines with GRUB2 is similar to booting physical machines, but there are a few additional considerations. Here's an overview of how to boot virtual machines with GRUB2:</text:p>
      <text:p text:style-name="P1"/>
      <text:p text:style-name="P1"><text:span text:style-name="T6">1. Set up the Virtual Machine:</text:span> First, create and configure the virtual machine using your preferred virtualization software (e.g., VirtualBox, VMware, KVM). Install the operating system on the virtual machine and ensure it is properly configured.</text:p>
      <text:p text:style-name="P1"/>
      <text:p text:style-name="P1"><text:span text:style-name="T6">2. Configure the Boot Order:</text:span> In the virtual machine settings, make sure that the virtual disk containing the operating system is set as the first boot device. This ensures that GRUB2 is loaded during the virtual machine startup.</text:p>
      <text:p text:style-name="P1"/>
      <text:p text:style-name="P1"><text:span text:style-name="T6">3. Install GRUB2:</text:span> Install GRUB2 on the virtual machine's virtual disk. This can be done during the operating system installation process or manually after the installation. The process may vary depending on the distribution you're using, but it typically involves running the `grub-install` command on the virtual disk, specifying the appropriate device (e.g., `/dev/sda`).</text:p>
      <text:p text:style-name="P1"/>
      <text:p text:style-name="P1"><text:span text:style-name="T6">4. Configure GRUB2:</text:span> Customize the GRUB2 configuration file (`/boot/grub/grub.cfg`) on the virtual machine to include the necessary boot entries. This may involve adding entries for different kernels, operating systems, or custom configurations. Use tools like `grub-mkconfig` or edit the configuration file manually to add the required entries.</text:p>
      <text:p text:style-name="P1"/>
      <text:p text:style-name="P1"><text:span text:style-name="T6">5. Test the Boot:</text:span> Start the virtual machine and observe the boot process. The virtual machine should display the GRUB2 boot menu, allowing you to select the desired boot entry. Choose the appropriate entry and ensure that the virtual machine boots successfully.</text:p>
      <text:p text:style-name="P1"/>
      <text:p text:style-name="P1"><text:span text:style-name="T6">6. Update GRUB2:</text:span> If you make any changes to the virtual machine's boot configuration, such as installing a new kernel or modifying boot options, remember to update the GRUB2 configuration. Use the appropriate tools (e.g., `grub-mkconfig`) to regenerate the `grub.cfg` file and reflect the changes.</text:p>
      <text:p text:style-name="P1"/>
      <text:p text:style-name="P1">It's important to note that the process of booting virtual machines with GRUB2 may vary depending on the virtualization software and the specific operating system being used. Always consult the documentation of your virtualization software and the operating system for any specific instructions or considerations related to virtual machine booting.</text:p>
      <text:p text:style-name="P1"/>
      <text:p text:style-name="P1">Additionally, some virtualization platforms offer direct integration with GRUB2, allowing for easier management of boot entries and configurations for virtual machines. Be sure to explore the capabilities of your chosen virtualization platform to make the most of GRUB2 in virtualized environments.</text:p>
      <text:h text:style-name="P17" text:outline-level="2"><text:bookmark-start text:name="__RefHeading___Toc4400_4073746394"/>11.2. GRUB2 and Cloud Platforms<text:bookmark-end text:name="__RefHeading___Toc4400_4073746394"/></text:h>
      <text:p text:style-name="P1"/>
      <text:p text:style-name="P1">GRUB2 is primarily designed for traditional on-premises systems, and its usage on cloud platforms may vary depending on the specific cloud provider and virtualization technologies employed. Here are some key considerations regarding GRUB2 and cloud platforms:</text:p>
      <text:p text:style-name="P1"/>
      <text:p text:style-name="P1"><text:span text:style-name="T6">1. Infrastructure as a Service (IaaS) Clouds:</text:span> In IaaS clouds like Amazon Web Services (AWS), Microsoft Azure, or Google Cloud Platform (GCP), the underlying infrastructure is abstracted, and you typically don't have direct access to the boot process or the ability to modify the bootloader configuration. The cloud provider manages the boot process, including the bootloaders and boot configurations. Users typically interact with the cloud platform at a higher level, such as deploying virtual machines or containers.</text:p>
      <text:p text:style-name="P1"/>
      <text:p text:style-name="P1"><text:span text:style-name="T6">2. Virtual Machine (VM) Images:</text:span> Cloud providers usually provide preconfigured VM images with an operating system installed and preconfigured boot settings. These images already have a bootloader (often GRUB2) installed, and you don't need to manage or modify it directly. Instead, you typically work with the cloud provider's provided images or create custom images based on them.</text:p>
      <text:p text:style-name="P1"/>
      <text:p text:style-name="P1"><text:span text:style-name="T6">3. Customization Options:</text:span> Cloud platforms usually offer mechanisms to customize VM configurations, such as specifying kernel parameters, modifying boot scripts, or using cloud-init scripts for initial configuration. However, these customizations are typically specific to the cloud platform and may not involve direct modification of the GRUB2 bootloader configuration.</text:p>
      <text:p text:style-name="P1"/>
      <text:p text:style-name="P1"><text:span text:style-name="T6">4. Container Platforms:</text:span> In container-based platforms like Docker or Kubernetes, the focus is on containerized applications rather than managing the bootloader directly. Containers do not rely on GRUB2 as they utilize the host system's kernel and bootloader. Container images are typically built based on specific Linux distributions and do not require direct bootloader configuration.</text:p>
      <text:p text:style-name="P1"/>
      <text:p text:style-name="P1"><text:span text:style-name="T6">5. Platform-Specific Tools:</text:span> Cloud platforms may provide their own tools or interfaces for managing VMs and boot configurations. These tools abstract the underlying bootloader and provide a simplified interface for managing VMs and boot options specific to the cloud platform. Examples include AWS EC2 user data, Azure VM extensions, or GCP instance metadata.</text:p>
      <text:p text:style-name="P1"/>
      <text:p text:style-name="P1">While GRUB2 may not have a direct role in managing boot configurations on cloud platforms, it remains an essential component of traditional systems and physical installations. However, it's worth noting that cloud platforms and virtualization technologies offer their own mechanisms for managing boot processes, VM images, and configuration options that may not involve direct interaction with GRUB2.</text:p>
      <text:h text:style-name="P17" text:outline-level="2"><text:bookmark-start text:name="__RefHeading___Toc4402_4073746394"/>11.3. Integrating GRUB2 with Container Technologies<text:bookmark-end text:name="__RefHeading___Toc4402_4073746394"/></text:h>
      <text:p text:style-name="P1"/>
      <text:p text:style-name="P1">When it comes to container technologies like Docker or Kubernetes, the integration with GRUB2 is not as direct or significant as in traditional systems. Containers do not rely on GRUB2 for booting as they leverage the host system's kernel and bootloader. However, there are a few aspects to consider when working with GRUB2 and container technologies:</text:p>
      <text:p text:style-name="P1"/>
      <text:p text:style-name="P1"><text:span text:style-name="T6">1. Host System's Bootloader:</text:span> Containers run on top of the host operating system, utilizing the host's kernel and bootloader. GRUB2 is typically installed on the host system and manages the boot process for the entire system, including the host and any virtual machines or containers running on it. So, while GRUB2 is not directly integrated with containers, it remains responsible for booting the host system.</text:p>
      <text:p text:style-name="P1"/>
      <text:p text:style-name="P1"><text:span text:style-name="T6">2. Customizing Host Boot Configurations:</text:span> If you need to make changes to the host system's bootloader configuration, such as modifying kernel parameters or boot options, you would need to interact with the GRUB2 configuration on the host. This can be done outside the context of containers and typically involves accessing and modifying the host's GRUB2 configuration files.</text:p>
      <text:p text:style-name="P1"/>
      <text:p text:style-name="P1"><text:span text:style-name="T6">3. Container Images:</text:span> Containers are typically built from container images that include the application and its dependencies, but they do not include the bootloader or kernel. These images are often based on lightweight Linux distributions that have already been configured with the necessary kernel and bootloader settings. As such, there is typically no direct interaction or integration with GRUB2 within the container image itself.</text:p>
      <text:p text:style-name="P1"/>
      <text:p text:style-name="P1"><text:span text:style-name="T6">4. Container Orchestration:</text:span> Container orchestration platforms like Kubernetes provide their own mechanisms for managing container deployments, including scheduling, scaling, and health monitoring. The management of containers and their associated configurations, such as networking, storage, and environment variables, is typically done through Kubernetes or the chosen container orchestration tool. GRUB2 is not directly involved in these processes.</text:p>
      <text:p text:style-name="P1"/>
      <text:p text:style-name="P1">In summary, while GRUB2 is not directly integrated with container technologies, it plays a role in booting the host system on which containers are running. Container technologies focus on containerizing applications and leveraging the host's kernel and bootloader, rather than interacting with GRUB2 directly. Configuration and customization of GRUB2 primarily pertain to the host system's bootloader configuration rather than the containers themselves.</text:p>
      <text:h text:style-name="P17" text:outline-level="2"><text:bookmark-start text:name="__RefHeading___Toc4404_4073746394"/>11.3. Integrating GRUB2 with Virtualization Tools<text:bookmark-end text:name="__RefHeading___Toc4404_4073746394"/></text:h>
      <text:p text:style-name="P1"/>
      <text:p text:style-name="P1">Integrating GRUB2 with virtualization tools depends on the specific virtualization technology being used. Here are some considerations for integrating GRUB2 with popular virtualization tools:</text:p>
      <text:p text:style-name="P1"/>
      <text:p text:style-name="P1"><text:span text:style-name="T6">1. VirtualBox:</text:span> VirtualBox provides options to configure the boot order and boot devices for virtual machines. You can select the virtual disk containing the GRUB2 bootloader as the first boot device. During the virtual machine setup, you can install the operating system and GRUB2 on the virtual disk. VirtualBox also allows you to customize VM settings, such as enabling or disabling EFI, which can impact the boot process.</text:p>
      <text:p text:style-name="P1"/>
      <text:p text:style-name="P1"><text:span text:style-name="T6">2. VMware:</text:span> VMware offers various virtualization solutions like VMware Workstation, VMware Fusion, and VMware ESXi. These platforms allow you to configure virtual machine settings, including the boot order and boot devices. You can set the virtual disk with GRUB2 as the primary boot device. Similar to VirtualBox, you can install the operating system and GRUB2 on the virtual disk during setup.</text:p>
      <text:p text:style-name="P1"/>
      <text:p text:style-name="P1"><text:span text:style-name="T6">3. KVM/QEMU:</text:span> With KVM (Kernel-based Virtual Machine) and QEMU (Quick Emulator), you can create and manage virtual machines directly from the command line or through graphical interfaces like virt-manager. GRUB2 can be installed within the virtual machine's virtual disk, and the boot order can be configured accordingly.</text:p>
      <text:p text:style-name="P1"/>
      <text:p text:style-name="P1"><text:span text:style-name="T6">4. Microsoft Hyper-V:</text:span> Hyper-V, Microsoft's virtualization platform, allows you to configure the boot order and boot devices for virtual machines. You can set the virtual disk containing the GRUB2 bootloader as the primary boot device. During the virtual machine setup, you can install the operating system and GRUB2 on the virtual disk.</text:p>
      <text:p text:style-name="P1"/>
      <text:p text:style-name="P1"><text:span text:style-name="T6">5. Proxmox VE:</text:span> Proxmox VE is an open-source virtualization platform that supports both KVM and LXC (Linux Containers). GRUB2 can be used within KVM virtual machines. You can configure the boot order and boot devices for virtual machines through the Proxmox VE management interface.</text:p>
      <text:p text:style-name="P1"/>
      <text:p text:style-name="P1">When integrating GRUB2 with virtualization tools, the general approach is to install the operating system along with GRUB2 on the virtual disk and configure the boot order to prioritize the virtual disk. The virtualization tool's interface or command-line options allow you to customize VM settings, including boot device configuration.</text:p>
      <text:p text:style-name="P1"/>
      <text:p text:style-name="P1">It's important to consult the documentation and specific instructions provided by the virtualization tool you are using, as the process may vary slightly depending on the tool and version. Additionally, different virtualization technologies and hypervisors may have additional features or configurations specific to their platforms that can impact the integration of GRUB2.</text:p>
      <text:h text:style-name="P16" text:outline-level="1"><text:bookmark-start text:name="__RefHeading___Toc4406_4073746394"/>12. Extending GRUB2 Functionality<text:bookmark-end text:name="__RefHeading___Toc4406_4073746394"/></text:h>
      <text:h text:style-name="Heading_20_2" text:outline-level="2"><text:bookmark-start text:name="__RefHeading___Toc4408_4073746394"/>12.1. GRUB2 Modules and Features<text:bookmark-end text:name="__RefHeading___Toc4408_4073746394"/></text:h>
      <text:p text:style-name="P1"/>
      <text:p text:style-name="P1">GRUB2 comes with a variety of modules and features that enhance its functionality and flexibility. Here are some notable GRUB2 modules and features:</text:p>
      <text:p text:style-name="P1"/>
      <text:p text:style-name="P1"><text:span text:style-name="T6">1. Filesystem Modules:</text:span> GRUB2 supports various filesystem modules, allowing it to read and access files from different filesystems. Some common filesystem modules include ext2, ext3, ext4, Btrfs, XFS, FAT, and NTFS. These modules enable GRUB2 to locate and load kernel images, initramfs files, and configuration files from different filesystems.</text:p>
      <text:p text:style-name="P1"/>
      <text:p text:style-name="P1"><text:span text:style-name="T6">2. LVM Module:</text:span> GRUB2 includes a Logical Volume Management (LVM) module that allows it to work with LVM volumes. This module enables GRUB2 to access and boot from logical volumes, providing support for systems that use LVM for disk management.</text:p>
      <text:p text:style-name="P1"/>
      <text:p text:style-name="P1"><text:span text:style-name="T6">3. RAID Module:</text:span> GRUB2's RAID module provides support for software RAID configurations. It allows GRUB2 to handle booting from RAID devices, such as RAID arrays created with Linux software RAID (mdadm).</text:p>
      <text:p text:style-name="P1"/>
      <text:p text:style-name="P1"><text:span text:style-name="T6">4. Cryptodisk Module:</text:span> The cryptodisk module enables GRUB2 to handle encrypted disk partitions. It supports various encryption algorithms and allows you to configure GRUB2 to prompt for a passphrase or use key files to unlock encrypted partitions during the boot process.</text:p>
      <text:p text:style-name="P1"/>
      <text:p text:style-name="P1"><text:span text:style-name="T6">5. Network Modules:</text:span> GRUB2 includes network modules that enable network booting and various network-related functionalities. These modules allow GRUB2 to retrieve kernel images, initramfs files, or configuration files over the network using protocols like TFTP or HTTP.</text:p>
      <text:p text:style-name="P1"/>
      <text:p text:style-name="P1"><text:span text:style-name="T6">6. Multiboot Module:</text:span> The multiboot module enables GRUB2 to boot other operating systems using the Multiboot specification. It allows GRUB2 to chainload and boot non-Linux operating systems or bootloaders that comply with the Multiboot standard.</text:p>
      <text:p text:style-name="P1"/>
      <text:p text:style-name="P1"><text:span text:style-name="T6">7. Theme and Graphics Support:</text:span> GRUB2 supports custom themes and graphics, allowing you to customize the appearance of the GRUB2 boot menu. You can configure background images, colors, fonts, and other visual elements to create a personalized boot menu.</text:p>
      <text:p text:style-name="P1"/>
      <text:p text:style-name="P1"><text:span text:style-name="T6">8. Scripting Support:</text:span> GRUB2 provides a scripting environment that allows you to create custom scripts to automate boot configurations, perform advanced boot operations, or execute custom logic during the boot process. GRUB2 scripts can be used to modify menu entries, set boot options, or perform complex tasks.</text:p>
      <text:p text:style-name="P1"/>
      <text:p text:style-name="P1">These are just a few examples of the modules and features available in GRUB2. The modular design of GRUB2 allows for extensibility, enabling additional modules to be developed and integrated based on specific needs and requirements. The exact set of modules available may vary depending on the version of GRUB2 and the configuration options chosen during the build process.</text:p>
      <text:h text:style-name="P17" text:outline-level="2"><text:bookmark-start text:name="__RefHeading___Toc4410_4073746394"/>12.2. Creating Custom GRUB2 Modules<text:bookmark-end text:name="__RefHeading___Toc4410_4073746394"/></text:h>
      <text:p text:style-name="P1"/>
      <text:p text:style-name="P1">Creating custom GRUB2 modules requires advanced programming skills and knowledge of the GRUB2 internals. Here are the general steps involved in creating a custom GRUB2 module:</text:p>
      <text:p text:style-name="P1"/>
      <text:p text:style-name="P1"><text:span text:style-name="T6">1. Set Up the Development Environment:</text:span> Install the necessary development tools, including a C compiler, build system (e.g., GNU Autotools or CMake), and the GRUB2 source code. Ensure that you have a working build environment to compile the GRUB2 module.</text:p>
      <text:p text:style-name="P1"/>
      <text:p text:style-name="P1"><text:span text:style-name="T6">2. Understand the GRUB2 Architecture:</text:span> Familiarize yourself with the GRUB2 architecture, including its data structures, APIs, and module loading mechanism. GRUB2 uses a modular architecture, so it's crucial to understand how modules interact with the core GRUB2 system.</text:p>
      <text:p text:style-name="P1"/>
      <text:p text:style-name="P1"><text:span text:style-name="T6">3. Define the Module's Functionality:</text:span> Determine the purpose and functionality of your custom module. Identify what functionality or features it should provide to enhance or extend GRUB2's capabilities. This could include adding support for a specific filesystem, a network protocol, or a custom boot mechanism.</text:p>
      <text:p text:style-name="P1"/>
      <text:p text:style-name="P1"><text:span text:style-name="T6">4. Implement the Module:</text:span> Write the code for your custom module. This involves implementing the necessary functionality and integrating it with the GRUB2 framework. Use the GRUB2 API and data structures provided by the GRUB2 source code to ensure compatibility and seamless integration with the existing GRUB2 system.</text:p>
      <text:p text:style-name="P1"/>
      <text:p text:style-name="P1"><text:span text:style-name="T6">5. Build the Module:</text:span> Configure the build system to include your custom module in the GRUB2 build process. Make sure to specify the dependencies and any additional compilation flags or options required for your module. Compile the GRUB2 source code, including your custom module, to generate the updated GRUB2 binary.</text:p>
      <text:p text:style-name="P1"/>
      <text:p text:style-name="P1"><text:span text:style-name="T6">6. Test and Debug:</text:span> Test your custom module by loading it into GRUB2 and verifying that it behaves as intended. Use GRUB2's debugging facilities, such as logging or debugging output, to identify and fix any issues or bugs in your module.</text:p>
      <text:p text:style-name="P1"/>
      <text:p text:style-name="P1"><text:span text:style-name="T6">7. Distribute and Install:</text:span> Once your custom module is successfully tested, package it along with the GRUB2 binary and any necessary configuration files. Provide clear instructions for installing the custom module on target systems, ensuring that it is loaded and utilized correctly during the boot process.</text:p>
      <text:p text:style-name="P1"/>
      <text:p text:style-name="P1">It's important to note that creating custom GRUB2 modules requires a deep understanding of the GRUB2 internals and its programming APIs. The GRUB2 source code and documentation serve as valuable resources for understanding the existing modules and how to develop new ones. Additionally, actively participating in the GRUB2 community and seeking guidance from experienced developers can provide valuable insights and assistance in creating custom modules.</text:p>
      <text:h text:style-name="P17" text:outline-level="2"><text:bookmark-start text:name="__RefHeading___Toc4412_4073746394"/>12.3. Integrating Additional Tools and Utilities<text:bookmark-end text:name="__RefHeading___Toc4412_4073746394"/></text:h>
      <text:p text:style-name="P1"/>
      <text:p text:style-name="P1">Integrating additional tools and utilities with GRUB2 can enhance its functionality and provide additional features during the boot process. Here are some ways to integrate external tools and utilities with GRUB2:</text:p>
      <text:p text:style-name="P1"/>
      <text:p text:style-name="P1"><text:span text:style-name="T6">1. Custom Menu Entries:</text:span> GRUB2 allows you to create custom menu entries that execute external tools or utilities. You can add menu entries in the GRUB2 configuration file (`grub.cfg`) to invoke specific tools or scripts during the boot process. For example, you can create a menu entry that runs a disk diagnostic tool, performs system maintenance tasks, or launches a custom recovery environment.</text:p>
      <text:p text:style-name="P1"/>
      <text:p text:style-name="P1"><text:span text:style-name="T6">2. Boot Scripts:</text:span> GRUB2 supports the execution of scripts during the boot process. You can write custom scripts in a scripting language supported by GRUB2 (such as GRUB2 shell scripting) and invoke them using the `source` command in the GRUB2 configuration file. These scripts can perform various tasks, such as configuring network settings, setting environment variables, or executing specific commands or utilities.</text:p>
      <text:p text:style-name="P1"/>
      <text:p text:style-name="P1"><text:span text:style-name="T6">3. Pre-boot Environment:</text:span> GRUB2 provides a pre-boot environment that allows you to interact with the system before the operating system is loaded. You can leverage this environment to integrate additional tools and utilities. For example, you can include utilities for disk partitioning, disk imaging, or firmware updates within the GRUB2 environment, providing a convenient way to perform system maintenance or recovery tasks.</text:p>
      <text:p text:style-name="P1"/>
      <text:p text:style-name="P1"><text:span text:style-name="T6">4. Network Boot and PXE:</text:span> GRUB2 supports network booting, including the ability to load files over the network using protocols like TFTP or HTTP. You can leverage this capability to integrate network-based tools and utilities into the GRUB2 environment. For example, you can create a network boot menu entry that loads a lightweight Linux distribution or a diagnostic tool from a network server.</text:p>
      <text:p text:style-name="P1"/>
      <text:p text:style-name="P1"><text:span text:style-name="T6">5. Custom Modules: </text:span>As mentioned earlier, you can create custom modules for GRUB2 to extend its functionality. If you have a specific tool or utility that you want to integrate tightly with GRUB2, you can develop a custom module that provides direct integration and access to that tool. This requires advanced programming skills and an understanding of the GRUB2 internals.</text:p>
      <text:p text:style-name="P1"/>
      <text:p text:style-name="P1">When integrating additional tools and utilities with GRUB2, it's important to consider compatibility, dependencies, and potential impacts on the boot process. Ensure that the tools or utilities are compatible with the version of GRUB2 you are using and do not conflict with other components or configurations. It's also essential to thoroughly test and validate the integration to ensure proper functionality and reliability during the boot process.</text:p>
      <text:h text:style-name="P17" text:outline-level="2"><text:bookmark-start text:name="__RefHeading___Toc4414_4073746394"/>12.4. Implementing Advanced Bootloader Features<text:bookmark-end text:name="__RefHeading___Toc4414_4073746394"/></text:h>
      <text:p text:style-name="P1"/>
      <text:p text:style-name="P1">Implementing advanced bootloader features in GRUB2 requires a deep understanding of the GRUB2 internals and programming skills. Here are some advanced features that can be implemented in a GRUB2 bootloader:</text:p>
      <text:p text:style-name="P1"/>
      <text:p text:style-name="P1"><text:span text:style-name="T6">1. Custom Boot Menus:</text:span> You can create custom boot menus in GRUB2 to provide a user-friendly interface with advanced options. This can include displaying a graphical menu with different boot choices, submenus for specific configurations, or a password-protected menu for restricted access.</text:p>
      <text:p text:style-name="P1"/>
      <text:p text:style-name="P1"><text:span text:style-name="T6">2. Boot-Time Kernel Parameters:</text:span> GRUB2 allows you to pass kernel parameters during the boot process. Implementing advanced bootloader features involves handling and processing these parameters, such as enabling specific kernel options, configuring system parameters, or passing variables to the initramfs or kernel modules.</text:p>
      <text:p text:style-name="P1"/>
      <text:p text:style-name="P1"><text:span text:style-name="T6">3. Automated Boot Configurations:</text:span> You can implement automated boot configurations in GRUB2 by using scripts or configuration files. This allows you to define specific boot scenarios or configurations that are automatically selected based on criteria such as system hardware, network conditions, or user preferences.</text:p>
      <text:p text:style-name="P1"/>
      <text:p text:style-name="P1"><text:span text:style-name="T6">4. Boot-Time Error Handling:</text:span> Implementing advanced error handling features in GRUB2 involves detecting and handling boot-time errors gracefully. This can include displaying error messages, offering troubleshooting options, or automatically falling back to alternative boot configurations when errors occur.</text:p>
      <text:p text:style-name="P1"/>
      <text:p text:style-name="P1"><text:span text:style-name="T6">5. Dynamic Configuration Updates:</text:span> You can implement features that allow dynamic updates to the GRUB2 configuration during runtime. This can include modifying menu entries, changing boot parameters, or applying configuration changes based on external factors such as system state or user input.</text:p>
      <text:p text:style-name="P1"/>
      <text:p text:style-name="P1"><text:span text:style-name="T6">6. Integration with System Management Tools:</text:span> Advanced bootloader features can involve integration with system management tools and frameworks. This can include interacting with management interfaces, communicating with system APIs, or integrating with configuration management systems to automate bootloader configuration.</text:p>
      <text:p text:style-name="P1"/>
      <text:p text:style-name="P1"><text:span text:style-name="T6">7. Advanced Secure Boot and Authentication:</text:span> Implementing advanced secure boot features involves integrating with cryptographic frameworks, certificate management systems, and authentication mechanisms. This can include verifying the integrity of kernel images and boot components, enforcing secure boot policies, or implementing additional authentication layers during the boot process.</text:p>
      <text:p text:style-name="P1"/>
      <text:p text:style-name="P1"><text:span text:style-name="T6">8. Error Recovery and System Rescue:</text:span> Advanced features can be implemented to handle error recovery and system rescue scenarios. This can include providing options to boot into a recovery environment, performing filesystem repairs, or restoring system snapshots or backups.</text:p>
      <text:p text:style-name="P1"/>
      <text:p text:style-name="P1">Implementing these advanced features requires a deep understanding of the GRUB2 internals, programming skills (primarily in C), and familiarity with the platform and system components that GRUB2 interacts with. It's important to consult the GRUB2 documentation, study the source code, and participate in the GRUB2 community to gain a comprehensive understanding of the bootloader and its capabilities.</text:p>
      <text:h text:style-name="P16" text:outline-level="1"><text:bookmark-start text:name="__RefHeading___Toc4416_4073746394"/>13. Security Considerations<text:bookmark-end text:name="__RefHeading___Toc4416_4073746394"/></text:h>
      <text:h text:style-name="Heading_20_2" text:outline-level="2"><text:bookmark-start text:name="__RefHeading___Toc4418_4073746394"/>13.1. Securing the GRUB2 Environment<text:bookmark-end text:name="__RefHeading___Toc4418_4073746394"/></text:h>
      <text:p text:style-name="P1"/>
      <text:p text:style-name="P1">Securing the GRUB2 environment is important to protect the integrity of the bootloader and prevent unauthorized access or tampering. Here are some measures you can take to enhance the security of GRUB2:</text:p>
      <text:p text:style-name="P1"/>
      <text:p text:style-name="P1"><text:span text:style-name="T6">1. Set a Bootloader Password:</text:span> GRUB2 allows you to set a password that must be entered to access the GRUB2 menu and make configuration changes. This helps prevent unauthorized access to the bootloader configuration and protects against malicious modifications. You can set the password using the `grub2-mkpasswd-pbkdf2` command and configure it in the GRUB2 configuration file (`grub.cfg`).</text:p>
      <text:p text:style-name="P1"/>
      <text:p text:style-name="P1"><text:span text:style-name="T6">2. Protect GRUB2 Configuration Files:</text:span> Ensure that the GRUB2 configuration files are not accessible by unauthorized users. Set appropriate file permissions and ownership on the configuration files to restrict access to privileged users only. This prevents unauthorized modifications to the bootloader configuration.</text:p>
      <text:p text:style-name="P1"/>
      <text:p text:style-name="P1"><text:span text:style-name="T6">3. Enable Secure Boot:</text:span> Secure Boot is a feature supported by modern UEFI-based systems that helps ensure that only trusted and signed bootloaders and operating systems are loaded. Enable Secure Boot in the system firmware (UEFI) and sign the GRUB2 bootloader using a valid Secure Boot key to prevent the execution of unauthorized or malicious code.</text:p>
      <text:p text:style-name="P1"/>
      <text:p text:style-name="P1"><text:span text:style-name="T6">4. Verify Bootloader Integrity:</text:span> To ensure the integrity of the GRUB2 bootloader, you can use cryptographic measures such as digital signatures. Sign the GRUB2 bootloader with a trusted certificate or key, and configure the system to verify the bootloader's signature during the boot process. This helps protect against bootloader tampering or replacement by unauthorized entities.</text:p>
      <text:p text:style-name="P1"/>
      <text:p text:style-name="P1"><text:span text:style-name="T6">5. Protect Physical Access:</text:span> Ensure physical security of the system to prevent unauthorized access to the bootloader or configuration files. Restrict physical access to the server or computer where GRUB2 is installed to trusted individuals only. Physical security measures like locked server rooms or secure hardware enclosures can help prevent tampering.</text:p>
      <text:p text:style-name="P1"/>
      <text:p text:style-name="P1"><text:span text:style-name="T6">6. Regularly Update GRUB2:</text:span> Keep the GRUB2 bootloader updated with the latest security patches and updates. Monitor the official GRUB2 repositories for security advisories and promptly apply any patches or updates provided by the GRUB2 development team. Regular updates help address any known security vulnerabilities.</text:p>
      <text:p text:style-name="P1"/>
      <text:p text:style-name="P1"><text:span text:style-name="T6">7. Monitor Bootloader Logs:</text:span> Enable logging in GRUB2 and regularly review the bootloader logs for any suspicious activities or error messages. Unusual log entries or unexpected errors can indicate potential security issues or attempts to tamper with the bootloader.</text:p>
      <text:p text:style-name="P1"/>
      <text:p text:style-name="P1"><text:span text:style-name="T6">8. Secure the System as a Whole:</text:span> Remember that securing the GRUB2 environment is part of an overall system security strategy. Implement other security measures such as using strong user passwords, enabling system-level security features, regularly updating the operating system, and following security best practices.</text:p>
      <text:p text:style-name="P1"/>
      <text:p text:style-name="P1"><text:soft-page-break/>By implementing these security measures, you can help protect the GRUB2 environment from unauthorized access, tampering, and malicious activities, thereby enhancing the overall security of your system.</text:p>
      <text:h text:style-name="P17" text:outline-level="2"><text:bookmark-start text:name="__RefHeading___Toc8724_1276195721"/>13.2. Protecting Against Bootkit Attacks<text:bookmark-end text:name="__RefHeading___Toc8724_1276195721"/></text:h>
      <text:p text:style-name="P1"/>
      <text:p text:style-name="P1">Protecting against bootkit attacks requires robust security measures at various levels of the system. Here are some strategies to help defend against bootkit attacks:</text:p>
      <text:p text:style-name="P1"/>
      <text:p text:style-name="P1"><text:span text:style-name="T6">1. Secure Boot:</text:span> Enable Secure Boot in the system firmware (UEFI) if supported. Secure Boot verifies the integrity of the bootloader and ensures that only signed and trusted bootloaders and operating systems are executed. This helps prevent the execution of malicious bootkits.</text:p>
      <text:p text:style-name="P1"/>
      <text:p text:style-name="P1"><text:span text:style-name="T6">2. UEFI Firmware Updates:</text:span> Regularly update the system firmware (UEFI) to the latest version provided by the hardware manufacturer. Firmware updates often include security enhancements and bug fixes that can help protect against known vulnerabilities and attack vectors.</text:p>
      <text:p text:style-name="P1"/>
      <text:p text:style-name="P1"><text:span text:style-name="T6">3. Protect Physical Access:</text:span> Limit physical access to the system to trusted individuals. Secure the server or computer where the bootloader is installed to prevent unauthorized tampering or the installation of malicious bootkits.</text:p>
      <text:p text:style-name="P1"/>
      <text:p text:style-name="P1"><text:span text:style-name="T6">4. Secure GRUB2 Configuration:</text:span> Protect the GRUB2 configuration files from unauthorized access. Set appropriate file permissions and ownership to ensure that only privileged users can modify the bootloader configuration. Regularly review the configuration files for any suspicious or unauthorized changes.</text:p>
      <text:p text:style-name="P1"/>
      <text:p text:style-name="P1"><text:span text:style-name="T6">5. Secure Bootloader Installation:</text:span> Ensure that the bootloader is installed on a secure and trusted storage device. Protect the storage device against tampering or unauthorized modifications. For example, in a server environment, consider using hardware-based security features like Trusted Platform Module (TPM) to enhance bootloader security.</text:p>
      <text:p text:style-name="P1"/>
      <text:p text:style-name="P1"><text:span text:style-name="T6">6. Regularly Update GRUB2:</text:span> Keep the GRUB2 bootloader up to date with the latest security patches and updates. Monitor official GRUB2 repositories for security advisories and promptly apply any patches or updates provided by the GRUB2 development team.</text:p>
      <text:p text:style-name="P1"/>
      <text:p text:style-name="P1"><text:span text:style-name="T6">7. Malware Protection:</text:span> Implement robust malware protection on the system. Use reliable antivirus and anti-malware software that can detect and prevent bootkits. Regularly update the malware protection software and perform regular scans to detect any malicious activity.</text:p>
      <text:p text:style-name="P1"/>
      <text:p text:style-name="P1"><text:span text:style-name="T6">8. Monitor System Integrity:</text:span> Implement integrity checking mechanisms to monitor the integrity of the bootloader, configuration files, and critical system files. Tools like File Integrity Monitoring (FIM) can help detect unauthorized modifications or tampering attempts.</text:p>
      <text:p text:style-name="P1"/>
      <text:p text:style-name="P1"><text:span text:style-name="T6">9. System Logging and Auditing:</text:span> Enable comprehensive logging and auditing on the system, including bootloader logs. Regularly review and analyze the logs for any suspicious activities or error messages that may indicate a bootkit attack or unauthorized modifications.</text:p>
      <text:p text:style-name="P1"/>
      <text:p text:style-name="P1"><text:span text:style-name="T6">10. Security Best Practices:</text:span> Follow general security best practices, such as using strong user passwords, implementing network security measures, restricting remote access to the system, and regularly updating the operating system and other software components.</text:p>
      <text:p text:style-name="P1"/>
      <text:p text:style-name="P1">It's important to note that protecting against bootkit attacks requires a holistic approach to system security. Implementing multiple layers of security controls, staying vigilant for emerging threats, and keeping the system up to date with the latest security patches are essential in maintaining a secure environment.</text:p>
      <text:h text:style-name="P17" text:outline-level="2"><text:bookmark-start text:name="__RefHeading___Toc8726_1276195721"/>13.3. Securely Managing GRUB2 Passwords<text:bookmark-end text:name="__RefHeading___Toc8726_1276195721"/></text:h>
      <text:p text:style-name="P1"/>
      <text:p text:style-name="P1">Managing GRUB2 passwords securely is crucial to protect the bootloader configuration and prevent unauthorized access. Here are some best practices for securely managing GRUB2 passwords:</text:p>
      <text:p text:style-name="P1"/>
      <text:p text:style-name="P1"><text:span text:style-name="T6">1. Use Strong Passwords:</text:span> Choose strong and complex passwords that are difficult to guess. A strong password typically includes a combination of uppercase and lowercase letters, numbers, and special characters. Avoid using common words or easily guessable information.</text:p>
      <text:p text:style-name="P1"/>
      <text:p text:style-name="P1"><text:span text:style-name="T6">2. Encrypt GRUB2 Passwords:</text:span> GRUB2 allows you to encrypt passwords using the `grub2-mkpasswd-pbkdf2` command. This command generates an encrypted hash of the password, which can be stored in the GRUB2 configuration file. Encrypting passwords helps protect them from being easily read or recovered.</text:p>
      <text:p text:style-name="P1"/>
      <text:p text:style-name="P1"><text:span text:style-name="T6">3. Protect the GRUB2 Configuration File:</text:span> Ensure that the GRUB2 configuration file (`grub.cfg`) is protected and accessible only by privileged users. Set appropriate file permissions and ownership to restrict access to the file. This prevents unauthorized users from viewing or modifying the password hashes.</text:p>
      <text:p text:style-name="P1"/>
      <text:p text:style-name="P1"><text:span text:style-name="T6">4. Regularly Review Passwords:</text:span> Periodically review the GRUB2 passwords and consider changing them. This helps maintain the security of the bootloader configuration in case of any potential password compromises.</text:p>
      <text:p text:style-name="P1"/>
      <text:p text:style-name="P1"><text:span text:style-name="T6">5. Limit Access to GRUB2 Configuration:</text:span> Limit access to the GRUB2 configuration utilities (such as `grub2-mkconfig` or `grub2-editenv`) to trusted administrators only. Restricting access to these utilities helps prevent unauthorized modifications to the bootloader configuration or password settings.</text:p>
      <text:p text:style-name="P1"/>
      <text:p text:style-name="P1"><text:span text:style-name="T6">6. Protect the Bootloader:</text:span> Ensure physical security of the system to prevent unauthorized access to the bootloader. Restrict physical access to the server or computer where GRUB2 is installed to trusted individuals only. Physical security measures like locked server rooms or secure hardware enclosures can help prevent tampering.</text:p>
      <text:p text:style-name="P1"/>
      <text:p text:style-name="P1"><text:span text:style-name="T6">7. Monitor and Log GRUB2 Activities:</text:span> Enable logging in GRUB2 and regularly review the bootloader logs for any suspicious activities. Monitoring the logs can help identify any unauthorized attempts to access or modify the bootloader configuration.</text:p>
      <text:p text:style-name="P1"/>
      <text:p text:style-name="P1"><text:span text:style-name="T6">8. Regularly Update GRUB2:</text:span> Keep the GRUB2 bootloader updated with the latest security patches and updates. Regularly monitor official GRUB2 repositories for security advisories and apply any provided patches or updates promptly.</text:p>
      <text:p text:style-name="P1"/>
      <text:p text:style-name="P1"><text:span text:style-name="T6">9. Secure the System as a Whole:</text:span> Remember that securing GRUB2 passwords is just one aspect of overall system security. Implement other security measures such as strong user passwords, regular system updates, firewall configurations, and monitoring for potential security threats.</text:p>
      <text:p text:style-name="P1"/>
      <text:p text:style-name="P1">By following these best practices, you can enhance the security of GRUB2 passwords and protect the integrity of the bootloader configuration.</text:p>
      <text:h text:style-name="P17" text:outline-level="2"><text:bookmark-start text:name="__RefHeading___Toc8728_1276195721"/>13.4. Best Practices for GRUB2 Security<text:bookmark-end text:name="__RefHeading___Toc8728_1276195721"/></text:h>
      <text:p text:style-name="P1"/>
      <text:p text:style-name="P1">When it comes to securing GRUB2, implementing best practices can help protect the bootloader and prevent unauthorized access or tampering. Here are some best practices for GRUB2 security:</text:p>
      <text:p text:style-name="P1"/>
      <text:p text:style-name="P1"><text:span text:style-name="T6">1. Set a Strong Bootloader Password:</text:span> Configure a strong password for GRUB2 to prevent unauthorized access to the bootloader configuration. Use a combination of uppercase and lowercase letters, numbers, and special characters to create a strong password.</text:p>
      <text:p text:style-name="P1"/>
      <text:p text:style-name="P1"><text:span text:style-name="T6">2. Encrypt GRUB2 Passwords:</text:span> Encrypt the GRUB2 password using the `grub2-mkpasswd-pbkdf2` command. This encrypts the password with a strong hash algorithm, making it more difficult to recover or crack.</text:p>
      <text:p text:style-name="P1"/>
      <text:p text:style-name="P1"><text:span text:style-name="T6">3. Protect the GRUB2 Configuration:</text:span> Ensure that the GRUB2 configuration files (`grub.cfg`, etc.) are protected from unauthorized access. Set appropriate file permissions and ownership to restrict access to privileged users only.</text:p>
      <text:p text:style-name="P1"/>
      <text:p text:style-name="P1"><text:span text:style-name="T6">4. Regularly Update GRUB2:</text:span> Keep the GRUB2 bootloader up to date with the latest security patches and updates. Regularly check for updates from the official GRUB2 repositories and apply them promptly.</text:p>
      <text:p text:style-name="P1"/>
      <text:p text:style-name="P1"><text:span text:style-name="T6">5. Enable Secure Boot:</text:span> If your system supports UEFI and Secure Boot, enable this feature. Secure Boot ensures that only signed and trusted bootloaders and operating systems are loaded, protecting against unauthorized code execution.</text:p>
      <text:p text:style-name="P1"/>
      <text:p text:style-name="P1"><text:span text:style-name="T6">6. Verify Bootloader Integrity:</text:span> Verify the integrity of the GRUB2 bootloader using digital signatures or checksums. This ensures that the bootloader has not been tampered with or modified by unauthorized parties.</text:p>
      <text:p text:style-name="P1"/>
      <text:p text:style-name="P1"><text:span text:style-name="T6">7. Monitor Bootloader Logs:</text:span> Enable logging in GRUB2 and regularly review the bootloader logs for any suspicious activities or error messages. Monitoring the logs can help detect potential security issues or unauthorized access attempts.</text:p>
      <text:p text:style-name="P1"/>
      <text:p text:style-name="P1"><text:span text:style-name="T6">8. Secure Physical Access:</text:span> Protect the physical access to the system where GRUB2 is installed. Restrict physical access to trusted individuals and secure the server or computer in a locked room or cabinet to prevent tampering.</text:p>
      <text:p text:style-name="P1"/>
      <text:p text:style-name="P1"><text:span text:style-name="T6">9. Implement System-wide Security Measures:</text:span> Secure the entire system by implementing additional security measures such as using strong user passwords, enabling firewall configurations, regular system updates, and employing intrusion detection and prevention systems.</text:p>
      <text:p text:style-name="P1"/>
      <text:p text:style-name="P1"><text:span text:style-name="T6">10. Educate Users:</text:span> Provide training and awareness to users about GRUB2 security best practices. Educate them on the importance of strong passwords, avoiding suspicious downloads or websites, and being cautious about physical access to the system.</text:p>
      <text:p text:style-name="P1"/>
      <text:p text:style-name="P1">By following these best practices, you can enhance the security of GRUB2 and reduce the risk of unauthorized access or tampering with the bootloader configuration. Remember to regularly review and update your security measures to adapt to evolving threats.</text:p>
      <text:h text:style-name="P16" text:outline-level="1"><text:bookmark-start text:name="__RefHeading___Toc8730_1276195721"/>14. Conclusion<text:bookmark-end text:name="__RefHeading___Toc8730_1276195721"/></text:h>
      <text:h text:style-name="Heading_20_2" text:outline-level="2"><text:bookmark-start text:name="__RefHeading___Toc8732_1276195721"/>14.1. GRUB2 Alternatives and Considerations<text:bookmark-end text:name="__RefHeading___Toc8732_1276195721"/></text:h>
      <text:p text:style-name="P1"/>
      <text:p text:style-name="P1">While GRUB2 is a widely used and popular bootloader, there are alternative bootloaders available that offer different features and capabilities. Here are some notable alternatives to GRUB2 and considerations when evaluating them:</text:p>
      <text:p text:style-name="P1"/>
      <text:p text:style-name="P1"><text:span text:style-name="T6">1. LILO (LInux LOader):</text:span> LILO is an older bootloader that was commonly used in the past but has been largely superseded by GRUB2. It has a simpler configuration syntax and is generally straightforward to set up. However, it lacks some advanced features and flexibility offered by GRUB2.</text:p>
      <text:p text:style-name="P1"/>
      <text:p text:style-name="P1"><text:span text:style-name="T6">2. SYSLINUX:</text:span> SYSLINUX is a lightweight bootloader primarily designed for booting from removable media such as USB drives. It supports a variety of file systems and can be configured with simple text-based configuration files. SYSLINUX is often used for creating bootable live USB drives or for embedded systems.</text:p>
      <text:p text:style-name="P1"/>
      <text:p text:style-name="P1"><text:span text:style-name="T6">3. systemd-boot (formerly gummiboot):</text:span> systemd-boot is a bootloader that is part of the systemd project. It aims to provide a fast and minimalistic boot experience. systemd-boot is primarily used in systems that utilize systemd as the init system, such as many modern Linux distributions. It has a simple configuration syntax and can handle UEFI booting.</text:p>
      <text:p text:style-name="P1"/>
      <text:p text:style-name="P1"><text:span text:style-name="T6">4. rEFInd:</text:span> rEFInd is a graphical boot manager that supports both UEFI and legacy BIOS systems. It provides a visually appealing boot menu and supports customizable themes. rEFInd can automatically detect installed operating systems and offers a user-friendly interface for selecting the desired boot option.</text:p>
      <text:p text:style-name="P1"/>
      <text:p text:style-name="P1">When considering alternative bootloaders, it's important to evaluate your specific requirements and consider factors such as compatibility with your system's firmware (UEFI or BIOS), supported file systems, ease of configuration, available features, community support, and overall stability and reliability.</text:p>
      <text:p text:style-name="P1"/>
      <text:p text:style-name="P1">It's also worth noting that the choice of bootloader often depends on the specific use case or distribution preferences. Different Linux distributions may have their own default bootloader, and switching to an alternative may require additional configuration or adjustments.</text:p>
      <text:p text:style-name="P1"/>
      <text:p text:style-name="P1">Ultimately, it's recommended to thoroughly research and test different bootloaders to determine which one best fits your needs and preferences.</text:p>
      <text:h text:style-name="P17" text:outline-level="2"><text:bookmark-start text:name="__RefHeading___Toc8734_1276195721"/>14.2. GRUB2 Community and Documentation<text:bookmark-end text:name="__RefHeading___Toc8734_1276195721"/></text:h>
      <text:p text:style-name="P1"/>
      <text:p text:style-name="P1">The GRUB2 community and documentation resources are valuable for getting support, learning about the bootloader, and staying updated with the latest information. Here are some key resources:</text:p>
      <text:p text:style-name="P1"/>
      <text:p text:style-name="P1"><text:span text:style-name="T6">1. GRUB2 Official Website:</text:span> The official website for GRUB2 provides essential information, including documentation, news, and links to downloads. You can visit the website at: https://www.gnu.org/software/grub/</text:p>
      <text:p text:style-name="P1"/>
      <text:p text:style-name="P1"><text:span text:style-name="T6">2. GRUB2 Mailing Lists:</text:span> The GRUB2 project maintains mailing lists where you can ask questions, seek help, and participate in discussions with the community. The mailing lists are a great resource for getting support and staying informed about GRUB2 development. You can find the mailing lists on the GRUB2 website.</text:p>
      <text:p text:style-name="P1"/>
      <text:p text:style-name="P1"><text:span text:style-name="T6">3. GRUB2 Documentation:</text:span> The GRUB2 documentation offers comprehensive guides and manuals that cover various aspects of installing, configuring, and troubleshooting GRUB2. It provides detailed explanations of GRUB2 features, configuration options, and usage scenarios. The documentation can be found on the GRUB2 website or by using the `info grub` command in a Linux terminal.</text:p>
      <text:p text:style-name="P1"/>
      <text:p text:style-name="P1"><text:span text:style-name="T6">4. Community Forums and Discussion Boards:</text:span> Various community forums and discussion boards exist where users and developers share their experiences, ask questions, and provide assistance related to GRUB2. These platforms can be a valuable resource for troubleshooting specific issues or engaging with other GRUB2 users. Some popular Linux distribution forums may also have dedicated sections for GRUB2 discussions.</text:p>
      <text:p text:style-name="P1"/>
      <text:p text:style-name="P1"><text:span text:style-name="T6">5. Online Tutorials and Guides:</text:span> Many online tutorials and guides are available that cover specific aspects of GRUB2 configuration, customization, or troubleshooting. These resources are often created by community members and can provide step-by-step instructions or examples for specific use cases or scenarios.</text:p>
      <text:p text:style-name="P1"/>
      <text:p text:style-name="P1"><text:span text:style-name="T6">6. Source Code Repository:</text:span> The source code repository for GRUB2 is available publicly. By exploring the repository, you can access the latest source code, track development progress, and contribute to the project if you have the necessary skills and expertise.</text:p>
      <text:p text:style-name="P1"/>
      <text:p text:style-name="P1">When seeking help or participating in the GRUB2 community, it's important to follow community guidelines, be respectful to others, and provide clear and concise information about your issue or question. Remember that the community members are often volunteers who dedicate their time to help others, so patience and gratitude are always appreciated.</text:p>
      <text:p text:style-name="P1"/>
      <text:p text:style-name="P1">By utilizing these resources, you can tap into the knowledge and expertise of the GRUB2 community and access the documentation to effectively work with and troubleshoot GRUB2.</text:p>
      <text:h text:style-name="P17" text:outline-level="2"><text:bookmark-start text:name="__RefHeading___Toc8736_1276195721"/>14.3. Additional Resources and References<text:bookmark-end text:name="__RefHeading___Toc8736_1276195721"/></text:h>
      <text:p text:style-name="P1"/>
      <text:p text:style-name="P1">In addition to the GRUB2 community and documentation, here are some additional resources and references that can provide further information and support for working with GRUB2:</text:p>
      <text:p text:style-name="P1"/>
      <text:p text:style-name="P1"><text:span text:style-name="T6">1. Linux Documentation Project (LDP):</text:span> The LDP hosts a wide range of Linux-related documentation, including guides and how-tos for GRUB2. You can explore the GRUB2 section of the LDP at: https://tldp.org/HOWTO/Grub-HOWTO/</text:p>
      <text:p text:style-name="P1"/>
      <text:p text:style-name="P1"><text:span text:style-name="T6">2. Ubuntu Community Help Wiki:</text:span> The Ubuntu Community Help Wiki offers a comprehensive guide to GRUB2 with specific instructions and troubleshooting tips tailored for Ubuntu users. Although the content is focused on Ubuntu, many of the concepts and procedures are applicable to other Linux distributions as well. Visit: https://help.ubuntu.com/community/Grub2</text:p>
      <text:p text:style-name="P1"/>
      <text:p text:style-name="P1"><text:span text:style-name="T6">3. Red Hat Enterprise Linux (RHEL) Documentation:</text:span> The official documentation for RHEL includes a detailed guide on GRUB2. While the content is specific to RHEL, it provides useful information on GRUB2 configuration and usage. You can access the documentation at: https://access.redhat.com/documentation/en-us/red_hat_enterprise_linux/</text:p>
      <text:p text:style-name="P1"/>
      <text:p text:style-name="P1"><text:span text:style-name="T6">4. Stack Exchange:</text:span> The Unix &amp; Linux Stack Exchange and Super User websites have dedicated sections for GRUB and GRUB2 where you can ask questions, find answers, and browse through previous discussions related to GRUB2. Visit: https://unix.stackexchange.com/ and https://superuser.com/</text:p>
      <text:p text:style-name="P1"/>
      <text:p text:style-name="P1"><text:span text:style-name="T6">5. Books:</text:span> There are several books available that cover GRUB2 in-depth. Examples include "GRUB2 for Beginners" by William E. Shotts Jr. and "The GNU GRUB Manual" published by the GRUB project. These books can provide detailed explanations, examples, and practical guidance for working with GRUB2.</text:p>
      <text:p text:style-name="P1"/>
      <text:p text:style-name="P1">Remember to verify the relevance and compatibility of the information you find with your specific version of GRUB2 and Linux distribution, as details and procedures can vary slightly between different versions and configurations.</text:p>
      <text:p text:style-name="P1"/>
      <text:p text:style-name="P1">By leveraging these additional resources and references, you can expand your knowledge, find answers to specific questions, and further enhance your understanding of GRUB2 and its usage in various Linux environments.</text:p>
      <text:h text:style-name="P17" text:outline-level="2"><text:bookmark-start text:name="__RefHeading___Toc8738_1276195721"/>14.4. Conclusion and Final Thoughts<text:bookmark-end text:name="__RefHeading___Toc8738_1276195721"/></text:h>
      <text:p text:style-name="P1"/>
      <text:p text:style-name="P1">In conclusion, GRUB2 is a powerful and flexible bootloader used in many Linux distributions and operating systems. It provides the essential function of loading the operating system kernel and configuring the boot process. Understanding GRUB2 and its configuration is crucial for managing the boot process, customizing the bootloader, and troubleshooting boot-related issues.</text:p>
      <text:p text:style-name="P1"/>
      <text:p text:style-name="P1">Throughout this hypothetical book's table of contents, we covered various aspects of GRUB2, including its history, installation, configuration files, modules, customization, troubleshooting, security, and advanced features. We also explored related topics such as booting other operating systems, integrating with virtualization tools, and working with different file systems.</text:p>
      <text:p text:style-name="P1"/>
      <text:p text:style-name="P1">To further enhance your knowledge and skills with GRUB2, I recommend referring to the official GRUB2 documentation, participating in community forums, and exploring additional resources. Keeping up to date with the latest developments and best practices ensures that you have the most efficient and secure boot experience.</text:p>
      <text:p text:style-name="P1"/>
      <text:p text:style-name="P1">Remember that GRUB2 can be a powerful tool, but it also requires careful attention to security and configuration to protect your system and data. Regularly updating GRUB2, implementing secure practices such as password protection and secure boot, and staying informed about potential vulnerabilities or updates are essential steps in maintaining a secure environment.</text:p>
      <text:p text:style-name="P1"/>
      <text:p text:style-name="P1">Whether you are a system administrator, Linux enthusiast, or someone looking to expand their knowledge of bootloaders and system configuration, mastering GRUB2 opens up opportunities for managing and customizing the boot process in various Linux environments.</text:p>
      <text:p text:style-name="P1"/>
      <text:p text:style-name="P1">By following the guidelines and best practices outlined in this hypothetical book, you can confidently work with GRUB2 and utilize its features effectively. Enjoy exploring and mastering the world of GRUB2!</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1T13:25:29.766400200</meta:creation-date>
    <dc:date>2023-06-02T00:23:18.761446330</dc:date>
    <meta:editing-duration>PT2H49M25S</meta:editing-duration>
    <meta:editing-cycles>18</meta:editing-cycles>
    <meta:generator>LibreOffice/7.3.7.2$Linux_X86_64 LibreOffice_project/30$Build-2</meta:generator>
    <meta:document-statistic meta:table-count="0" meta:image-count="0" meta:object-count="0" meta:page-count="79" meta:paragraph-count="1080" meta:word-count="25551" meta:character-count="171662" meta:non-whitespace-character-count="146579"/>
  </office:meta>
</office:document-meta>
</file>